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8229166666666666in"/>
    </style:style>
    <style:style style:name="co3" style:family="table-column">
      <style:table-column-properties fo:break-before="auto" style:column-width="4.15625in"/>
    </style:style>
    <style:style style:name="co4" style:family="table-column">
      <style:table-column-properties fo:break-before="auto" style:column-width="4.656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Date</text:p>
          </table:table-cell>
          <table:table-cell table:style-name="ce21" office:value-type="string">
            <text:p>Offense</text:p>
          </table:table-cell>
          <table:table-cell table:style-name="ce21" office:value-type="string">
            <text:p>Street</text:p>
          </table:table-cell>
          <table:table-cell table:style-name="ce21" office:value-type="string">
            <text:p>Sub</text:p>
          </table:table-cell>
          <table:table-cell table:style-name="ce21" office:value-type="string">
            <text:p>Zip</text:p>
          </table:table-cell>
          <table:table-cell table:style-name="ce21" office:value-type="string">
            <text:p>Area</text:p>
          </table:table-cell>
        </table:table-row>
        <table:table-row table:style-name="ro2">
          <table:table-cell table:style-name="ce22" office:value-type="date" office:date-value="2003-09-03T00:00:00">
            <text:p>9/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ALBACORE DRIVE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20T00:00:00">
            <text:p>9/20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ALBACORE DRIVE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30T00:00:00">
            <text:p>9/30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ALBACORE DRIVE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9T00:00:00">
            <text:p>11/2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ALBACORE DRIVE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14T00:00:00">
            <text:p>10/14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ALBACORE DRIVE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17T00:00:00">
            <text:p>9/17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ALBACORE DRIVE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26T00:00:00">
            <text:p>8/26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ALBACORE DRIVE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29T00:00:00">
            <text:p>8/29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ALBACORE DRIVE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4T00:00:00">
            <text:p>10/4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ALICE COURT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24T00:00:00">
            <text:p>12/24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ALICE COURT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19T00:00:00">
            <text:p>4/19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ALLEN HARRIS DRIVE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20T00:00:00">
            <text:p>4/20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ALLEN HARRIS DRIVE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04T00:00:00">
            <text:p>4/4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ALLEN HARRIS DRIVE &amp; OLD YORK HAM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24T00:00:00">
            <text:p>2/24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ALLEN`S MILL ROAD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06T00:00:00">
            <text:p>7/6/2003</text:p>
          </table:table-cell>
          <table:table-cell table:style-name="ce21" office:value-type="string">
            <text:p>ATTEMPTED SUICIDE</text:p>
          </table:table-cell>
          <table:table-cell table:style-name="ce21" office:value-type="string">
            <text:p>ALLENS MILL ROAD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18T00:00:00">
            <text:p>2/1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ALLENS MILL ROAD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25T00:00:00">
            <text:p>2/25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ALLENS MILL ROAD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16T00:00:00">
            <text:p>11/16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ALLENS MILL ROAD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6T00:00:00">
            <text:p>11/26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ALLENS MILL ROAD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19T00:00:00">
            <text:p>11/19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ALLENS MILL ROAD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21T00:00:00">
            <text:p>8/21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ALLENS MILL ROAD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26T00:00:00">
            <text:p>1/26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ALLENS MILL ROAD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22T00:00:00">
            <text:p>8/22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ALLENS MILL ROAD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08T00:00:00">
            <text:p>5/8/2003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ALLENS MILL ROAD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13T00:00:00">
            <text:p>5/13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ALLENS MILL ROAD &amp; WOLFTRAP ROAD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13T00:00:00">
            <text:p>10/1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ANCHOR DRIVE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13T00:00:00">
            <text:p>2/1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ANDREWS CROSSING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08T00:00:00">
            <text:p>4/8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ANDREWS CROSSING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08T00:00:00">
            <text:p>4/8/2003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ANDREWS CROSSING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14T00:00:00">
            <text:p>7/14/2003</text:p>
          </table:table-cell>
          <table:table-cell table:style-name="ce21" office:value-type="string">
            <text:p>ASSAULT &amp; BATTERY -POLICE OFCR OR FIREFIGHTER</text:p>
          </table:table-cell>
          <table:table-cell table:style-name="ce21" office:value-type="string">
            <text:p>ARTILLERY ROAD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14T00:00:00">
            <text:p>7/14/2003</text:p>
          </table:table-cell>
          <table:table-cell table:style-name="ce21" office:value-type="string">
            <text:p>BRANDISHING FIREARM</text:p>
          </table:table-cell>
          <table:table-cell table:style-name="ce21" office:value-type="string">
            <text:p>ARTILLERY ROAD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14T00:00:00">
            <text:p>7/14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ARTILLERY ROAD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10T00:00:00">
            <text:p>6/10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ASPEN BLV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11T00:00:00">
            <text:p>12/11/2003</text:p>
          </table:table-cell>
          <table:table-cell table:style-name="ce21" office:value-type="string">
            <text:p>IDENTITY FRAUD</text:p>
          </table:table-cell>
          <table:table-cell table:style-name="ce21" office:value-type="string">
            <text:p>ASPEN BLV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31T00:00:00">
            <text:p>10/3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AUSTIN POINT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03T00:00:00">
            <text:p>10/3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AILEY DRIVE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9-28T00:00:00">
            <text:p>9/2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AILEY ROAD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24T00:00:00">
            <text:p>6/24/2003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BAILEY ROAD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2-04T00:00:00">
            <text:p>2/4/2003</text:p>
          </table:table-cell>
          <table:table-cell table:style-name="ce21" office:value-type="string">
            <text:p>ABUSE AND NEGLECT OF CHILDREN</text:p>
          </table:table-cell>
          <table:table-cell table:style-name="ce21" office:value-type="string">
            <text:p>BARCROFT DRIV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4T00:00:00">
            <text:p>8/14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ARCROFT DRIV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08T00:00:00">
            <text:p>8/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ARCROFT DRIV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04T00:00:00">
            <text:p>1/4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ARCROFT DRIV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14T00:00:00">
            <text:p>7/14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ARCROFT DRIV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4T00:00:00">
            <text:p>8/14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BARCROFT DRIV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4T00:00:00">
            <text:p>8/14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BARCROFT DRIV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05T00:00:00">
            <text:p>11/5/2003</text:p>
          </table:table-cell>
          <table:table-cell table:style-name="ce21" office:value-type="string">
            <text:p>LOST PROPERTY</text:p>
          </table:table-cell>
          <table:table-cell table:style-name="ce21" office:value-type="string">
            <text:p>BARCROFT DRIV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13T00:00:00">
            <text:p>5/13/2003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BARCROFT DRIV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18T00:00:00">
            <text:p>5/18/2003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BARCROFT DRIV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01T00:00:00">
            <text:p>3/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ARFLEUR PLACE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10T00:00:00">
            <text:p>5/10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BARFLEUR PLACE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10T00:00:00">
            <text:p>5/10/2003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BARFLEUR PLACE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01T00:00:00">
            <text:p>3/1/2003</text:p>
          </table:table-cell>
          <table:table-cell table:style-name="ce21" office:value-type="string">
            <text:p>ELUDING POLICE</text:p>
          </table:table-cell>
          <table:table-cell table:style-name="ce21" office:value-type="string">
            <text:p>BARFLUER PLACE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01T00:00:00">
            <text:p>3/1/2003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BARFLUER PLACE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01T00:00:00">
            <text:p>3/1/2003</text:p>
          </table:table-cell>
          <table:table-cell table:style-name="ce21" office:value-type="string">
            <text:p>RECKLESS - GENERAL</text:p>
          </table:table-cell>
          <table:table-cell table:style-name="ce21" office:value-type="string">
            <text:p>BARFLUER PLACE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01T00:00:00">
            <text:p>7/1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BARN SWALLOW RIDG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03T00:00:00">
            <text:p>11/3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ARNSWALLOW RIDG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16T00:00:00">
            <text:p>12/16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ATTLE ROA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9T00:00:00">
            <text:p>12/9/2003</text:p>
          </table:table-cell>
          <table:table-cell table:style-name="ce21" office:value-type="string">
            <text:p>DEATH INVESTIGATION</text:p>
          </table:table-cell>
          <table:table-cell table:style-name="ce21" office:value-type="string">
            <text:p>BATTLE ROA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26T00:00:00">
            <text:p>5/26/2003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BATTLE ROA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26T00:00:00">
            <text:p>5/26/2003</text:p>
          </table:table-cell>
          <table:table-cell table:style-name="ce21" office:value-type="string">
            <text:p>TOBACCO PRODUCTS - POSSESSION OF PRODUCT BY PERSONBATTLE ROAD</text:p>
          </table:table-cell>
          <table:table-cell table:style-name="ce21"/>
          <table:table-cell table:style-name="ce21" office:value-type="float" office:value="8">
            <text:p>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26T00:00:00">
            <text:p>5/26/2003</text:p>
          </table:table-cell>
          <table:table-cell table:style-name="ce21" office:value-type="string">
            <text:p>UNLAWFUL PURCHASE OR POSSESS ALCOHOLIC BEVERAGEBATTLE ROAD</text:p>
          </table:table-cell>
          <table:table-cell table:style-name="ce21"/>
          <table:table-cell table:style-name="ce21" office:value-type="float" office:value="8">
            <text:p>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27T00:00:00">
            <text:p>5/27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AYVIEW DRIVE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13T00:00:00">
            <text:p>6/13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AYVIEW DRIVE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13T00:00:00">
            <text:p>8/13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BEATIES ROAD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4T00:00:00">
            <text:p>8/14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EATTIES LANDING ROAD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29T00:00:00">
            <text:p>12/29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EECHAM &amp; SHOWALTER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13T00:00:00">
            <text:p>10/13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EECHAM DRIVE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13T00:00:00">
            <text:p>10/13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BEECHAM DRIVE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05T00:00:00">
            <text:p>10/5/2003</text:p>
          </table:table-cell>
          <table:table-cell table:style-name="ce21" office:value-type="string">
            <text:p>MISSING PERSON</text:p>
          </table:table-cell>
          <table:table-cell table:style-name="ce21" office:value-type="string">
            <text:p>BEECHAM DRIVE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28T00:00:00">
            <text:p>11/2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EECHWOOD DRIVE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05T00:00:00">
            <text:p>12/5/2003</text:p>
          </table:table-cell>
          <table:table-cell table:style-name="ce21" office:value-type="string">
            <text:p>RAPE</text:p>
          </table:table-cell>
          <table:table-cell table:style-name="ce21" office:value-type="string">
            <text:p>BELL HILL DRIV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16T00:00:00">
            <text:p>12/16/2003</text:p>
          </table:table-cell>
          <table:table-cell table:style-name="ce21" office:value-type="string">
            <text:p>THREATEN BODILY HARM</text:p>
          </table:table-cell>
          <table:table-cell table:style-name="ce21" office:value-type="string">
            <text:p>BELL HILL ROA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08T00:00:00">
            <text:p>8/8/2003</text:p>
          </table:table-cell>
          <table:table-cell table:style-name="ce21" office:value-type="string">
            <text:p>POSSESSION OF CONTROLLED SUBSTANCES</text:p>
          </table:table-cell>
          <table:table-cell table:style-name="ce21" office:value-type="string">
            <text:p>BELVIN LANE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27T00:00:00">
            <text:p>8/27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BLAIR DRIVE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19T00:00:00">
            <text:p>12/19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BLUE HERON DRIVE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19T00:00:00">
            <text:p>12/19/2003</text:p>
          </table:table-cell>
          <table:table-cell table:style-name="ce21" office:value-type="string">
            <text:p>BRANDISHING FIREARM</text:p>
          </table:table-cell>
          <table:table-cell table:style-name="ce21" office:value-type="string">
            <text:p>BLUE HERON DRIVE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9T00:00:00">
            <text:p>11/29/2003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BLUE HERON DRIVE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08T00:00:00">
            <text:p>4/8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BOATHOUSE COVE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01T00:00:00">
            <text:p>3/1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OLIVAR DRIVE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30T00:00:00">
            <text:p>7/30/2003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BOLIVAR DRIVE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9T00:00:00">
            <text:p>10/9/2003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BONITO DRIVE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21T00:00:00">
            <text:p>12/21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RADLEY DRIVE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5T00:00:00">
            <text:p>10/5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RADLEY DRIVE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5T00:00:00">
            <text:p>10/5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BRADLEY DRIVE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5T00:00:00">
            <text:p>10/5/2003</text:p>
          </table:table-cell>
          <table:table-cell table:style-name="ce21" office:value-type="string">
            <text:p>CARNAL KNOWLEDGE OF A MINOR</text:p>
          </table:table-cell>
          <table:table-cell table:style-name="ce21" office:value-type="string">
            <text:p>BRAIN WESLY CT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9-25T00:00:00">
            <text:p>9/25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RANDON WAY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16T00:00:00">
            <text:p>3/16/2003</text:p>
          </table:table-cell>
          <table:table-cell table:style-name="ce21" office:value-type="string">
            <text:p>GRAFFITI ,PRIVATE PROPERTY</text:p>
          </table:table-cell>
          <table:table-cell table:style-name="ce21" office:value-type="string">
            <text:p>BRANDON WAY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2-12T00:00:00">
            <text:p>2/12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BRANDON WAY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01T00:00:00">
            <text:p>1/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RANDYWINE DRIV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2-21T00:00:00">
            <text:p>2/2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RANDYWINE DRIV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06T00:00:00">
            <text:p>7/6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BRANDYWINE DRIV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20T00:00:00">
            <text:p>5/20/2003</text:p>
          </table:table-cell>
          <table:table-cell table:style-name="ce21" office:value-type="string">
            <text:p>OBSCENE/THREATENING PHONE CALL</text:p>
          </table:table-cell>
          <table:table-cell table:style-name="ce21" office:value-type="string">
            <text:p>BRANDYWINE DRIV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07T00:00:00">
            <text:p>7/7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BRANDYWINE DRIV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2-27T00:00:00">
            <text:p>2/27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REEZY POINT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28T00:00:00">
            <text:p>11/28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REEZY POINT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28T00:00:00">
            <text:p>11/28/2003</text:p>
          </table:table-cell>
          <table:table-cell table:style-name="ce21" office:value-type="string">
            <text:p>UNLAWFUL PURCHASE OR POSSESS ALCOHOLIC BEVERAGEBREEZY POINT</text:p>
          </table:table-cell>
          <table:table-cell table:style-name="ce21"/>
          <table:table-cell table:style-name="ce21" office:value-type="float" office:value="13">
            <text:p>1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2-13T00:00:00">
            <text:p>2/13/2003</text:p>
          </table:table-cell>
          <table:table-cell table:style-name="ce21" office:value-type="string">
            <text:p>ATTEMPTED SUICIDE</text:p>
          </table:table-cell>
          <table:table-cell table:style-name="ce21" office:value-type="string">
            <text:p>BREEZY POINT DRIV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9-14T00:00:00">
            <text:p>9/14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REEZY POINT DRIV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18T00:00:00">
            <text:p>6/18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BREEZY POINT DRIV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19T00:00:00">
            <text:p>12/19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RIAN WESLEY COURT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03T00:00:00">
            <text:p>5/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RIARWOOD PLACE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03T00:00:00">
            <text:p>8/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RIDGE CROSSING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03T00:00:00">
            <text:p>8/3/2003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BRIDGE CROSSING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06T00:00:00">
            <text:p>7/6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BRIDGE CROSSING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12T00:00:00">
            <text:p>4/12/2003</text:p>
          </table:table-cell>
          <table:table-cell table:style-name="ce21" office:value-type="string">
            <text:p>OBSCENE/THREATENING PHONE CALL</text:p>
          </table:table-cell>
          <table:table-cell table:style-name="ce21" office:value-type="string">
            <text:p>BRIDGE CROSSING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03T00:00:00">
            <text:p>8/3/2003</text:p>
          </table:table-cell>
          <table:table-cell table:style-name="ce21" office:value-type="string">
            <text:p>UNLAWFUL PURCHASE OR POSSESS ALCOHOLIC BEVERAGEBRIDGE CROSSING</text:p>
          </table:table-cell>
          <table:table-cell table:style-name="ce21"/>
          <table:table-cell table:style-name="ce21" office:value-type="float" office:value="15">
            <text:p>1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03T00:00:00">
            <text:p>8/3/2003</text:p>
          </table:table-cell>
          <table:table-cell table:style-name="ce21" office:value-type="string">
            <text:p>UNLAWFUL PURCHASE OR POSSESS ALCOHOLIC BEVERAGEBRIDGE CROSSING</text:p>
          </table:table-cell>
          <table:table-cell table:style-name="ce21"/>
          <table:table-cell table:style-name="ce21" office:value-type="float" office:value="15">
            <text:p>1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8T00:00:00">
            <text:p>8/18/2003</text:p>
          </table:table-cell>
          <table:table-cell table:style-name="ce21" office:value-type="string">
            <text:p>CREDIT CARD THEFT</text:p>
          </table:table-cell>
          <table:table-cell table:style-name="ce21" office:value-type="string">
            <text:p>BROKENBRIDGE ROA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03T00:00:00">
            <text:p>1/3/2003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BROOK LANE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28T00:00:00">
            <text:p>1/2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ROOK LANE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14T00:00:00">
            <text:p>10/14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ROOK LANE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28T00:00:00">
            <text:p>12/28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ROOK LANE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02T00:00:00">
            <text:p>5/2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ROOK LANE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03T00:00:00">
            <text:p>1/3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BROOK LANE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20T00:00:00">
            <text:p>8/20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BROOK ROA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05T00:00:00">
            <text:p>7/5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UCKINGHAM DRIV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4T00:00:00">
            <text:p>11/24/2003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BURNT BRIDGE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02T00:00:00">
            <text:p>5/2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URNT BRIDGE WA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01T00:00:00">
            <text:p>11/1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URNT BRIDGE WA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16T00:00:00">
            <text:p>1/16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URNT RUN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04T00:00:00">
            <text:p>3/4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URNT RUN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21T00:00:00">
            <text:p>10/21/2003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BURTS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21T00:00:00">
            <text:p>10/21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BURTS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21T00:00:00">
            <text:p>10/21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BURTS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30T00:00:00">
            <text:p>7/30/2003</text:p>
          </table:table-cell>
          <table:table-cell table:style-name="ce21" office:value-type="string">
            <text:p>LOST PROPERTY</text:p>
          </table:table-cell>
          <table:table-cell table:style-name="ce21" office:value-type="string">
            <text:p>BURTS ROAD &amp; VIRGINIA LAN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17T00:00:00">
            <text:p>5/17/2003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ARLTON DRIV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25T00:00:00">
            <text:p>7/25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CAROL DRIV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9T00:00:00">
            <text:p>7/29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CAROL DRIV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12T00:00:00">
            <text:p>6/12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ARRAWAY TERRAC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24T00:00:00">
            <text:p>1/24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CARRAWAY TERRAC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18T00:00:00">
            <text:p>3/18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CARRAWAY TERRAC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25T00:00:00">
            <text:p>1/25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CARRAWAY TERRAC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12T00:00:00">
            <text:p>12/12/2003</text:p>
          </table:table-cell>
          <table:table-cell table:style-name="ce21" office:value-type="string">
            <text:p>UNAUTHORIZED USE OF VEHICLE</text:p>
          </table:table-cell>
          <table:table-cell table:style-name="ce21" office:value-type="string">
            <text:p>CARRAWAY TERRAC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07T00:00:00">
            <text:p>12/7/2003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CARVER PLA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17T00:00:00">
            <text:p>7/17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ARVER PLA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3T00:00:00">
            <text:p>7/2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ARVER PLA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3T00:00:00">
            <text:p>7/2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ARVER PLA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7T00:00:00">
            <text:p>8/17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ARVER PLA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6T00:00:00">
            <text:p>11/26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ARVER PLA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7T00:00:00">
            <text:p>12/7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ARVER PLA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21T00:00:00">
            <text:p>1/21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ARVER PLA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7T00:00:00">
            <text:p>12/7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CARVER PLA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5T00:00:00">
            <text:p>11/25/2003</text:p>
          </table:table-cell>
          <table:table-cell table:style-name="ce21" office:value-type="string">
            <text:p>UNAUTHORIZED USE OF VEHICLE</text:p>
          </table:table-cell>
          <table:table-cell table:style-name="ce21" office:value-type="string">
            <text:p>CARVER PLA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01T00:00:00">
            <text:p>3/1/2003</text:p>
          </table:table-cell>
          <table:table-cell table:style-name="ce21" office:value-type="string">
            <text:p>THREATEN BODILY HARM</text:p>
          </table:table-cell>
          <table:table-cell table:style-name="ce21" office:value-type="string">
            <text:p>CASTELLOW ROAD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24T00:00:00">
            <text:p>7/24/2003</text:p>
          </table:table-cell>
          <table:table-cell table:style-name="ce21" office:value-type="string">
            <text:p>ASSAULT, AGGRAVATED, DOMESTIC</text:p>
          </table:table-cell>
          <table:table-cell table:style-name="ce21" office:value-type="string">
            <text:p>CAVALIER DRIVE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24T00:00:00">
            <text:p>7/24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CAVALIER DRIVE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01T00:00:00">
            <text:p>8/1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CAVALIER DRIVE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29T00:00:00">
            <text:p>11/29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AVALIER DRIVE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06T00:00:00">
            <text:p>11/6/2003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CAVALIER DRIVE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02T00:00:00">
            <text:p>6/2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AVALIER ROAD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10T00:00:00">
            <text:p>10/10/2003</text:p>
          </table:table-cell>
          <table:table-cell table:style-name="ce21" office:value-type="string">
            <text:p>AGGRAVATED SEXUAL BATTERY</text:p>
          </table:table-cell>
          <table:table-cell table:style-name="ce21" office:value-type="string">
            <text:p>CHARLES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11T00:00:00">
            <text:p>12/1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HARLES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29T00:00:00">
            <text:p>11/2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HARLES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01T00:00:00">
            <text:p>7/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HESTNUT COURT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2-19T00:00:00">
            <text:p>2/19/2003</text:p>
          </table:table-cell>
          <table:table-cell table:style-name="ce21" office:value-type="string">
            <text:p>DEAD ON ARRIVAL</text:p>
          </table:table-cell>
          <table:table-cell table:style-name="ce21" office:value-type="string">
            <text:p>CHESTNUT COURT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20T00:00:00">
            <text:p>6/20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CHINABERRY WAY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19T00:00:00">
            <text:p>3/19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HISMAN LANDING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8T00:00:00">
            <text:p>8/18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HISMAN LANDING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02T00:00:00">
            <text:p>11/2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HISMAN LANDING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01T00:00:00">
            <text:p>8/1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CHISMAN LANDING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11T00:00:00">
            <text:p>5/11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CHISMAN LANDING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02T00:00:00">
            <text:p>11/2/2003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CHISMAN LANDING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20T00:00:00">
            <text:p>6/20/2003</text:p>
          </table:table-cell>
          <table:table-cell table:style-name="ce21" office:value-type="string">
            <text:p>ABUSE AND NEGLECT OF CHILDREN</text:p>
          </table:table-cell>
          <table:table-cell table:style-name="ce21" office:value-type="string">
            <text:p>CHOISY CRESCENT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09T00:00:00">
            <text:p>4/9/2003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CHOISY CRESCENT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05T00:00:00">
            <text:p>12/5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HOISY CRESCENT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22T00:00:00">
            <text:p>12/22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HOISY CRESCENT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9-26T00:00:00">
            <text:p>9/26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CHOISY CRESENT &amp; CONSTITUION DRIV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24T00:00:00">
            <text:p>11/24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LAXTON CREEK ROAD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3T00:00:00">
            <text:p>12/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LAXTON CREEK ROAD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24T00:00:00">
            <text:p>8/24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LAXTON CREEK ROAD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7T00:00:00">
            <text:p>12/7/2003</text:p>
          </table:table-cell>
          <table:table-cell table:style-name="ce21" office:value-type="string">
            <text:p>THREATEN BODILY HARM</text:p>
          </table:table-cell>
          <table:table-cell table:style-name="ce21" office:value-type="string">
            <text:p>CLAXTON CREEK ROAD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7T00:00:00">
            <text:p>8/17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COBIA DRIVE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3T00:00:00">
            <text:p>8/13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COLBERTS TRACE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01T00:00:00">
            <text:p>6/1/2003</text:p>
          </table:table-cell>
          <table:table-cell table:style-name="ce21" office:value-type="string">
            <text:p>NO DRIVERS LICENSE</text:p>
          </table:table-cell>
          <table:table-cell table:style-name="ce21" office:value-type="string">
            <text:p>CONSTITUTION &amp; GRAFTON STATION W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01T00:00:00">
            <text:p>6/1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CONSTITUTION &amp; GRAFTON STATION W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19T00:00:00">
            <text:p>6/19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COPELAND LANE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19T00:00:00">
            <text:p>9/19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COPELAND LANE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10T00:00:00">
            <text:p>11/10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OPELAND LANE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04T00:00:00">
            <text:p>8/4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OPELAND LANE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27T00:00:00">
            <text:p>8/27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OPELAND LANE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2T00:00:00">
            <text:p>12/2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CRESTWOOD COURT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3T00:00:00">
            <text:p>8/1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RESTWOOD COURT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8T00:00:00">
            <text:p>8/1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YPRESS CROSSING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3T00:00:00">
            <text:p>8/13/2003</text:p>
          </table:table-cell>
          <table:table-cell table:style-name="ce21" office:value-type="string">
            <text:p>OBSCENE/THREATENING PHONE CALL</text:p>
          </table:table-cell>
          <table:table-cell table:style-name="ce21" office:value-type="string">
            <text:p>CYPRESS CROSSING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3T00:00:00">
            <text:p>8/13/2003</text:p>
          </table:table-cell>
          <table:table-cell table:style-name="ce21" office:value-type="string">
            <text:p>STALKING</text:p>
          </table:table-cell>
          <table:table-cell table:style-name="ce21" office:value-type="string">
            <text:p>CYPRESS CROSSING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19T00:00:00">
            <text:p>2/1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DANDY HAVEN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07T00:00:00">
            <text:p>2/7/2003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DANDY LOOP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14T00:00:00">
            <text:p>12/14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DANDY LOOP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19T00:00:00">
            <text:p>3/1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DANDY LOOP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09T00:00:00">
            <text:p>6/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DANDY LOOP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19T00:00:00">
            <text:p>10/1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DANDY LOOP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25T00:00:00">
            <text:p>1/25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DANDY LOOP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7T00:00:00">
            <text:p>10/7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DANDY LOOP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09T00:00:00">
            <text:p>2/9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DANDY LOOP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27T00:00:00">
            <text:p>6/27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DANDY LOOP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6T00:00:00">
            <text:p>10/6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DANDY LOOP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6T00:00:00">
            <text:p>10/6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DANDY LOOP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06T00:00:00">
            <text:p>1/6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DANDY LOOP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5T00:00:00">
            <text:p>3/25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DANDY LOOP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10T00:00:00">
            <text:p>11/10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DANDY LOOP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5T00:00:00">
            <text:p>10/5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DANDY LOOP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5T00:00:00">
            <text:p>10/5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DANDY LOOP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7T00:00:00">
            <text:p>3/27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DANDY LOOP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08T00:00:00">
            <text:p>9/8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DANDY LOOP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6T00:00:00">
            <text:p>10/6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DANDY LOOP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10T00:00:00">
            <text:p>10/10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DANDY LOOP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6T00:00:00">
            <text:p>10/6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DANDY LOOP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24T00:00:00">
            <text:p>4/24/2003</text:p>
          </table:table-cell>
          <table:table-cell table:style-name="ce21" office:value-type="string">
            <text:p>LOST PROPERTY</text:p>
          </table:table-cell>
          <table:table-cell table:style-name="ce21" office:value-type="string">
            <text:p>DANDY LOOP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6T00:00:00">
            <text:p>8/16/2003</text:p>
          </table:table-cell>
          <table:table-cell table:style-name="ce21" office:value-type="string">
            <text:p>MAIMING</text:p>
          </table:table-cell>
          <table:table-cell table:style-name="ce21" office:value-type="string">
            <text:p>DANDY LOOP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7T00:00:00">
            <text:p>10/7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DANDY LOOP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27T00:00:00">
            <text:p>9/27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DANDY VIEW LANE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15T00:00:00">
            <text:p>2/15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DANDYHAVEN LANE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03T00:00:00">
            <text:p>3/3/2003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DAPHNE DRIVE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28T00:00:00">
            <text:p>2/28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DAPHNE DRIVE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0T00:00:00">
            <text:p>3/20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DAPHNE DRIVE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03T00:00:00">
            <text:p>3/3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DAPHNE DRIVE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29T00:00:00">
            <text:p>5/29/2003</text:p>
          </table:table-cell>
          <table:table-cell table:style-name="ce21" office:value-type="string">
            <text:p>AGGRAVATED SEXUAL BATTERY -VICTIM UNDER 13 YRS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19T00:00:00">
            <text:p>4/19/2003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09T00:00:00">
            <text:p>3/9/2003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04T00:00:00">
            <text:p>4/4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09T00:00:00">
            <text:p>5/9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27T00:00:00">
            <text:p>5/27/2003</text:p>
          </table:table-cell>
          <table:table-cell table:style-name="ce21" office:value-type="string">
            <text:p>BOMB THREATS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18T00:00:00">
            <text:p>8/18/2003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9-20T00:00:00">
            <text:p>9/20/2003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24T00:00:00">
            <text:p>10/24/2003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02T00:00:00">
            <text:p>11/2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11T00:00:00">
            <text:p>1/1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03T00:00:00">
            <text:p>1/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09T00:00:00">
            <text:p>3/9/2003</text:p>
          </table:table-cell>
          <table:table-cell table:style-name="ce21" office:value-type="string">
            <text:p>CRUELTY TO ANIMALS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28T00:00:00">
            <text:p>7/28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9-20T00:00:00">
            <text:p>9/20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24T00:00:00">
            <text:p>10/24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03T00:00:00">
            <text:p>11/3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22T00:00:00">
            <text:p>5/22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16T00:00:00">
            <text:p>11/16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14T00:00:00">
            <text:p>3/14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11T00:00:00">
            <text:p>10/11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11T00:00:00">
            <text:p>4/11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03T00:00:00">
            <text:p>5/3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09T00:00:00">
            <text:p>10/9/2003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29T00:00:00">
            <text:p>8/29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18T00:00:00">
            <text:p>8/18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24T00:00:00">
            <text:p>10/24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18T00:00:00">
            <text:p>3/18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18T00:00:00">
            <text:p>3/18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08T00:00:00">
            <text:p>5/8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01T00:00:00">
            <text:p>7/1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5T00:00:00">
            <text:p>8/15/2003</text:p>
          </table:table-cell>
          <table:table-cell table:style-name="ce21" office:value-type="string">
            <text:p>MANUF, SALE, POSS CONTROL SUBST -SCHED III,IV,V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17T00:00:00">
            <text:p>3/17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24T00:00:00">
            <text:p>4/24/2003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16T00:00:00">
            <text:p>4/16/2003</text:p>
          </table:table-cell>
          <table:table-cell table:style-name="ce21" office:value-type="string">
            <text:p>OBSCENE/THREATENING PHONE CALL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11T00:00:00">
            <text:p>6/11/2003</text:p>
          </table:table-cell>
          <table:table-cell table:style-name="ce21" office:value-type="string">
            <text:p>OBSCENE/THREATENING PHONE CALL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16T00:00:00">
            <text:p>12/16/2003</text:p>
          </table:table-cell>
          <table:table-cell table:style-name="ce21" office:value-type="string">
            <text:p>OVERDOSE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16T00:00:00">
            <text:p>5/16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20T00:00:00">
            <text:p>9/20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9T00:00:00">
            <text:p>10/9/2003</text:p>
          </table:table-cell>
          <table:table-cell table:style-name="ce21" office:value-type="string">
            <text:p>POSSESSION OF CONTROLLED SUBSTANCES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22T00:00:00">
            <text:p>5/22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03T00:00:00">
            <text:p>5/3/2003</text:p>
          </table:table-cell>
          <table:table-cell table:style-name="ce21" office:value-type="string">
            <text:p>REFUSE BLOOD/BREATH TEST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03T00:00:00">
            <text:p>1/3/2003</text:p>
          </table:table-cell>
          <table:table-cell table:style-name="ce21" office:value-type="string">
            <text:p>TAMPERING WITH AUTO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14T00:00:00">
            <text:p>3/14/2003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9T00:00:00">
            <text:p>8/19/2003</text:p>
          </table:table-cell>
          <table:table-cell table:style-name="ce21" office:value-type="string">
            <text:p>DRIVING W/SUSPENDED OR REVOKED LICENSE</text:p>
          </table:table-cell>
          <table:table-cell table:style-name="ce21" office:value-type="string">
            <text:p>DARE ROAD &amp; CONSTITUTION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9T00:00:00">
            <text:p>8/19/2003</text:p>
          </table:table-cell>
          <table:table-cell table:style-name="ce21" office:value-type="string">
            <text:p>POSSESSION OF CONTROLLED SUBSTANCES</text:p>
          </table:table-cell>
          <table:table-cell table:style-name="ce21" office:value-type="string">
            <text:p>DARE ROAD &amp; CONSTITUTION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27T00:00:00">
            <text:p>4/27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DARE ROAD AND GEORGE WASHINGTON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27T00:00:00">
            <text:p>4/27/2003</text:p>
          </table:table-cell>
          <table:table-cell table:style-name="ce21" office:value-type="string">
            <text:p>RECKLESS - GENERAL</text:p>
          </table:table-cell>
          <table:table-cell table:style-name="ce21" office:value-type="string">
            <text:p>DARE ROAD AND GEORGE WASHINGTON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03T00:00:00">
            <text:p>11/3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DAVIDS WAY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3T00:00:00">
            <text:p>7/23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DAVIDS WAY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21T00:00:00">
            <text:p>1/21/2003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DECLARATION DRIV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11T00:00:00">
            <text:p>5/11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DECLARATION DRIV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15T00:00:00">
            <text:p>11/15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DECLARATION DRIV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09T00:00:00">
            <text:p>4/9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DECLARATION DRIV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31T00:00:00">
            <text:p>8/31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DECLARATION DRIV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10T00:00:00">
            <text:p>10/10/2003</text:p>
          </table:table-cell>
          <table:table-cell table:style-name="ce21" office:value-type="string">
            <text:p>CURSING/OBSCENE LANGUAGE</text:p>
          </table:table-cell>
          <table:table-cell table:style-name="ce21" office:value-type="string">
            <text:p>DECLARATION DRIV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31T00:00:00">
            <text:p>7/31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DECLARATION DRIV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27T00:00:00">
            <text:p>1/27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DECLARATION DRIV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10T00:00:00">
            <text:p>6/10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DECLARATION DRIV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01T00:00:00">
            <text:p>6/1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DECLARATION DRIV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9-02T00:00:00">
            <text:p>9/2/2003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24T00:00:00">
            <text:p>8/24/2003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26T00:00:00">
            <text:p>9/26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2T00:00:00">
            <text:p>11/22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19T00:00:00">
            <text:p>10/1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11T00:00:00">
            <text:p>9/11/2003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11T00:00:00">
            <text:p>9/11/2003</text:p>
          </table:table-cell>
          <table:table-cell table:style-name="ce21" office:value-type="string">
            <text:p>CREDIT CARD THEFT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12T00:00:00">
            <text:p>6/12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02T00:00:00">
            <text:p>9/2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28T00:00:00">
            <text:p>2/28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01T00:00:00">
            <text:p>7/1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16T00:00:00">
            <text:p>5/16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12T00:00:00">
            <text:p>10/12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17T00:00:00">
            <text:p>3/17/2003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15T00:00:00">
            <text:p>7/15/2003</text:p>
          </table:table-cell>
          <table:table-cell table:style-name="ce21" office:value-type="string">
            <text:p>FORGING, UTTERING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15T00:00:00">
            <text:p>7/15/2003</text:p>
          </table:table-cell>
          <table:table-cell table:style-name="ce21" office:value-type="string">
            <text:p>FORGING, UTTERING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01T00:00:00">
            <text:p>7/1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4T00:00:00">
            <text:p>11/24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24T00:00:00">
            <text:p>8/24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09T00:00:00">
            <text:p>2/9/2003</text:p>
          </table:table-cell>
          <table:table-cell table:style-name="ce21" office:value-type="string">
            <text:p>LARCENY, SHOPLIFTING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21T00:00:00">
            <text:p>4/21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16T00:00:00">
            <text:p>5/16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16T00:00:00">
            <text:p>5/16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05T00:00:00">
            <text:p>2/5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0T00:00:00">
            <text:p>3/20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10T00:00:00">
            <text:p>12/10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03T00:00:00">
            <text:p>2/3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23T00:00:00">
            <text:p>4/23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25T00:00:00">
            <text:p>4/25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28T00:00:00">
            <text:p>5/28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21T00:00:00">
            <text:p>4/21/2003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15T00:00:00">
            <text:p>7/15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17T00:00:00">
            <text:p>5/17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15T00:00:00">
            <text:p>7/15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13T00:00:00">
            <text:p>2/13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18T00:00:00">
            <text:p>2/18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23T00:00:00">
            <text:p>6/23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24T00:00:00">
            <text:p>8/24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28T00:00:00">
            <text:p>5/28/2003</text:p>
          </table:table-cell>
          <table:table-cell table:style-name="ce21" office:value-type="string">
            <text:p>POSSESS FIREARM WHILE IN POSSESSION OF DRUGS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11T00:00:00">
            <text:p>7/11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4T00:00:00">
            <text:p>12/4/2003</text:p>
          </table:table-cell>
          <table:table-cell table:style-name="ce21" office:value-type="string">
            <text:p>RECKLESS - GENERAL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07T00:00:00">
            <text:p>9/7/2003</text:p>
          </table:table-cell>
          <table:table-cell table:style-name="ce21" office:value-type="string">
            <text:p>RECOVERED VEHICLE-STOLEN OTHER JURISDICTION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14T00:00:00">
            <text:p>3/14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DENBIGH BLVD &amp; GEORGE WASHINGTO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0T00:00:00">
            <text:p>3/20/2003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DENBIGH BLVD &amp; GEORGE WASHINGTO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05T00:00:00">
            <text:p>5/5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DENBIGH BLVD AT GATE D6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05T00:00:00">
            <text:p>5/5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DENBIGH BLVD AT GATE D6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17T00:00:00">
            <text:p>12/17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DENBIGH BLVD AT NEWPORT NEWS LIN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04T00:00:00">
            <text:p>6/4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DOGWOOD COURT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2T00:00:00">
            <text:p>12/2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DOGWOOD COURT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14T00:00:00">
            <text:p>10/14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DOLPHIN DRIVE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9T00:00:00">
            <text:p>12/9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DOROTHY DRIVE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06T00:00:00">
            <text:p>4/6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DOROTHY DRIVE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25T00:00:00">
            <text:p>8/25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DOROTHY DRIVE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02T00:00:00">
            <text:p>3/2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DUFF DRIV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05T00:00:00">
            <text:p>12/5/2003</text:p>
          </table:table-cell>
          <table:table-cell table:style-name="ce21" office:value-type="string">
            <text:p>UNAUTHORIZED USE OF VEHICLE</text:p>
          </table:table-cell>
          <table:table-cell table:style-name="ce21" office:value-type="string">
            <text:p>DUFF DRIV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14T00:00:00">
            <text:p>12/14/2003</text:p>
          </table:table-cell>
          <table:table-cell table:style-name="ce21" office:value-type="string">
            <text:p>CURFEW VIOLATION</text:p>
          </table:table-cell>
          <table:table-cell table:style-name="ce21" office:value-type="string">
            <text:p>EDGEHILL LAN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19T00:00:00">
            <text:p>10/19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EDGEHILL LAN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9T00:00:00">
            <text:p>11/29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EDGEHILL LAN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22T00:00:00">
            <text:p>6/22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EDGEWOOD COURT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30T00:00:00">
            <text:p>11/30/2003</text:p>
          </table:table-cell>
          <table:table-cell table:style-name="ce21" office:value-type="string">
            <text:p>AGGRESIVE DRIVING</text:p>
          </table:table-cell>
          <table:table-cell table:style-name="ce21" office:value-type="string">
            <text:p>ELLA TAYLOR ROAD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13T00:00:00">
            <text:p>3/1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ELLA TAYLOR ROAD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13T00:00:00">
            <text:p>5/1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ELLA TAYLOR ROAD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08T00:00:00">
            <text:p>8/8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ELLA TAYLOR ROAD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14T00:00:00">
            <text:p>10/14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ELLA TAYLOR ROAD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30T00:00:00">
            <text:p>11/30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ELLA TAYLOR ROAD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16T00:00:00">
            <text:p>3/16/2003</text:p>
          </table:table-cell>
          <table:table-cell table:style-name="ce21" office:value-type="string">
            <text:p>GRAFFITI ,PRIVATE PROPERTY</text:p>
          </table:table-cell>
          <table:table-cell table:style-name="ce21" office:value-type="string">
            <text:p>ELLA TAYLOR ROAD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12T00:00:00">
            <text:p>5/12/2003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FARMSTEAD PLACE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04T00:00:00">
            <text:p>5/4/2003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FARMSTEAD PLACE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03T00:00:00">
            <text:p>5/3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FARMSTEAD PLACE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09T00:00:00">
            <text:p>2/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FAULKNER ROAD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6T00:00:00">
            <text:p>11/26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FAULKNER ROAD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13T00:00:00">
            <text:p>9/13/2003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FAULKNER ROAD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13T00:00:00">
            <text:p>9/13/2003</text:p>
          </table:table-cell>
          <table:table-cell table:style-name="ce21" office:value-type="string">
            <text:p>CREDIT CARD THEFT</text:p>
          </table:table-cell>
          <table:table-cell table:style-name="ce21" office:value-type="string">
            <text:p>FAULKNER ROAD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8T00:00:00">
            <text:p>12/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FERNWOOD BEND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31T00:00:00">
            <text:p>10/31/2003</text:p>
          </table:table-cell>
          <table:table-cell table:style-name="ce21" office:value-type="string">
            <text:p>IDENTITY FRAUD</text:p>
          </table:table-cell>
          <table:table-cell table:style-name="ce21" office:value-type="string">
            <text:p>FERNWOOD BEND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12T00:00:00">
            <text:p>2/12/2003</text:p>
          </table:table-cell>
          <table:table-cell table:style-name="ce21" office:value-type="string">
            <text:p>IDENTITY FRAUD &gt; $200 OR IMPRISONMENT OF VICTIM</text:p>
          </table:table-cell>
          <table:table-cell table:style-name="ce21" office:value-type="string">
            <text:p>FERNWOOD BEND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08T00:00:00">
            <text:p>7/8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FIELDING LEWIS DRIV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28T00:00:00">
            <text:p>5/28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FISHNECK LANDING ROAD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28T00:00:00">
            <text:p>5/28/2003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FISHNECK LANDING ROAD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5T00:00:00">
            <text:p>11/25/2003</text:p>
          </table:table-cell>
          <table:table-cell table:style-name="ce21" office:value-type="string">
            <text:p>SEXUAL BATTERY</text:p>
          </table:table-cell>
          <table:table-cell table:style-name="ce21" office:value-type="string">
            <text:p>FLAMINGO PLACE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4T00:00:00">
            <text:p>11/24/2003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FORT EUISTIS BLV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6T00:00:00">
            <text:p>8/16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FORT EUISTIS BLV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28T00:00:00">
            <text:p>4/28/2003</text:p>
          </table:table-cell>
          <table:table-cell table:style-name="ce21" office:value-type="string">
            <text:p>RECKLESS - GENERAL</text:p>
          </table:table-cell>
          <table:table-cell table:style-name="ce21" office:value-type="string">
            <text:p>FORT EUISTIS BLV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01T00:00:00">
            <text:p>2/1/2003</text:p>
          </table:table-cell>
          <table:table-cell table:style-name="ce21" office:value-type="string">
            <text:p>DRIVING UNDER THE INFLUENCE,DRUGS</text:p>
          </table:table-cell>
          <table:table-cell table:style-name="ce21" office:value-type="string">
            <text:p>FORT EUISTIS BLV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09T00:00:00">
            <text:p>5/9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FORT EUISTIS BLV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01T00:00:00">
            <text:p>2/1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FORT EUISTIS BLV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01T00:00:00">
            <text:p>2/1/2003</text:p>
          </table:table-cell>
          <table:table-cell table:style-name="ce21" office:value-type="string">
            <text:p>RECKLESS - GENERAL</text:p>
          </table:table-cell>
          <table:table-cell table:style-name="ce21" office:value-type="string">
            <text:p>FORT EUISTIS BLV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8T00:00:00">
            <text:p>8/18/2003</text:p>
          </table:table-cell>
          <table:table-cell table:style-name="ce21" office:value-type="string">
            <text:p>THROWING OBJECT AT MOVING VEHICLE</text:p>
          </table:table-cell>
          <table:table-cell table:style-name="ce21" office:value-type="string">
            <text:p>FORT EUISTIS BLV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8T00:00:00">
            <text:p>8/18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FORT EUISTIS BLV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2T00:00:00">
            <text:p>8/12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FORT EUISTIS BLV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02T00:00:00">
            <text:p>7/2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FORT EUISTIS BLV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02T00:00:00">
            <text:p>7/2/2003</text:p>
          </table:table-cell>
          <table:table-cell table:style-name="ce21" office:value-type="string">
            <text:p>DRIVING W/SUSPENDED OR REVOKED LICENSE</text:p>
          </table:table-cell>
          <table:table-cell table:style-name="ce21" office:value-type="string">
            <text:p>FORT EUISTIS BLV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02T00:00:00">
            <text:p>7/2/2003</text:p>
          </table:table-cell>
          <table:table-cell table:style-name="ce21" office:value-type="string">
            <text:p>ELUDING POLICE</text:p>
          </table:table-cell>
          <table:table-cell table:style-name="ce21" office:value-type="string">
            <text:p>FORT EUISTIS BLV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14T00:00:00">
            <text:p>1/14/2003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FORT EUISTIS BLV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21T00:00:00">
            <text:p>1/21/2003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FORT EUISTIS BLV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10T00:00:00">
            <text:p>9/10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FORT EUISTIS BLV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02T00:00:00">
            <text:p>7/2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FORT EUISTIS BLV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02T00:00:00">
            <text:p>7/2/2003</text:p>
          </table:table-cell>
          <table:table-cell table:style-name="ce21" office:value-type="string">
            <text:p>RECKLESS - GENERAL</text:p>
          </table:table-cell>
          <table:table-cell table:style-name="ce21" office:value-type="string">
            <text:p>FORT EUISTIS BLV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02T00:00:00">
            <text:p>7/2/2003</text:p>
          </table:table-cell>
          <table:table-cell table:style-name="ce21" office:value-type="string">
            <text:p>REFUSE BLOOD/BREATH TEST</text:p>
          </table:table-cell>
          <table:table-cell table:style-name="ce21" office:value-type="string">
            <text:p>FORT EUISTIS BLV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2T00:00:00">
            <text:p>8/12/2003</text:p>
          </table:table-cell>
          <table:table-cell table:style-name="ce21" office:value-type="string">
            <text:p>SHOOT OR THROW MISSILES AT OCCUPIED VEHICLES</text:p>
          </table:table-cell>
          <table:table-cell table:style-name="ce21" office:value-type="string">
            <text:p>FORT EUISTIS BLV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9T00:00:00">
            <text:p>10/9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FREEDOM BLVD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12T00:00:00">
            <text:p>5/12/2003</text:p>
          </table:table-cell>
          <table:table-cell table:style-name="ce21" office:value-type="string">
            <text:p>OBSCENE/THREATENING PHONE CALL</text:p>
          </table:table-cell>
          <table:table-cell table:style-name="ce21" office:value-type="string">
            <text:p>FREEDOM BLVD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11T00:00:00">
            <text:p>3/1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FREEDOM BLVD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3T00:00:00">
            <text:p>7/23/2003</text:p>
          </table:table-cell>
          <table:table-cell table:style-name="ce21" office:value-type="string">
            <text:p>OPERATE MOTOR VEHICLE -HABITUAL OFFENDER</text:p>
          </table:table-cell>
          <table:table-cell table:style-name="ce21" office:value-type="string">
            <text:p>FT EUSTIS &amp; GEORGE WASHINGTON MEM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29T00:00:00">
            <text:p>6/29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AINES WAY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2-10T00:00:00">
            <text:p>2/10/2003</text:p>
          </table:table-cell>
          <table:table-cell table:style-name="ce21" office:value-type="string">
            <text:p>EMBEZZLEMENT &gt;=$200</text:p>
          </table:table-cell>
          <table:table-cell table:style-name="ce21" office:value-type="string">
            <text:p>GEORGE WASHINGTON HIGHWAY</text:p>
          </table:table-cell>
          <table:table-cell/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2-10T00:00:00">
            <text:p>2/10/2003</text:p>
          </table:table-cell>
          <table:table-cell table:style-name="ce21" office:value-type="string">
            <text:p>FALSELY SUMMONS OR FALSE REPORT TO POLICE</text:p>
          </table:table-cell>
          <table:table-cell table:style-name="ce21" office:value-type="string">
            <text:p>GEORGE WASHINGTON HIGHWAY</text:p>
          </table:table-cell>
          <table:table-cell/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2-21T00:00:00">
            <text:p>2/21/2003</text:p>
          </table:table-cell>
          <table:table-cell table:style-name="ce21" office:value-type="string">
            <text:p>FORGERY BY CHECK</text:p>
          </table:table-cell>
          <table:table-cell table:style-name="ce21" office:value-type="string">
            <text:p>GEORGE WASHINGTON HIGHWAY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2-21T00:00:00">
            <text:p>2/21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INGTON HIGHWAY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2-02T00:00:00">
            <text:p>2/2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INGTON HIGHWAY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12-06T00:00:00">
            <text:p>12/6/2003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19T00:00:00">
            <text:p>11/19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09T00:00:00">
            <text:p>1/9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10T00:00:00">
            <text:p>6/10/2003</text:p>
          </table:table-cell>
          <table:table-cell table:style-name="ce21" office:value-type="string">
            <text:p>BAD CHECK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10-13T00:00:00">
            <text:p>10/13/2003</text:p>
          </table:table-cell>
          <table:table-cell table:style-name="ce21" office:value-type="string">
            <text:p>BAD CHECK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1-02T00:00:00">
            <text:p>1/2/2003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06T00:00:00">
            <text:p>8/6/2003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4T00:00:00">
            <text:p>3/24/2003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24T00:00:00">
            <text:p>3/24/2003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15T00:00:00">
            <text:p>4/15/2003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02T00:00:00">
            <text:p>7/2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19T00:00:00">
            <text:p>5/1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8T00:00:00">
            <text:p>12/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30T00:00:00">
            <text:p>7/30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09T00:00:00">
            <text:p>1/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3-10-03T00:00:00">
            <text:p>10/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4T00:00:00">
            <text:p>12/4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09T00:00:00">
            <text:p>1/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14T00:00:00">
            <text:p>2/14/2003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02T00:00:00">
            <text:p>1/2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03T00:00:00">
            <text:p>9/3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08T00:00:00">
            <text:p>9/8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4T00:00:00">
            <text:p>3/24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24T00:00:00">
            <text:p>3/24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24T00:00:00">
            <text:p>3/24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06T00:00:00">
            <text:p>4/6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03T00:00:00">
            <text:p>12/3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15T00:00:00">
            <text:p>4/15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15T00:00:00">
            <text:p>2/15/2003</text:p>
          </table:table-cell>
          <table:table-cell table:style-name="ce21" office:value-type="string">
            <text:p>DEFRAUDING HOTELS, MOTELS &lt;$200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06T00:00:00">
            <text:p>4/6/2003</text:p>
          </table:table-cell>
          <table:table-cell table:style-name="ce21" office:value-type="string">
            <text:p>DISCHARGE FIREARM OR MISSILE IN/AT OCCUPIED BLDG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06T00:00:00">
            <text:p>3/6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01T00:00:00">
            <text:p>3/1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09T00:00:00">
            <text:p>5/9/2003</text:p>
          </table:table-cell>
          <table:table-cell table:style-name="ce21" office:value-type="string">
            <text:p>DRIVING UNDER THE INFLUENCE,DRUG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29T00:00:00">
            <text:p>12/29/2003</text:p>
          </table:table-cell>
          <table:table-cell table:style-name="ce21" office:value-type="string">
            <text:p>DRIVING W/SUSPENDED OR REVOKED LICENS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05T00:00:00">
            <text:p>2/5/2003</text:p>
          </table:table-cell>
          <table:table-cell table:style-name="ce21" office:value-type="string">
            <text:p>DRIVING W/SUSPENDED OR REVOKED LICENS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01T00:00:00">
            <text:p>3/1/2003</text:p>
          </table:table-cell>
          <table:table-cell table:style-name="ce21" office:value-type="string">
            <text:p>DRIVING W/SUSPENDED OR REVOKED LICENS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06T00:00:00">
            <text:p>3/6/2003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23T00:00:00">
            <text:p>5/23/2003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9T00:00:00">
            <text:p>3/29/2003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22T00:00:00">
            <text:p>12/22/2003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03T00:00:00">
            <text:p>1/3/2003</text:p>
          </table:table-cell>
          <table:table-cell table:style-name="ce21" office:value-type="string">
            <text:p>EMBEZZLEMENT &gt;=$200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2-25T00:00:00">
            <text:p>2/25/2003</text:p>
          </table:table-cell>
          <table:table-cell table:style-name="ce21" office:value-type="string">
            <text:p>FALSELY SUMMONS OR FALSE REPORT TO POLI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1-03T00:00:00">
            <text:p>1/3/2003</text:p>
          </table:table-cell>
          <table:table-cell table:style-name="ce21" office:value-type="string">
            <text:p>FALSELY SUMMONS OR FALSE REPORT TO POLI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9-25T00:00:00">
            <text:p>9/25/2003</text:p>
          </table:table-cell>
          <table:table-cell table:style-name="ce21" office:value-type="string">
            <text:p>FORGING, UTTERING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2-05T00:00:00">
            <text:p>2/5/2003</text:p>
          </table:table-cell>
          <table:table-cell table:style-name="ce21" office:value-type="string">
            <text:p>FRAUD, ALL OTHER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4-21T00:00:00">
            <text:p>4/21/2003</text:p>
          </table:table-cell>
          <table:table-cell table:style-name="ce21" office:value-type="string">
            <text:p>FRAUD-BY PRESCRIPTION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4-21T00:00:00">
            <text:p>4/21/2003</text:p>
          </table:table-cell>
          <table:table-cell table:style-name="ce21" office:value-type="string">
            <text:p>FRAUD-BY PRESCRIPTION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4-21T00:00:00">
            <text:p>4/21/2003</text:p>
          </table:table-cell>
          <table:table-cell table:style-name="ce21" office:value-type="string">
            <text:p>FRAUD-BY PRESCRIPTION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5-02T00:00:00">
            <text:p>5/2/2003</text:p>
          </table:table-cell>
          <table:table-cell table:style-name="ce21" office:value-type="string">
            <text:p>FRAUD-TRICK,FALSE PRETENSE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3T00:00:00">
            <text:p>3/23/2003</text:p>
          </table:table-cell>
          <table:table-cell table:style-name="ce21" office:value-type="string">
            <text:p>GAS THEFT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03T00:00:00">
            <text:p>4/3/2003</text:p>
          </table:table-cell>
          <table:table-cell table:style-name="ce21" office:value-type="string">
            <text:p>GAS THEFT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14T00:00:00">
            <text:p>10/14/2003</text:p>
          </table:table-cell>
          <table:table-cell table:style-name="ce21" office:value-type="string">
            <text:p>GAS THEFT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06T00:00:00">
            <text:p>8/6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20T00:00:00">
            <text:p>12/20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23T00:00:00">
            <text:p>1/23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15T00:00:00">
            <text:p>4/15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13T00:00:00">
            <text:p>11/13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02T00:00:00">
            <text:p>1/2/2003</text:p>
          </table:table-cell>
          <table:table-cell table:style-name="ce21" office:value-type="string">
            <text:p>IMPERSONATING LAW ENFORCEMENT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10-06T00:00:00">
            <text:p>10/6/2003</text:p>
          </table:table-cell>
          <table:table-cell table:style-name="ce21" office:value-type="string">
            <text:p>LARCENY, ALL OTHER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9-25T00:00:00">
            <text:p>9/25/2003</text:p>
          </table:table-cell>
          <table:table-cell table:style-name="ce21" office:value-type="string">
            <text:p>LARCENY, ALL OTHER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10-28T00:00:00">
            <text:p>10/28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28T00:00:00">
            <text:p>4/28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03T00:00:00">
            <text:p>4/3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9T00:00:00">
            <text:p>8/19/2003</text:p>
          </table:table-cell>
          <table:table-cell table:style-name="ce21" office:value-type="string">
            <text:p>MANUF, SALE, POSS CONTROL SUBST -SCHED III,IV,V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09T00:00:00">
            <text:p>4/9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23T00:00:00">
            <text:p>10/23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10T00:00:00">
            <text:p>4/10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9T00:00:00">
            <text:p>8/19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08T00:00:00">
            <text:p>8/8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2-18T00:00:00">
            <text:p>2/18/2003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9-03T00:00:00">
            <text:p>9/3/2003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03T00:00:00">
            <text:p>9/3/2003</text:p>
          </table:table-cell>
          <table:table-cell table:style-name="ce21" office:value-type="string">
            <text:p>OFFICERS REPORT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1-29T00:00:00">
            <text:p>1/29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9-08T00:00:00">
            <text:p>9/8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05T00:00:00">
            <text:p>2/5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4T00:00:00">
            <text:p>3/24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2-28T00:00:00">
            <text:p>2/28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1-10T00:00:00">
            <text:p>1/10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3-06T00:00:00">
            <text:p>3/6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2-05T00:00:00">
            <text:p>2/5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09T00:00:00">
            <text:p>5/9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15T00:00:00">
            <text:p>1/15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04T00:00:00">
            <text:p>1/4/2003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26T00:00:00">
            <text:p>8/26/2003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22T00:00:00">
            <text:p>8/22/2003</text:p>
          </table:table-cell>
          <table:table-cell table:style-name="ce21" office:value-type="string">
            <text:p>TAKING INDECENT LIBERTIES WITH CHILD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11-20T00:00:00">
            <text:p>11/20/2003</text:p>
          </table:table-cell>
          <table:table-cell table:style-name="ce21" office:value-type="string">
            <text:p>THREATEN BODILY HARM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04T00:00:00">
            <text:p>7/4/2003</text:p>
          </table:table-cell>
          <table:table-cell table:style-name="ce21" office:value-type="string">
            <text:p>UNLAWFUL PURCHASE OR POSSESS ALCOHOLIC BEVERAG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04T00:00:00">
            <text:p>1/4/2003</text:p>
          </table:table-cell>
          <table:table-cell table:style-name="ce21" office:value-type="string">
            <text:p>WEARING MASK IN PUBLIC PLA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01T00:00:00">
            <text:p>4/1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23T00:00:00">
            <text:p>5/23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12T00:00:00">
            <text:p>9/12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2-21T00:00:00">
            <text:p>2/21/2003</text:p>
          </table:table-cell>
          <table:table-cell table:style-name="ce21" office:value-type="string">
            <text:p>SALE OF DRUGS ON, NEAR SCHOOL PROPERTY, LIBRARY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09T00:00:00">
            <text:p>4/9/2003</text:p>
          </table:table-cell>
          <table:table-cell table:style-name="ce21" office:value-type="string">
            <text:p>SOLICITATION TO COMMIT FELONY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02T00:00:00">
            <text:p>1/2/2003</text:p>
          </table:table-cell>
          <table:table-cell table:style-name="ce21" office:value-type="string">
            <text:p>ABDUCTION &amp; KIDNAPPING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9T00:00:00">
            <text:p>3/29/2003</text:p>
          </table:table-cell>
          <table:table-cell table:style-name="ce21" office:value-type="string">
            <text:p>AGGRESIVE DRIVING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9T00:00:00">
            <text:p>7/29/2003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10T00:00:00">
            <text:p>10/10/2003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0T00:00:00">
            <text:p>11/20/2003</text:p>
          </table:table-cell>
          <table:table-cell table:style-name="ce21" office:value-type="string">
            <text:p>ASSAULT &amp; BATTERY -POLICE OFCR OR FIREFIGHTER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13T00:00:00">
            <text:p>10/13/2003</text:p>
          </table:table-cell>
          <table:table-cell table:style-name="ce21" office:value-type="string">
            <text:p>ASSAULT, AGGRAVATED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2-21T00:00:00">
            <text:p>2/21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30T00:00:00">
            <text:p>3/30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29T00:00:00">
            <text:p>4/29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3-07-29T00:00:00">
            <text:p>7/29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04T00:00:00">
            <text:p>8/4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05T00:00:00">
            <text:p>8/5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3-11-21T00:00:00">
            <text:p>11/21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6-26T00:00:00">
            <text:p>6/26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06T00:00:00">
            <text:p>8/6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29T00:00:00">
            <text:p>8/29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02T00:00:00">
            <text:p>1/2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11T00:00:00">
            <text:p>3/11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14T00:00:00">
            <text:p>3/14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29T00:00:00">
            <text:p>4/29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29T00:00:00">
            <text:p>4/29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21T00:00:00">
            <text:p>5/21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10T00:00:00">
            <text:p>12/10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06T00:00:00">
            <text:p>9/6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04T00:00:00">
            <text:p>5/4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18T00:00:00">
            <text:p>7/18/2003</text:p>
          </table:table-cell>
          <table:table-cell table:style-name="ce21" office:value-type="string">
            <text:p>BAD CHECK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29T00:00:00">
            <text:p>10/29/2003</text:p>
          </table:table-cell>
          <table:table-cell table:style-name="ce21" office:value-type="string">
            <text:p>BOMB THREAT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20T00:00:00">
            <text:p>9/20/2003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4T00:00:00">
            <text:p>3/24/2003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24T00:00:00">
            <text:p>3/24/2003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24T00:00:00">
            <text:p>3/24/2003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24T00:00:00">
            <text:p>3/24/2003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24T00:00:00">
            <text:p>3/24/2003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24T00:00:00">
            <text:p>3/24/2003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24T00:00:00">
            <text:p>3/24/2003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04T00:00:00">
            <text:p>8/4/2003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03T00:00:00">
            <text:p>2/3/2003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3-12-11T00:00:00">
            <text:p>12/11/2003</text:p>
          </table:table-cell>
          <table:table-cell table:style-name="ce21" office:value-type="string">
            <text:p>CARRYING CONCEALED WEAPON -1ST OFFENS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29T00:00:00">
            <text:p>4/29/2003</text:p>
          </table:table-cell>
          <table:table-cell table:style-name="ce21" office:value-type="string">
            <text:p>CARRYING CONCEALED WEAPON -1ST OFFENS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1T00:00:00">
            <text:p>11/2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2T00:00:00">
            <text:p>11/22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9T00:00:00">
            <text:p>11/2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3-11-11T00:00:00">
            <text:p>11/1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12T00:00:00">
            <text:p>12/12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2T00:00:00">
            <text:p>3/22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31T00:00:00">
            <text:p>7/3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3-11-30T00:00:00">
            <text:p>11/30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22T00:00:00">
            <text:p>5/22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12T00:00:00">
            <text:p>11/12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5T00:00:00">
            <text:p>11/25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7T00:00:00">
            <text:p>10/7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9T00:00:00">
            <text:p>11/2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06T00:00:00">
            <text:p>12/6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9T00:00:00">
            <text:p>12/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4T00:00:00">
            <text:p>12/4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4T00:00:00">
            <text:p>11/24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6T00:00:00">
            <text:p>12/6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18T00:00:00">
            <text:p>12/1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8T00:00:00">
            <text:p>7/2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5T00:00:00">
            <text:p>11/25/2003</text:p>
          </table:table-cell>
          <table:table-cell table:style-name="ce21" office:value-type="string">
            <text:p>COMPUTER INVASION OF PRIVACY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2T00:00:00">
            <text:p>11/22/2003</text:p>
          </table:table-cell>
          <table:table-cell table:style-name="ce21" office:value-type="string">
            <text:p>COUNTERFEITING/FORGERY, ALL OTHER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20T00:00:00">
            <text:p>9/20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09T00:00:00">
            <text:p>9/9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3-07-24T00:00:00">
            <text:p>7/24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28T00:00:00">
            <text:p>2/28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24T00:00:00">
            <text:p>3/24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24T00:00:00">
            <text:p>3/24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24T00:00:00">
            <text:p>3/24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24T00:00:00">
            <text:p>3/24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24T00:00:00">
            <text:p>3/24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24T00:00:00">
            <text:p>3/24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24T00:00:00">
            <text:p>3/24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04T00:00:00">
            <text:p>8/4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29T00:00:00">
            <text:p>4/29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15T00:00:00">
            <text:p>9/15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21T00:00:00">
            <text:p>2/21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25T00:00:00">
            <text:p>9/25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03T00:00:00">
            <text:p>6/3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03T00:00:00">
            <text:p>6/3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01T00:00:00">
            <text:p>8/1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1T00:00:00">
            <text:p>10/1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17T00:00:00">
            <text:p>12/17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04T00:00:00">
            <text:p>5/4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06T00:00:00">
            <text:p>6/6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10T00:00:00">
            <text:p>3/10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12T00:00:00">
            <text:p>4/12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9-13T00:00:00">
            <text:p>9/13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9-24T00:00:00">
            <text:p>9/24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8T00:00:00">
            <text:p>10/8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04T00:00:00">
            <text:p>2/4/2003</text:p>
          </table:table-cell>
          <table:table-cell table:style-name="ce21" office:value-type="string">
            <text:p>DISORDERLY CONDUCT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30T00:00:00">
            <text:p>1/30/2003</text:p>
          </table:table-cell>
          <table:table-cell table:style-name="ce21" office:value-type="string">
            <text:p>DISORDERLY CONDUCT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11T00:00:00">
            <text:p>3/11/2003</text:p>
          </table:table-cell>
          <table:table-cell table:style-name="ce21" office:value-type="string">
            <text:p>DISORDERLY CONDUCT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14T00:00:00">
            <text:p>3/14/2003</text:p>
          </table:table-cell>
          <table:table-cell table:style-name="ce21" office:value-type="string">
            <text:p>DISORDERLY CONDUCT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29T00:00:00">
            <text:p>4/29/2003</text:p>
          </table:table-cell>
          <table:table-cell table:style-name="ce21" office:value-type="string">
            <text:p>DISORDERLY CONDUCT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29T00:00:00">
            <text:p>4/29/2003</text:p>
          </table:table-cell>
          <table:table-cell table:style-name="ce21" office:value-type="string">
            <text:p>DISORDERLY CONDUCT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29T00:00:00">
            <text:p>10/29/2003</text:p>
          </table:table-cell>
          <table:table-cell table:style-name="ce21" office:value-type="string">
            <text:p>DISORDERLY CONDUCT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0T00:00:00">
            <text:p>11/20/2003</text:p>
          </table:table-cell>
          <table:table-cell table:style-name="ce21" office:value-type="string">
            <text:p>DRINKING ALCOHOL IN PUBLIC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7T00:00:00">
            <text:p>10/7/2003</text:p>
          </table:table-cell>
          <table:table-cell table:style-name="ce21" office:value-type="string">
            <text:p>DRIVING UNDER THE INFLUENCE OF ALCOHOL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9T00:00:00">
            <text:p>7/29/2003</text:p>
          </table:table-cell>
          <table:table-cell table:style-name="ce21" office:value-type="string">
            <text:p>DRUGS, POSSESS COCAINE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20T00:00:00">
            <text:p>9/20/2003</text:p>
          </table:table-cell>
          <table:table-cell table:style-name="ce21" office:value-type="string">
            <text:p>DRUNK IN PUBLIC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25T00:00:00">
            <text:p>12/25/2003</text:p>
          </table:table-cell>
          <table:table-cell table:style-name="ce21" office:value-type="string">
            <text:p>DRUNK IN PUBLIC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15T00:00:00">
            <text:p>6/15/2003</text:p>
          </table:table-cell>
          <table:table-cell table:style-name="ce21" office:value-type="string">
            <text:p>DRUNK IN PUBLIC</text:p>
          </table:table-cell>
          <table:table-cell table:style-name="ce23" office:value-type="string">
            <text:p>GEORGE WASHINGTON MEMORIAL HIGHWAY</text:p>
          </table:table-cell>
          <table:table-cell table:style-name="ce25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11-24T00:00:00">
            <text:p>11/24/2003</text:p>
          </table:table-cell>
          <table:table-cell table:style-name="ce21" office:value-type="string">
            <text:p>DRUNK IN PUBLIC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3-08-02T00:00:00">
            <text:p>8/2/2003</text:p>
          </table:table-cell>
          <table:table-cell table:style-name="ce21" office:value-type="string">
            <text:p>EMBEZZLEMENT &lt;$200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20T00:00:00">
            <text:p>2/20/2003</text:p>
          </table:table-cell>
          <table:table-cell table:style-name="ce21" office:value-type="string">
            <text:p>FORGING, UTTERING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22T00:00:00">
            <text:p>7/22/2003</text:p>
          </table:table-cell>
          <table:table-cell table:style-name="ce21" office:value-type="string">
            <text:p>FORGING, UTTERING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02T00:00:00">
            <text:p>12/2/2003</text:p>
          </table:table-cell>
          <table:table-cell table:style-name="ce21" office:value-type="string">
            <text:p>FORGING, UTTERING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6T00:00:00">
            <text:p>10/6/2003</text:p>
          </table:table-cell>
          <table:table-cell table:style-name="ce21" office:value-type="string">
            <text:p>FORGING, UTTERING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22T00:00:00">
            <text:p>5/22/2003</text:p>
          </table:table-cell>
          <table:table-cell table:style-name="ce21" office:value-type="string">
            <text:p>FRAUD, ALL OTHERS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2-17T00:00:00">
            <text:p>2/17/2003</text:p>
          </table:table-cell>
          <table:table-cell table:style-name="ce21" office:value-type="string">
            <text:p>GAS THEFT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3T00:00:00">
            <text:p>3/23/2003</text:p>
          </table:table-cell>
          <table:table-cell table:style-name="ce21" office:value-type="string">
            <text:p>GAS THEFT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08T00:00:00">
            <text:p>4/8/2003</text:p>
          </table:table-cell>
          <table:table-cell table:style-name="ce21" office:value-type="string">
            <text:p>GAS THEFT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15T00:00:00">
            <text:p>4/15/2003</text:p>
          </table:table-cell>
          <table:table-cell table:style-name="ce21" office:value-type="string">
            <text:p>GAS THEFT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3-10-11T00:00:00">
            <text:p>10/11/2003</text:p>
          </table:table-cell>
          <table:table-cell table:style-name="ce21" office:value-type="string">
            <text:p>GAS THEFT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18T00:00:00">
            <text:p>3/18/2003</text:p>
          </table:table-cell>
          <table:table-cell table:style-name="ce21" office:value-type="string">
            <text:p>GAS THEFT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9T00:00:00">
            <text:p>7/29/2003</text:p>
          </table:table-cell>
          <table:table-cell table:style-name="ce21" office:value-type="string">
            <text:p>GAS THEFT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17T00:00:00">
            <text:p>10/17/2003</text:p>
          </table:table-cell>
          <table:table-cell table:style-name="ce21" office:value-type="string">
            <text:p>GAS THEFT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8T00:00:00">
            <text:p>12/8/2003</text:p>
          </table:table-cell>
          <table:table-cell table:style-name="ce21" office:value-type="string">
            <text:p>GAS THEFT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11T00:00:00">
            <text:p>1/11/2003</text:p>
          </table:table-cell>
          <table:table-cell table:style-name="ce21" office:value-type="string">
            <text:p>GAS THEFT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21T00:00:00">
            <text:p>12/21/2003</text:p>
          </table:table-cell>
          <table:table-cell table:style-name="ce21" office:value-type="string">
            <text:p>GAS THEFT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18T00:00:00">
            <text:p>1/18/2003</text:p>
          </table:table-cell>
          <table:table-cell table:style-name="ce21" office:value-type="string">
            <text:p>GAS THEFT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9T00:00:00">
            <text:p>11/29/2003</text:p>
          </table:table-cell>
          <table:table-cell table:style-name="ce21" office:value-type="string">
            <text:p>GAS THEFT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2-08T00:00:00">
            <text:p>2/8/2003</text:p>
          </table:table-cell>
          <table:table-cell table:style-name="ce21" office:value-type="string">
            <text:p>GAS THEFT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22T00:00:00">
            <text:p>6/22/2003</text:p>
          </table:table-cell>
          <table:table-cell table:style-name="ce21" office:value-type="string">
            <text:p>GAS THEFT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02T00:00:00">
            <text:p>7/2/2003</text:p>
          </table:table-cell>
          <table:table-cell table:style-name="ce21" office:value-type="string">
            <text:p>GAS THEFT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7T00:00:00">
            <text:p>7/27/2003</text:p>
          </table:table-cell>
          <table:table-cell table:style-name="ce21" office:value-type="string">
            <text:p>GAS THEFT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30T00:00:00">
            <text:p>10/30/2003</text:p>
          </table:table-cell>
          <table:table-cell table:style-name="ce21" office:value-type="string">
            <text:p>GAS THEFT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21T00:00:00">
            <text:p>11/21/2003</text:p>
          </table:table-cell>
          <table:table-cell table:style-name="ce21" office:value-type="string">
            <text:p>GAS THEFT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3T00:00:00">
            <text:p>12/3/2003</text:p>
          </table:table-cell>
          <table:table-cell table:style-name="ce21" office:value-type="string">
            <text:p>GAS THEFT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20T00:00:00">
            <text:p>2/20/2003</text:p>
          </table:table-cell>
          <table:table-cell table:style-name="ce21" office:value-type="string">
            <text:p>GRAND LARCEN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22T00:00:00">
            <text:p>7/22/2003</text:p>
          </table:table-cell>
          <table:table-cell table:style-name="ce21" office:value-type="string">
            <text:p>GRAND LARCEN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01T00:00:00">
            <text:p>11/1/2003</text:p>
          </table:table-cell>
          <table:table-cell table:style-name="ce21" office:value-type="string">
            <text:p>GRAND LARCEN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04T00:00:00">
            <text:p>9/4/2003</text:p>
          </table:table-cell>
          <table:table-cell table:style-name="ce21" office:value-type="string">
            <text:p>GRAND LARCEN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20T00:00:00">
            <text:p>8/20/2003</text:p>
          </table:table-cell>
          <table:table-cell table:style-name="ce21" office:value-type="string">
            <text:p>GRAND LARCEN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09T00:00:00">
            <text:p>1/9/2003</text:p>
          </table:table-cell>
          <table:table-cell table:style-name="ce21" office:value-type="string">
            <text:p>GRAND LARCEN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08T00:00:00">
            <text:p>7/8/2003</text:p>
          </table:table-cell>
          <table:table-cell table:style-name="ce21" office:value-type="string">
            <text:p>GRAND LARCEN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3-10-06T00:00:00">
            <text:p>10/6/2003</text:p>
          </table:table-cell>
          <table:table-cell table:style-name="ce21" office:value-type="string">
            <text:p>GRAND LARCEN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27T00:00:00">
            <text:p>12/27/2003</text:p>
          </table:table-cell>
          <table:table-cell table:style-name="ce21" office:value-type="string">
            <text:p>GRAND LARCEN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07T00:00:00">
            <text:p>1/7/2003</text:p>
          </table:table-cell>
          <table:table-cell table:style-name="ce21" office:value-type="string">
            <text:p>GRAND LARCEN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04T00:00:00">
            <text:p>8/4/2003</text:p>
          </table:table-cell>
          <table:table-cell table:style-name="ce21" office:value-type="string">
            <text:p>GRAND LARCEN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04T00:00:00">
            <text:p>4/4/2003</text:p>
          </table:table-cell>
          <table:table-cell table:style-name="ce21" office:value-type="string">
            <text:p>GRAND LARCEN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05T00:00:00">
            <text:p>9/5/2003</text:p>
          </table:table-cell>
          <table:table-cell table:style-name="ce21" office:value-type="string">
            <text:p>GRAND LARCEN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22T00:00:00">
            <text:p>7/22/2003</text:p>
          </table:table-cell>
          <table:table-cell table:style-name="ce21" office:value-type="string">
            <text:p>GRAND LARCEN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03T00:00:00">
            <text:p>2/3/2003</text:p>
          </table:table-cell>
          <table:table-cell table:style-name="ce21" office:value-type="string">
            <text:p>GRAND LARCEN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3-06-10T00:00:00">
            <text:p>6/10/2003</text:p>
          </table:table-cell>
          <table:table-cell table:style-name="ce21" office:value-type="string">
            <text:p>HIT &amp; RUN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21T00:00:00">
            <text:p>8/21/2003</text:p>
          </table:table-cell>
          <table:table-cell table:style-name="ce21" office:value-type="string">
            <text:p>HIT &amp; RUN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25T00:00:00">
            <text:p>1/25/2003</text:p>
          </table:table-cell>
          <table:table-cell table:style-name="ce21" office:value-type="string">
            <text:p>ISSUING BAD CHECKS &gt;=$200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16T00:00:00">
            <text:p>3/16/2003</text:p>
          </table:table-cell>
          <table:table-cell table:style-name="ce21" office:value-type="string">
            <text:p>LARCENY,FROM MOTOR VEHICLE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25T00:00:00">
            <text:p>9/25/2003</text:p>
          </table:table-cell>
          <table:table-cell table:style-name="ce21" office:value-type="string">
            <text:p>LARCENY,FROM MOTOR VEHICLE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6T00:00:00">
            <text:p>10/6/2003</text:p>
          </table:table-cell>
          <table:table-cell table:style-name="ce21" office:value-type="string">
            <text:p>LARCENY,FROM MOTOR VEHICLE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12T00:00:00">
            <text:p>6/12/2003</text:p>
          </table:table-cell>
          <table:table-cell table:style-name="ce21" office:value-type="string">
            <text:p>LARCENY,FROM MOTOR VEHICLE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2-13T00:00:00">
            <text:p>2/13/2003</text:p>
          </table:table-cell>
          <table:table-cell table:style-name="ce21" office:value-type="string">
            <text:p>LOST PROPERT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16T00:00:00">
            <text:p>10/16/2003</text:p>
          </table:table-cell>
          <table:table-cell table:style-name="ce21" office:value-type="string">
            <text:p>LOST PROPERT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03T00:00:00">
            <text:p>1/3/2003</text:p>
          </table:table-cell>
          <table:table-cell table:style-name="ce21" office:value-type="string">
            <text:p>MANUF, SALE, POSSESSION CONTRO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08T00:00:00">
            <text:p>1/8/2003</text:p>
          </table:table-cell>
          <table:table-cell table:style-name="ce21" office:value-type="string">
            <text:p>MANUF, SALE, POSSESSION CONTRO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21T00:00:00">
            <text:p>3/21/2003</text:p>
          </table:table-cell>
          <table:table-cell table:style-name="ce21" office:value-type="string">
            <text:p>MANUF, SALE, POSSESSION CONTROLLED SUBSTANCE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02T00:00:00">
            <text:p>7/2/2003</text:p>
          </table:table-cell>
          <table:table-cell table:style-name="ce21" office:value-type="string">
            <text:p>MANUF, SALE, POSSESSION CONTROLLED SUBSTANCE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30T00:00:00">
            <text:p>4/30/2003</text:p>
          </table:table-cell>
          <table:table-cell table:style-name="ce21" office:value-type="string">
            <text:p>MANUF, SALE, POSSESSION CONTROLLED SUBSTANCE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25T00:00:00">
            <text:p>6/25/2003</text:p>
          </table:table-cell>
          <table:table-cell table:style-name="ce21" office:value-type="string">
            <text:p>MANUF, SALE, POSSESSION CONTROLLED SUBSTANCE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09T00:00:00">
            <text:p>2/9/2003</text:p>
          </table:table-cell>
          <table:table-cell table:style-name="ce21" office:value-type="string">
            <text:p>MOTOR VEHICLE THEFT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7T00:00:00">
            <text:p>10/7/2003</text:p>
          </table:table-cell>
          <table:table-cell table:style-name="ce21" office:value-type="string">
            <text:p>MOTOR VEHICLE THEFT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12T00:00:00">
            <text:p>12/12/2003</text:p>
          </table:table-cell>
          <table:table-cell table:style-name="ce21" office:value-type="string">
            <text:p>OBSCENE/THREATENING PHONE CALL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11T00:00:00">
            <text:p>4/11/2003</text:p>
          </table:table-cell>
          <table:table-cell table:style-name="ce21" office:value-type="string">
            <text:p>OBSCENE/THREATENING PHONE CALL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25T00:00:00">
            <text:p>1/25/2003</text:p>
          </table:table-cell>
          <table:table-cell table:style-name="ce21" office:value-type="string">
            <text:p>OBTAINING MONEY BY FALSE PRETE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23T00:00:00">
            <text:p>12/23/2003</text:p>
          </table:table-cell>
          <table:table-cell table:style-name="ce21" office:value-type="string">
            <text:p>PETIT LARCEN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23T00:00:00">
            <text:p>1/23/2003</text:p>
          </table:table-cell>
          <table:table-cell table:style-name="ce21" office:value-type="string">
            <text:p>PETIT LARCEN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9-02T00:00:00">
            <text:p>9/2/2003</text:p>
          </table:table-cell>
          <table:table-cell table:style-name="ce21" office:value-type="string">
            <text:p>PETIT LARCEN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14T00:00:00">
            <text:p>3/14/2003</text:p>
          </table:table-cell>
          <table:table-cell table:style-name="ce21" office:value-type="string">
            <text:p>PETIT LARCENY</text:p>
          </table:table-cell>
          <table:table-cell table:style-name="ce23" office:value-type="string">
            <text:p>GEORGE WASHINGTON MEMORIAL HIGHWAY</text:p>
          </table:table-cell>
          <table:table-cell table:style-name="ce25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8-01T00:00:00">
            <text:p>8/1/2003</text:p>
          </table:table-cell>
          <table:table-cell table:style-name="ce21" office:value-type="string">
            <text:p>PETIT LARCEN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4T00:00:00">
            <text:p>12/4/2003</text:p>
          </table:table-cell>
          <table:table-cell table:style-name="ce21" office:value-type="string">
            <text:p>PETIT LARCEN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2T00:00:00">
            <text:p>12/2/2003</text:p>
          </table:table-cell>
          <table:table-cell table:style-name="ce21" office:value-type="string">
            <text:p>PETIT LARCEN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1T00:00:00">
            <text:p>10/1/2003</text:p>
          </table:table-cell>
          <table:table-cell table:style-name="ce21" office:value-type="string">
            <text:p>PETIT LARCEN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0T00:00:00">
            <text:p>11/20/2003</text:p>
          </table:table-cell>
          <table:table-cell table:style-name="ce21" office:value-type="string">
            <text:p>PETIT LARCEN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4T00:00:00">
            <text:p>8/14/2003</text:p>
          </table:table-cell>
          <table:table-cell table:style-name="ce21" office:value-type="string">
            <text:p>PETIT LARCEN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16T00:00:00">
            <text:p>12/16/2003</text:p>
          </table:table-cell>
          <table:table-cell table:style-name="ce21" office:value-type="string">
            <text:p>PETIT LARCEN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4T00:00:00">
            <text:p>3/24/2003</text:p>
          </table:table-cell>
          <table:table-cell table:style-name="ce21" office:value-type="string">
            <text:p>PETIT LARCEN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24T00:00:00">
            <text:p>3/24/2003</text:p>
          </table:table-cell>
          <table:table-cell table:style-name="ce21" office:value-type="string">
            <text:p>PETIT LARCEN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09T00:00:00">
            <text:p>1/9/2003</text:p>
          </table:table-cell>
          <table:table-cell table:style-name="ce21" office:value-type="string">
            <text:p>PETIT LARCEN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26T00:00:00">
            <text:p>1/26/2003</text:p>
          </table:table-cell>
          <table:table-cell table:style-name="ce21" office:value-type="string">
            <text:p>PETIT LARCEN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30T00:00:00">
            <text:p>10/30/2003</text:p>
          </table:table-cell>
          <table:table-cell table:style-name="ce21" office:value-type="string">
            <text:p>PETIT LARCEN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2T00:00:00">
            <text:p>12/2/2003</text:p>
          </table:table-cell>
          <table:table-cell table:style-name="ce21" office:value-type="string">
            <text:p>PETIT LARCEN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1T00:00:00">
            <text:p>3/21/2003</text:p>
          </table:table-cell>
          <table:table-cell table:style-name="ce21" office:value-type="string">
            <text:p>PETIT LARCEN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9T00:00:00">
            <text:p>8/19/2003</text:p>
          </table:table-cell>
          <table:table-cell table:style-name="ce21" office:value-type="string">
            <text:p>POSSESSION OF CONTROLLED SUBSTANCES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04T00:00:00">
            <text:p>12/4/2003</text:p>
          </table:table-cell>
          <table:table-cell table:style-name="ce21" office:value-type="string">
            <text:p>POSSESSION OF CONTROLLED SUBSTANCES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25T00:00:00">
            <text:p>12/25/2003</text:p>
          </table:table-cell>
          <table:table-cell table:style-name="ce21" office:value-type="string">
            <text:p>POSSESSION OF CONTROLLED SUBSTANCES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15T00:00:00">
            <text:p>6/15/2003</text:p>
          </table:table-cell>
          <table:table-cell table:style-name="ce21" office:value-type="string">
            <text:p>POSSESSION OF CONTROLLED SUBSTANCES</text:p>
          </table:table-cell>
          <table:table-cell table:style-name="ce23" office:value-type="string">
            <text:p>GEORGE WASHINGTON MEMORIAL HIGHWAY</text:p>
          </table:table-cell>
          <table:table-cell table:style-name="ce25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8-02T00:00:00">
            <text:p>8/2/2003</text:p>
          </table:table-cell>
          <table:table-cell table:style-name="ce21" office:value-type="string">
            <text:p>POSSESSION OF MARIJUANA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9-01T00:00:00">
            <text:p>9/1/2003</text:p>
          </table:table-cell>
          <table:table-cell table:style-name="ce21" office:value-type="string">
            <text:p>POSSESSION OF MARIJUANA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11T00:00:00">
            <text:p>12/11/2003</text:p>
          </table:table-cell>
          <table:table-cell table:style-name="ce21" office:value-type="string">
            <text:p>POSSESSION OF MARIJUANA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4T00:00:00">
            <text:p>11/24/2003</text:p>
          </table:table-cell>
          <table:table-cell table:style-name="ce21" office:value-type="string">
            <text:p>POSSESSION OF MARIJUANA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3-03-11T00:00:00">
            <text:p>3/11/2003</text:p>
          </table:table-cell>
          <table:table-cell table:style-name="ce21" office:value-type="string">
            <text:p>POSSESSION OF MARIJUANA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30T00:00:00">
            <text:p>5/30/2003</text:p>
          </table:table-cell>
          <table:table-cell table:style-name="ce21" office:value-type="string">
            <text:p>POSSESSION OF MARIJUANA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17T00:00:00">
            <text:p>10/17/2003</text:p>
          </table:table-cell>
          <table:table-cell table:style-name="ce21" office:value-type="string">
            <text:p>POSSESSION OF MARIJUANA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8T00:00:00">
            <text:p>12/8/2003</text:p>
          </table:table-cell>
          <table:table-cell table:style-name="ce21" office:value-type="string">
            <text:p>POSSESSION OF MARIJUANA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03T00:00:00">
            <text:p>7/3/2003</text:p>
          </table:table-cell>
          <table:table-cell table:style-name="ce21" office:value-type="string">
            <text:p>POSSESSION OF MARIJUANA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03T00:00:00">
            <text:p>7/3/2003</text:p>
          </table:table-cell>
          <table:table-cell table:style-name="ce21" office:value-type="string">
            <text:p>POSSESSION OF MARIJUANA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07T00:00:00">
            <text:p>1/7/2003</text:p>
          </table:table-cell>
          <table:table-cell table:style-name="ce21" office:value-type="string">
            <text:p>POSSESSION OF MARIJUANA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21T00:00:00">
            <text:p>3/21/2003</text:p>
          </table:table-cell>
          <table:table-cell table:style-name="ce21" office:value-type="string">
            <text:p>RECEIVING STOLEN GOODS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8T00:00:00">
            <text:p>11/28/2003</text:p>
          </table:table-cell>
          <table:table-cell table:style-name="ce21" office:value-type="string">
            <text:p>RECKLESS - GENERAL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3-11-30T00:00:00">
            <text:p>11/30/2003</text:p>
          </table:table-cell>
          <table:table-cell table:style-name="ce21" office:value-type="string">
            <text:p>RECKLESS - GENERAL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7T00:00:00">
            <text:p>10/7/2003</text:p>
          </table:table-cell>
          <table:table-cell table:style-name="ce21" office:value-type="string">
            <text:p>RECKLESS - GENERAL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03T00:00:00">
            <text:p>9/3/2003</text:p>
          </table:table-cell>
          <table:table-cell table:style-name="ce21" office:value-type="string">
            <text:p>RECOVERED VEHICLE-STOLEN OTHER JURISDICTION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20T00:00:00">
            <text:p>11/20/2003</text:p>
          </table:table-cell>
          <table:table-cell table:style-name="ce21" office:value-type="string">
            <text:p>RESISTING ARREST/OBS JUSTICE W/O THREAT OF FORCE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08T00:00:00">
            <text:p>4/8/2003</text:p>
          </table:table-cell>
          <table:table-cell table:style-name="ce21" office:value-type="string">
            <text:p>ROBBER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16T00:00:00">
            <text:p>5/16/2003</text:p>
          </table:table-cell>
          <table:table-cell table:style-name="ce21" office:value-type="string">
            <text:p>RUNAWAY JUVENILE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11T00:00:00">
            <text:p>4/11/2003</text:p>
          </table:table-cell>
          <table:table-cell table:style-name="ce21" office:value-type="string">
            <text:p>RUNAWAY JUVENILE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12T00:00:00">
            <text:p>9/12/2003</text:p>
          </table:table-cell>
          <table:table-cell table:style-name="ce21" office:value-type="string">
            <text:p>SEXUAL BATTER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09T00:00:00">
            <text:p>1/9/2003</text:p>
          </table:table-cell>
          <table:table-cell table:style-name="ce21" office:value-type="string">
            <text:p>SEXUAL BATTER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15T00:00:00">
            <text:p>4/15/2003</text:p>
          </table:table-cell>
          <table:table-cell table:style-name="ce21" office:value-type="string">
            <text:p>SEXUAL BATTERY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4T00:00:00">
            <text:p>7/24/2003</text:p>
          </table:table-cell>
          <table:table-cell table:style-name="ce21" office:value-type="string">
            <text:p>STEAL OR TAMPER WITH COIN OPERATED EQUIPMENT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06T00:00:00">
            <text:p>6/6/2003</text:p>
          </table:table-cell>
          <table:table-cell table:style-name="ce21" office:value-type="string">
            <text:p>STEAL, TAMPER W/ COIN OPERATED EQUIP -SUBSQ OFF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29T00:00:00">
            <text:p>10/29/2003</text:p>
          </table:table-cell>
          <table:table-cell table:style-name="ce21" office:value-type="string">
            <text:p>THREATEN BODILY HARM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9T00:00:00">
            <text:p>3/29/2003</text:p>
          </table:table-cell>
          <table:table-cell table:style-name="ce21" office:value-type="string">
            <text:p>THREATEN BODILY HARM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11T00:00:00">
            <text:p>3/11/2003</text:p>
          </table:table-cell>
          <table:table-cell table:style-name="ce21" office:value-type="string">
            <text:p>TOBACCO PRODUCTS - POSSESSION OF PRODUCT BY PERSON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30T00:00:00">
            <text:p>6/30/2003</text:p>
          </table:table-cell>
          <table:table-cell table:style-name="ce21" office:value-type="string">
            <text:p>TRESPASSING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10T00:00:00">
            <text:p>12/10/2003</text:p>
          </table:table-cell>
          <table:table-cell table:style-name="ce21" office:value-type="string">
            <text:p>TRESPASSING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06T00:00:00">
            <text:p>7/6/2003</text:p>
          </table:table-cell>
          <table:table-cell table:style-name="ce21" office:value-type="string">
            <text:p>TRESPASSING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16T00:00:00">
            <text:p>12/16/2003</text:p>
          </table:table-cell>
          <table:table-cell table:style-name="ce21" office:value-type="string">
            <text:p>VIOLATE PROTECTIVE ORDERS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18T00:00:00">
            <text:p>12/18/2003</text:p>
          </table:table-cell>
          <table:table-cell table:style-name="ce21" office:value-type="string">
            <text:p>VIOLATE PROTECTIVE ORDERS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10T00:00:00">
            <text:p>10/10/2003</text:p>
          </table:table-cell>
          <table:table-cell table:style-name="ce21" office:value-type="string">
            <text:p>VIOLATE PROTECTIVE ORDERS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5T00:00:00">
            <text:p>11/25/2003</text:p>
          </table:table-cell>
          <table:table-cell table:style-name="ce21" office:value-type="string">
            <text:p>VIOLATION OF PROTECTIVE ORDER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12T00:00:00">
            <text:p>9/12/2003</text:p>
          </table:table-cell>
          <table:table-cell table:style-name="ce21" office:value-type="string">
            <text:p>ARSON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25T00:00:00">
            <text:p>4/25/2003</text:p>
          </table:table-cell>
          <table:table-cell table:style-name="ce21" office:value-type="string">
            <text:p>MANUF, SALE, POSSESSION CONTROLLED SUBSTANCE</text:p>
          </table:table-cell>
          <table:table-cell table:style-name="ce23" office:value-type="string">
            <text:p>GEORGE WASHINGTON MEMORIAL HIGHWAY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25T00:00:00">
            <text:p>8/25/2003</text:p>
          </table:table-cell>
          <table:table-cell table:style-name="ce21" office:value-type="string">
            <text:p>ASSAULT, SIMPLE, DOMESTIC</text:p>
          </table:table-cell>
          <table:table-cell table:style-name="ce23" office:value-type="string">
            <text:p>GEORGE WASHINGTON MEMORIAL HIGHWAY - HAR</text:p>
          </table:table-cell>
          <table:table-cell table:style-name="ce24" office:value-type="float" office:value="23692">
            <text:p>23692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22T00:00:00">
            <text:p>8/22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EORGE WASHINGTON MEMORIAL HIGHWAY</text:p>
          </table:table-cell>
          <table:table-cell table:style-name="ce21" office:value-type="string">
            <text:p>HER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20T00:00:00">
            <text:p>7/20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EORGE WASHINGTON MEMORIAL HIGHWAY &amp;</text:p>
          </table:table-cell>
          <table:table-cell table:style-name="ce21" office:value-type="string">
            <text:p>M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0T00:00:00">
            <text:p>7/20/2003</text:p>
          </table:table-cell>
          <table:table-cell table:style-name="ce21" office:value-type="string">
            <text:p>RECKLESS DRIVING - EXCESSIVE SPEED</text:p>
          </table:table-cell>
          <table:table-cell table:style-name="ce21" office:value-type="string">
            <text:p>GEORGE WASHINGTON MEMORIAL HIGHWAY &amp;</text:p>
          </table:table-cell>
          <table:table-cell table:style-name="ce21" office:value-type="string">
            <text:p>M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29T00:00:00">
            <text:p>5/29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EORGE WASHINGTON MEMORIAL HIGHWAY &amp; AL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29T00:00:00">
            <text:p>5/29/2003</text:p>
          </table:table-cell>
          <table:table-cell table:style-name="ce21" office:value-type="string">
            <text:p>RECKLESS - GENERAL</text:p>
          </table:table-cell>
          <table:table-cell table:style-name="ce21" office:value-type="string">
            <text:p>GEORGE WASHINGTON MEMORIAL HIGHWAY &amp; AL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31T00:00:00">
            <text:p>5/31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EORGE WASHINGTON MEMORIAL HIGHWAY &amp; B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15T00:00:00">
            <text:p>2/15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EORGE WASHINGTON MEMORIAL HIGHWAY &amp; B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26T00:00:00">
            <text:p>10/26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EORGE WASHINGTON MEMORIAL HIGHWAY &amp; B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17T00:00:00">
            <text:p>12/17/2003</text:p>
          </table:table-cell>
          <table:table-cell table:style-name="ce21" office:value-type="string">
            <text:p>DRIVING UNDER THE INFLUENCE,DRUGS</text:p>
          </table:table-cell>
          <table:table-cell table:style-name="ce21" office:value-type="string">
            <text:p>GEORGE WASHINGTON MEMORIAL HIGHWAY &amp; B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26T00:00:00">
            <text:p>10/26/2003</text:p>
          </table:table-cell>
          <table:table-cell table:style-name="ce21" office:value-type="string">
            <text:p>DRIVING W/SUSPENDED OR REVOKED LICENSE</text:p>
          </table:table-cell>
          <table:table-cell table:style-name="ce21" office:value-type="string">
            <text:p>GEORGE WASHINGTON MEMORIAL HIGHWAY &amp; B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17T00:00:00">
            <text:p>12/17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EORGE WASHINGTON MEMORIAL HIGHWAY &amp; B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15T00:00:00">
            <text:p>2/15/2003</text:p>
          </table:table-cell>
          <table:table-cell table:style-name="ce21" office:value-type="string">
            <text:p>RECKLESS - GENERAL</text:p>
          </table:table-cell>
          <table:table-cell table:style-name="ce21" office:value-type="string">
            <text:p>GEORGE WASHINGTON MEMORIAL HIGHWAY &amp; B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17T00:00:00">
            <text:p>12/17/2003</text:p>
          </table:table-cell>
          <table:table-cell table:style-name="ce21" office:value-type="string">
            <text:p>RECKLESS - GENERAL</text:p>
          </table:table-cell>
          <table:table-cell table:style-name="ce21" office:value-type="string">
            <text:p>GEORGE WASHINGTON MEMORIAL HIGHWAY &amp; B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26T00:00:00">
            <text:p>10/26/2003</text:p>
          </table:table-cell>
          <table:table-cell table:style-name="ce21" office:value-type="string">
            <text:p>REFUSE BLOOD/BREATH TEST</text:p>
          </table:table-cell>
          <table:table-cell table:style-name="ce21" office:value-type="string">
            <text:p>GEORGE WASHINGTON MEMORIAL HIGHWAY &amp; B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17T00:00:00">
            <text:p>6/17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EORGE WASHINGTON MEMORIAL HIGHWAY &amp; BR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0T00:00:00">
            <text:p>7/20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 &amp; CO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02T00:00:00">
            <text:p>3/2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EORGE WASHINGTON MEMORIAL HIGHWAY &amp; CO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24T00:00:00">
            <text:p>5/24/2003</text:p>
          </table:table-cell>
          <table:table-cell table:style-name="ce21" office:value-type="string">
            <text:p>DRIVING W/SUSPENDED OR REVOKED LICENSE</text:p>
          </table:table-cell>
          <table:table-cell table:style-name="ce21" office:value-type="string">
            <text:p>GEORGE WASHINGTON MEMORIAL HIGHWAY &amp; CO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24T00:00:00">
            <text:p>5/24/2003</text:p>
          </table:table-cell>
          <table:table-cell table:style-name="ce21" office:value-type="string">
            <text:p>RECKLESS - GENERAL</text:p>
          </table:table-cell>
          <table:table-cell table:style-name="ce21" office:value-type="string">
            <text:p>GEORGE WASHINGTON MEMORIAL HIGHWAY &amp; CO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31T00:00:00">
            <text:p>3/31/2003</text:p>
          </table:table-cell>
          <table:table-cell table:style-name="ce21" office:value-type="string">
            <text:p>CARRYING CONCEALED WEAPON -1ST OFFENSE</text:p>
          </table:table-cell>
          <table:table-cell table:style-name="ce21" office:value-type="string">
            <text:p>GEORGE WASHINGTON MEMORIAL HIGHWAY &amp; D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31T00:00:00">
            <text:p>3/31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EORGE WASHINGTON MEMORIAL HIGHWAY &amp; D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31T00:00:00">
            <text:p>3/31/2003</text:p>
          </table:table-cell>
          <table:table-cell table:style-name="ce21" office:value-type="string">
            <text:p>OBSTRUCTING JUSTICE</text:p>
          </table:table-cell>
          <table:table-cell table:style-name="ce21" office:value-type="string">
            <text:p>GEORGE WASHINGTON MEMORIAL HIGHWAY &amp; D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31T00:00:00">
            <text:p>3/31/2003</text:p>
          </table:table-cell>
          <table:table-cell table:style-name="ce21" office:value-type="string">
            <text:p>REFUSE BLOOD/BREATH TEST</text:p>
          </table:table-cell>
          <table:table-cell table:style-name="ce21" office:value-type="string">
            <text:p>GEORGE WASHINGTON MEMORIAL HIGHWAY &amp; D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9T00:00:00">
            <text:p>11/2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 &amp; DE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16T00:00:00">
            <text:p>5/16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EORGE WASHINGTON MEMORIAL HIGHWAY &amp; DE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13T00:00:00">
            <text:p>8/13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EORGE WASHINGTON MEMORIAL HIGHWAY &amp; DE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20T00:00:00">
            <text:p>8/20/2003</text:p>
          </table:table-cell>
          <table:table-cell table:style-name="ce21" office:value-type="string">
            <text:p>MANUF, SALE, POSS CONTROL SUBST -SCHED III,IV,V</text:p>
          </table:table-cell>
          <table:table-cell table:style-name="ce21" office:value-type="string">
            <text:p>GEORGE WASHINGTON MEMORIAL HIGHWAY &amp; DE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20T00:00:00">
            <text:p>2/20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EORGE WASHINGTON MEMORIAL HIGHWAY &amp; EL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14T00:00:00">
            <text:p>8/14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EORGE WASHINGTON MEMORIAL HIGHWAY &amp; EL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2-20T00:00:00">
            <text:p>2/20/2003</text:p>
          </table:table-cell>
          <table:table-cell table:style-name="ce21" office:value-type="string">
            <text:p>RECKLESS - GENERAL</text:p>
          </table:table-cell>
          <table:table-cell table:style-name="ce21" office:value-type="string">
            <text:p>GEORGE WASHINGTON MEMORIAL HIGHWAY &amp; EL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11T00:00:00">
            <text:p>10/11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EORGE WASHINGTON MEMORIAL HIGHWAY &amp; F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10T00:00:00">
            <text:p>3/10/2003</text:p>
          </table:table-cell>
          <table:table-cell table:style-name="ce21" office:value-type="string">
            <text:p>INDECENT EXPOSURE</text:p>
          </table:table-cell>
          <table:table-cell table:style-name="ce21" office:value-type="string">
            <text:p>GEORGE WASHINGTON MEMORIAL HIGHWAY &amp; FO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19T00:00:00">
            <text:p>2/1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 &amp; FO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05T00:00:00">
            <text:p>11/5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EORGE WASHINGTON MEMORIAL HIGHWAY &amp; FO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05T00:00:00">
            <text:p>11/5/2003</text:p>
          </table:table-cell>
          <table:table-cell table:style-name="ce21" office:value-type="string">
            <text:p>RECKLESS - GENERAL</text:p>
          </table:table-cell>
          <table:table-cell table:style-name="ce21" office:value-type="string">
            <text:p>GEORGE WASHINGTON MEMORIAL HIGHWAY &amp; FO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9T00:00:00">
            <text:p>3/29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EORGE WASHINGTON MEMORIAL HIGHWAY &amp; FT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9T00:00:00">
            <text:p>3/29/2003</text:p>
          </table:table-cell>
          <table:table-cell table:style-name="ce21" office:value-type="string">
            <text:p>RECKLESS - GENERAL</text:p>
          </table:table-cell>
          <table:table-cell table:style-name="ce21" office:value-type="string">
            <text:p>GEORGE WASHINGTON MEMORIAL HIGHWAY &amp; FT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9T00:00:00">
            <text:p>3/29/2003</text:p>
          </table:table-cell>
          <table:table-cell table:style-name="ce21" office:value-type="string">
            <text:p>REFUSE BLOOD/BREATH TEST</text:p>
          </table:table-cell>
          <table:table-cell table:style-name="ce21" office:value-type="string">
            <text:p>GEORGE WASHINGTON MEMORIAL HIGHWAY &amp; FT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22T00:00:00">
            <text:p>4/22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EORGE WASHINGTON MEMORIAL HIGHWAY &amp; FT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22T00:00:00">
            <text:p>4/22/2003</text:p>
          </table:table-cell>
          <table:table-cell table:style-name="ce21" office:value-type="string">
            <text:p>RECKLESS - GENERAL</text:p>
          </table:table-cell>
          <table:table-cell table:style-name="ce21" office:value-type="string">
            <text:p>GEORGE WASHINGTON MEMORIAL HIGHWAY &amp; FT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02T00:00:00">
            <text:p>11/2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GEORGE WASHINGTON MEMORIAL HIGHWAY &amp; FT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17T00:00:00">
            <text:p>6/17/2003</text:p>
          </table:table-cell>
          <table:table-cell table:style-name="ce21" office:value-type="string">
            <text:p>THROWING OBJECT AT MOVING VEHICLE</text:p>
          </table:table-cell>
          <table:table-cell table:style-name="ce21" office:value-type="string">
            <text:p>GEORGE WASHINGTON MEMORIAL HIGHWAY &amp; G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02T00:00:00">
            <text:p>3/2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EORGE WASHINGTON MEMORIAL HIGHWAY &amp; GO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02T00:00:00">
            <text:p>3/2/2003</text:p>
          </table:table-cell>
          <table:table-cell table:style-name="ce21" office:value-type="string">
            <text:p>DRIVING W/SUSPENDED OR REVOKED LICENSE</text:p>
          </table:table-cell>
          <table:table-cell table:style-name="ce21" office:value-type="string">
            <text:p>GEORGE WASHINGTON MEMORIAL HIGHWAY &amp; GO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02T00:00:00">
            <text:p>3/2/2003</text:p>
          </table:table-cell>
          <table:table-cell table:style-name="ce21" office:value-type="string">
            <text:p>RECKLESS - GENERAL</text:p>
          </table:table-cell>
          <table:table-cell table:style-name="ce21" office:value-type="string">
            <text:p>GEORGE WASHINGTON MEMORIAL HIGHWAY &amp; GO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20T00:00:00">
            <text:p>10/20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INGTON MEMORIAL HIGHWAY &amp; GO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16T00:00:00">
            <text:p>4/16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 &amp; GO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31T00:00:00">
            <text:p>5/31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EORGE WASHINGTON MEMORIAL HIGHWAY &amp; GO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01T00:00:00">
            <text:p>6/1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EORGE WASHINGTON MEMORIAL HIGHWAY &amp; GO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31T00:00:00">
            <text:p>5/31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EORGE WASHINGTON MEMORIAL HIGHWAY &amp; GO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8T00:00:00">
            <text:p>12/8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INGTON MEMORIAL HIGHWAY &amp; GR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8T00:00:00">
            <text:p>12/8/2003</text:p>
          </table:table-cell>
          <table:table-cell table:style-name="ce21" office:value-type="string">
            <text:p>RECKLESS - GENERAL</text:p>
          </table:table-cell>
          <table:table-cell table:style-name="ce21" office:value-type="string">
            <text:p>GEORGE WASHINGTON MEMORIAL HIGHWAY &amp; GR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29T00:00:00">
            <text:p>1/29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EORGE WASHINGTON MEMORIAL HIGHWAY &amp; LA</text:p>
          </table:table-cell>
          <table:table-cell table:style-name="ce21"/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11-30T00:00:00">
            <text:p>11/30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EORGE WASHINGTON MEMORIAL HIGHWAY &amp; L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30T00:00:00">
            <text:p>11/30/2003</text:p>
          </table:table-cell>
          <table:table-cell table:style-name="ce21" office:value-type="string">
            <text:p>DRIVING W/SUSPENDED OR REVOKED LICENSE</text:p>
          </table:table-cell>
          <table:table-cell table:style-name="ce21" office:value-type="string">
            <text:p>GEORGE WASHINGTON MEMORIAL HIGHWAY &amp; L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15T00:00:00">
            <text:p>7/15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INGTON MEMORIAL HIGHWAY &amp; L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15T00:00:00">
            <text:p>7/15/2003</text:p>
          </table:table-cell>
          <table:table-cell table:style-name="ce21" office:value-type="string">
            <text:p>ELUDING POLICE</text:p>
          </table:table-cell>
          <table:table-cell table:style-name="ce21" office:value-type="string">
            <text:p>GEORGE WASHINGTON MEMORIAL HIGHWAY &amp; L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15T00:00:00">
            <text:p>7/15/2003</text:p>
          </table:table-cell>
          <table:table-cell table:style-name="ce21" office:value-type="string">
            <text:p>RECKLESS - GENERAL</text:p>
          </table:table-cell>
          <table:table-cell table:style-name="ce21" office:value-type="string">
            <text:p>GEORGE WASHINGTON MEMORIAL HIGHWAY &amp; L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15T00:00:00">
            <text:p>7/15/2003</text:p>
          </table:table-cell>
          <table:table-cell table:style-name="ce21" office:value-type="string">
            <text:p>UNAUTHORIZED USE OF VEHICLE</text:p>
          </table:table-cell>
          <table:table-cell table:style-name="ce21" office:value-type="string">
            <text:p>GEORGE WASHINGTON MEMORIAL HIGHWAY &amp; L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26T00:00:00">
            <text:p>5/26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EORGE WASHINGTON MEMORIAL HIGHWAY &amp; OL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10T00:00:00">
            <text:p>7/10/2003</text:p>
          </table:table-cell>
          <table:table-cell table:style-name="ce21" office:value-type="string">
            <text:p>ELUDING POLICE -ENDANGER PERSONS OR POLICE CAR</text:p>
          </table:table-cell>
          <table:table-cell table:style-name="ce21" office:value-type="string">
            <text:p>GEORGE WASHINGTON MEMORIAL HIGHWAY &amp; OL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10T00:00:00">
            <text:p>7/10/2003</text:p>
          </table:table-cell>
          <table:table-cell table:style-name="ce21" office:value-type="string">
            <text:p>RECKLESS DRIVING - DRAG RACING [CLASS 1 MISD]</text:p>
          </table:table-cell>
          <table:table-cell table:style-name="ce21" office:value-type="string">
            <text:p>GEORGE WASHINGTON MEMORIAL HIGHWAY &amp; OL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4T00:00:00">
            <text:p>7/24/2003</text:p>
          </table:table-cell>
          <table:table-cell table:style-name="ce21" office:value-type="string">
            <text:p>CARRYING CONCEALED WEAPON -1ST OFFENSE</text:p>
          </table:table-cell>
          <table:table-cell table:style-name="ce21" office:value-type="string">
            <text:p>GEORGE WASHINGTON MEMORIAL HIGHWAY &amp; R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4T00:00:00">
            <text:p>7/24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EORGE WASHINGTON MEMORIAL HIGHWAY &amp; R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9T00:00:00">
            <text:p>12/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 &amp; TE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11T00:00:00">
            <text:p>1/1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INGTON MEMORIAL HIGHWAY &amp; TO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05T00:00:00">
            <text:p>7/5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EORGE WASHINGTON MEMORIAL HIGHWAY &amp; W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9-27T00:00:00">
            <text:p>9/27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EORGE WASHINGTON MEMORIAL HIGHWAY &amp; W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27T00:00:00">
            <text:p>9/27/2003</text:p>
          </table:table-cell>
          <table:table-cell table:style-name="ce21" office:value-type="string">
            <text:p>RECKLESS - GENERAL</text:p>
          </table:table-cell>
          <table:table-cell table:style-name="ce21" office:value-type="string">
            <text:p>GEORGE WASHINGTON MEMORIAL HIGHWAY &amp; W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9T00:00:00">
            <text:p>10/9/2003</text:p>
          </table:table-cell>
          <table:table-cell table:style-name="ce21" office:value-type="string">
            <text:p>RECKLESS - GENERAL</text:p>
          </table:table-cell>
          <table:table-cell table:style-name="ce21" office:value-type="string">
            <text:p>GEORGE WASHINGTON MEMORIAL HIGHWAY &amp; W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05T00:00:00">
            <text:p>7/5/2003</text:p>
          </table:table-cell>
          <table:table-cell table:style-name="ce21" office:value-type="string">
            <text:p>REFUSE BLOOD/BREATH TEST</text:p>
          </table:table-cell>
          <table:table-cell table:style-name="ce21" office:value-type="string">
            <text:p>GEORGE WASHINGTON MEMORIAL HIGHWAY &amp; W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21T00:00:00">
            <text:p>5/21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GEORGE WASHINGTON MEMORIAL HIGHWAY &amp; W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02T00:00:00">
            <text:p>4/2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GEORGE WASHINGTON MEMORIAL HIGHWAY &amp; W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03T00:00:00">
            <text:p>6/3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GEORGE WASHINGTON MEMORIAL HIGHWAY &amp; W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14T00:00:00">
            <text:p>5/14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GEORGE WASHINGTON MEMORIAL HIGHWAY &amp; W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14T00:00:00">
            <text:p>5/14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GEORGE WASHINGTON MEMORIAL HIGHWAY &amp; W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08T00:00:00">
            <text:p>4/8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GEORGE WASHINGTON MEMORIAL HIGHWAY &amp; W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27T00:00:00">
            <text:p>3/27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GEORGE WASHINGTON MEMORIAL HIGHWAY &amp; W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12T00:00:00">
            <text:p>4/12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GEORGE WASHINGTON MEMORIAL HIGHWAY &amp; W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17T00:00:00">
            <text:p>4/17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GEORGE WASHINGTON MEMORIAL HIGHWAY &amp; W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18T00:00:00">
            <text:p>4/18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GEORGE WASHINGTON MEMORIAL HIGHWAY &amp; W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08T00:00:00">
            <text:p>4/8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GEORGE WASHINGTON MEMORIAL HIGHWAY &amp; W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4T00:00:00">
            <text:p>8/14/2003</text:p>
          </table:table-cell>
          <table:table-cell table:style-name="ce21" office:value-type="string">
            <text:p>SALE, DISTRIBUTE MARIJUANA</text:p>
          </table:table-cell>
          <table:table-cell table:style-name="ce21" office:value-type="string">
            <text:p>GEORGE WASHINGTON MEMORIAL HIGHWAY &amp; WA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22T00:00:00">
            <text:p>4/22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EORGE WASHINGTON MEMORIAL HIGHWAY &amp; YO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27T00:00:00">
            <text:p>4/27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EORGE WASHINGTON MEMORIAL HIGHWAY &amp; YO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19T00:00:00">
            <text:p>11/19/2003</text:p>
          </table:table-cell>
          <table:table-cell table:style-name="ce21" office:value-type="string">
            <text:p>THROWING OBJECT AT MOVING VEHICLE</text:p>
          </table:table-cell>
          <table:table-cell table:style-name="ce21" office:value-type="string">
            <text:p>GEORGE WASHINGTON MEMORIAL HIGHWAY &amp; YO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9T00:00:00">
            <text:p>3/29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EORGE WASHINGTON MEMORIAL HIGHWAY &amp; YO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23T00:00:00">
            <text:p>6/23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EORGE WASHINGTON MEMORIAL HIGHWAY &amp; YO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23T00:00:00">
            <text:p>6/23/2003</text:p>
          </table:table-cell>
          <table:table-cell table:style-name="ce21" office:value-type="string">
            <text:p>RECKLESS - GENERAL</text:p>
          </table:table-cell>
          <table:table-cell table:style-name="ce21" office:value-type="string">
            <text:p>GEORGE WASHINGTON MEMORIAL HIGHWAY &amp; YO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17T00:00:00">
            <text:p>11/17/2003</text:p>
          </table:table-cell>
          <table:table-cell table:style-name="ce21" office:value-type="string">
            <text:p>RECKLESS - GENERAL</text:p>
          </table:table-cell>
          <table:table-cell table:style-name="ce21" office:value-type="string">
            <text:p>GEORGE WASHINGTON MEMORIAL HIGHWAY AT G</text:p>
          </table:table-cell>
          <table:table-cell table:style-name="ce21"/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28T00:00:00">
            <text:p>2/28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EORGE WASHINGTON MEMORIAL HIGHWAY AT S</text:p>
          </table:table-cell>
          <table:table-cell table:style-name="ce21"/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2-28T00:00:00">
            <text:p>2/28/2003</text:p>
          </table:table-cell>
          <table:table-cell table:style-name="ce21" office:value-type="string">
            <text:p>DRIVING W/SUSPENDED OR REVOKED LICENSE</text:p>
          </table:table-cell>
          <table:table-cell table:style-name="ce21" office:value-type="string">
            <text:p>GEORGE WASHINGTON MEMORIAL HIGHWAY AT S</text:p>
          </table:table-cell>
          <table:table-cell table:style-name="ce21"/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2-27T00:00:00">
            <text:p>2/27/2003</text:p>
          </table:table-cell>
          <table:table-cell table:style-name="ce21" office:value-type="string">
            <text:p>ASSAULT &amp; BATTERY -POLICE OFCR OR FIREFIGHTER</text:p>
          </table:table-cell>
          <table:table-cell table:style-name="ce21" office:value-type="string">
            <text:p>GEORGE WASHINGTON MEMORIAL HIGHWAY AT T</text:p>
          </table:table-cell>
          <table:table-cell table:style-name="ce21"/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2-27T00:00:00">
            <text:p>2/27/2003</text:p>
          </table:table-cell>
          <table:table-cell table:style-name="ce21" office:value-type="string">
            <text:p>CURSING/OBSCENE LANGUAGE</text:p>
          </table:table-cell>
          <table:table-cell table:style-name="ce21" office:value-type="string">
            <text:p>GEORGE WASHINGTON MEMORIAL HIGHWAY AT T</text:p>
          </table:table-cell>
          <table:table-cell table:style-name="ce21"/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2-27T00:00:00">
            <text:p>2/27/2003</text:p>
          </table:table-cell>
          <table:table-cell table:style-name="ce21" office:value-type="string">
            <text:p>RECKLESS - GENERAL</text:p>
          </table:table-cell>
          <table:table-cell table:style-name="ce21" office:value-type="string">
            <text:p>GEORGE WASHINGTON MEMORIAL HIGHWAY AT T</text:p>
          </table:table-cell>
          <table:table-cell table:style-name="ce21"/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4-21T00:00:00">
            <text:p>4/21/2003</text:p>
          </table:table-cell>
          <table:table-cell table:style-name="ce21" office:value-type="string">
            <text:p>ASSAULT, AGGRAVATED, DOMESTIC</text:p>
          </table:table-cell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28T00:00:00">
            <text:p>10/28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2T00:00:00">
            <text:p>3/22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23T00:00:00">
            <text:p>5/23/2003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10T00:00:00">
            <text:p>3/10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02T00:00:00">
            <text:p>7/2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24T00:00:00">
            <text:p>5/24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15T00:00:00">
            <text:p>7/15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2T00:00:00">
            <text:p>11/22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01T00:00:00">
            <text:p>4/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18T00:00:00">
            <text:p>4/1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5T00:00:00">
            <text:p>11/25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11T00:00:00">
            <text:p>1/11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23T00:00:00">
            <text:p>5/23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30T00:00:00">
            <text:p>9/30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10T00:00:00">
            <text:p>4/10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26T00:00:00">
            <text:p>10/26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23T00:00:00">
            <text:p>5/23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29T00:00:00">
            <text:p>8/29/2003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17T00:00:00">
            <text:p>3/17/2003</text:p>
          </table:table-cell>
          <table:table-cell table:style-name="ce21" office:value-type="string">
            <text:p>OBSCENE/THREATENING PHONE CALL</text:p>
          </table:table-cell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14T00:00:00">
            <text:p>4/14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12T00:00:00">
            <text:p>3/12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26T00:00:00">
            <text:p>10/26/2003</text:p>
          </table:table-cell>
          <table:table-cell table:style-name="ce21" office:value-type="string">
            <text:p>REFUSE BLOOD/BREATH TEST</text:p>
          </table:table-cell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11T00:00:00">
            <text:p>1/11/2003</text:p>
          </table:table-cell>
          <table:table-cell table:style-name="ce21" office:value-type="string">
            <text:p>STEAL OR TAMPER WITH COIN OPER</text:p>
          </table:table-cell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21T00:00:00">
            <text:p>4/21/2003</text:p>
          </table:table-cell>
          <table:table-cell table:style-name="ce21" office:value-type="string">
            <text:p>WEAPON LAW VIOLATIONS, DISCHARGE FIREARM IN DWELL</text:p>
          </table:table-cell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7T00:00:00">
            <text:p>12/7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OODWIN NECK ROAD &amp; D&amp;Y BAPTIST C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08T00:00:00">
            <text:p>6/8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GOODWIN NECK ROAD &amp; LOTZ DRIVE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08T00:00:00">
            <text:p>6/8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OODWIN NECK ROAD &amp; LOTZ DRIVE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2T00:00:00">
            <text:p>8/12/2003</text:p>
          </table:table-cell>
          <table:table-cell table:style-name="ce21" office:value-type="string">
            <text:p>RECKLESS - GENERAL</text:p>
          </table:table-cell>
          <table:table-cell table:style-name="ce21" office:value-type="string">
            <text:p>GOODWIN NECK ROAD &amp; SEAFOR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27T00:00:00">
            <text:p>2/27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06T00:00:00">
            <text:p>3/6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12T00:00:00">
            <text:p>3/12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6T00:00:00">
            <text:p>3/26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17T00:00:00">
            <text:p>4/17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21T00:00:00">
            <text:p>5/21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01T00:00:00">
            <text:p>7/1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14T00:00:00">
            <text:p>7/14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30T00:00:00">
            <text:p>9/30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2T00:00:00">
            <text:p>10/2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21T00:00:00">
            <text:p>10/21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14T00:00:00">
            <text:p>11/14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18T00:00:00">
            <text:p>11/18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15T00:00:00">
            <text:p>12/15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26T00:00:00">
            <text:p>2/26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15T00:00:00">
            <text:p>10/15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14T00:00:00">
            <text:p>3/14/2003</text:p>
          </table:table-cell>
          <table:table-cell table:style-name="ce21" office:value-type="string">
            <text:p>BURNING OR DESTROYING PERSONAL PROPERTY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8T00:00:00">
            <text:p>11/2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1T00:00:00">
            <text:p>11/2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06T00:00:00">
            <text:p>2/6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14T00:00:00">
            <text:p>2/14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18T00:00:00">
            <text:p>3/1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30T00:00:00">
            <text:p>5/30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10T00:00:00">
            <text:p>9/10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9T00:00:00">
            <text:p>10/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03T00:00:00">
            <text:p>11/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8T00:00:00">
            <text:p>12/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9T00:00:00">
            <text:p>11/2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11T00:00:00">
            <text:p>6/11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01T00:00:00">
            <text:p>11/1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02T00:00:00">
            <text:p>11/2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26T00:00:00">
            <text:p>1/26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06T00:00:00">
            <text:p>2/6/2003</text:p>
          </table:table-cell>
          <table:table-cell table:style-name="ce21" office:value-type="string">
            <text:p>DISORDERLY CONDUCT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03T00:00:00">
            <text:p>3/3/2003</text:p>
          </table:table-cell>
          <table:table-cell table:style-name="ce21" office:value-type="string">
            <text:p>DISORDERLY CONDUCT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06T00:00:00">
            <text:p>3/6/2003</text:p>
          </table:table-cell>
          <table:table-cell table:style-name="ce21" office:value-type="string">
            <text:p>DISORDERLY CONDUCT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6T00:00:00">
            <text:p>3/26/2003</text:p>
          </table:table-cell>
          <table:table-cell table:style-name="ce21" office:value-type="string">
            <text:p>DISORDERLY CONDUCT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21T00:00:00">
            <text:p>5/21/2003</text:p>
          </table:table-cell>
          <table:table-cell table:style-name="ce21" office:value-type="string">
            <text:p>DISORDERLY CONDUCT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18T00:00:00">
            <text:p>11/18/2003</text:p>
          </table:table-cell>
          <table:table-cell table:style-name="ce21" office:value-type="string">
            <text:p>DISORDERLY CONDUCT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15T00:00:00">
            <text:p>10/15/2003</text:p>
          </table:table-cell>
          <table:table-cell table:style-name="ce21" office:value-type="string">
            <text:p>DISORDERLY CONDUCT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22T00:00:00">
            <text:p>5/22/2003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08T00:00:00">
            <text:p>7/8/2003</text:p>
          </table:table-cell>
          <table:table-cell table:style-name="ce21" office:value-type="string">
            <text:p>ELUDING POLIC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14T00:00:00">
            <text:p>3/14/2003</text:p>
          </table:table-cell>
          <table:table-cell table:style-name="ce21" office:value-type="string">
            <text:p>GRAFFITI ,PRIVATE PROPERTY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01T00:00:00">
            <text:p>11/1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9T00:00:00">
            <text:p>10/9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26T00:00:00">
            <text:p>5/26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07T00:00:00">
            <text:p>1/7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8T00:00:00">
            <text:p>3/28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30T00:00:00">
            <text:p>5/30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08T00:00:00">
            <text:p>7/8/2003</text:p>
          </table:table-cell>
          <table:table-cell table:style-name="ce21" office:value-type="string">
            <text:p>RECKLESS - GENERAL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03T00:00:00">
            <text:p>4/3/2003</text:p>
          </table:table-cell>
          <table:table-cell table:style-name="ce21" office:value-type="string">
            <text:p>THREATEN BODILY HARM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10T00:00:00">
            <text:p>1/10/2003</text:p>
          </table:table-cell>
          <table:table-cell table:style-name="ce21" office:value-type="string">
            <text:p>THREATEN BODILY HARM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8T00:00:00">
            <text:p>3/28/2003</text:p>
          </table:table-cell>
          <table:table-cell table:style-name="ce21" office:value-type="string">
            <text:p>TOBACCO PRODUCTS - POSSESSION OF PRODUCT BY PERSON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30T00:00:00">
            <text:p>5/30/2003</text:p>
          </table:table-cell>
          <table:table-cell table:style-name="ce21" office:value-type="string">
            <text:p>TOBACCO PRODUCTS - POSSESSION OF PRODUCT BY PERSON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06T00:00:00">
            <text:p>6/6/2003</text:p>
          </table:table-cell>
          <table:table-cell table:style-name="ce21" office:value-type="string">
            <text:p>TOBACCO PRODUCTS - POSSESSION OF PRODUCT BY PERSON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8T00:00:00">
            <text:p>7/28/2003</text:p>
          </table:table-cell>
          <table:table-cell table:style-name="ce21" office:value-type="string">
            <text:p>TOBACCO PRODUCTS - POSSESSION OF PRODUCT BY PERSON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9T00:00:00">
            <text:p>7/29/2003</text:p>
          </table:table-cell>
          <table:table-cell table:style-name="ce21" office:value-type="string">
            <text:p>TOBACCO PRODUCTS - POSSESSION OF PRODUCT BY PERSON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07T00:00:00">
            <text:p>1/7/2003</text:p>
          </table:table-cell>
          <table:table-cell table:style-name="ce21" office:value-type="string">
            <text:p>TRESPASS ON CHURCH OR SCHOOL P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11T00:00:00">
            <text:p>6/11/2003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22T00:00:00">
            <text:p>5/22/2003</text:p>
          </table:table-cell>
          <table:table-cell table:style-name="ce21" office:value-type="string">
            <text:p>UNLAWFUL PURCHASE OR POSSESS ALCOHOLIC BEVERAG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06T00:00:00">
            <text:p>6/6/2003</text:p>
          </table:table-cell>
          <table:table-cell table:style-name="ce21" office:value-type="string">
            <text:p>UNLAWFUL PURCHASE OR POSSESS ALCOHOLIC BEVERAG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11T00:00:00">
            <text:p>6/11/2003</text:p>
          </table:table-cell>
          <table:table-cell table:style-name="ce21" office:value-type="string">
            <text:p>WEARING MASK IN PUBLIC PLAC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10T00:00:00">
            <text:p>6/10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RAFTON DRIVE &amp; GEORGE WASHINGTO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18T00:00:00">
            <text:p>10/18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RAFTON LAN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18T00:00:00">
            <text:p>10/18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RAFTON STATION LANE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18T00:00:00">
            <text:p>10/18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GRAFTON STATION LANE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03T00:00:00">
            <text:p>7/3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RAFTON STATION LANE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29T00:00:00">
            <text:p>11/2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RANGER CIRCL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2-12T00:00:00">
            <text:p>2/12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REENE DRIVE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12T00:00:00">
            <text:p>2/12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REENE DRIVE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12T00:00:00">
            <text:p>2/12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REENE DRIVE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12T00:00:00">
            <text:p>2/12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GREENE DRIVE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12T00:00:00">
            <text:p>2/12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REENE DRIVE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09T00:00:00">
            <text:p>6/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REENE DRIVE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2T00:00:00">
            <text:p>7/22/2003</text:p>
          </table:table-cell>
          <table:table-cell table:style-name="ce21" office:value-type="string">
            <text:p>EMBEZZLEMENT &gt;=$200</text:p>
          </table:table-cell>
          <table:table-cell table:style-name="ce21" office:value-type="string">
            <text:p>GREENE DRIVE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29T00:00:00">
            <text:p>12/29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REENE DRIVE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03T00:00:00">
            <text:p>3/3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REYSTONE WALK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18T00:00:00">
            <text:p>11/1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HARLAN DRIVE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7T00:00:00">
            <text:p>10/7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HARLAN DRIVE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26T00:00:00">
            <text:p>5/26/2003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HARRIS GROVE LAN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11T00:00:00">
            <text:p>4/1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HARRIS GROVE LAN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26T00:00:00">
            <text:p>5/26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HARRIS GROVE LAN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15T00:00:00">
            <text:p>4/15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HARRIS GROVE LAN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11T00:00:00">
            <text:p>12/1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HARRIS LANE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10T00:00:00">
            <text:p>12/10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HARRIS LANE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12T00:00:00">
            <text:p>12/12/2003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HARRIS LANE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13T00:00:00">
            <text:p>1/13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HARROD LAN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09T00:00:00">
            <text:p>7/9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HARROD LANE, BLOCK OF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12T00:00:00">
            <text:p>11/12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HARWOOD DRIVE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18T00:00:00">
            <text:p>3/18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HARWOOD DRIVE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26T00:00:00">
            <text:p>8/26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HARWOOD DRIVE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16T00:00:00">
            <text:p>5/16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HAVERSTRAW COURT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14T00:00:00">
            <text:p>10/14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HAWTHORNE PLACE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16T00:00:00">
            <text:p>12/16/2003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HAWTHORNE POINT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12T00:00:00">
            <text:p>12/12/2003</text:p>
          </table:table-cell>
          <table:table-cell table:style-name="ce21" office:value-type="string">
            <text:p>ASSAULT, AGGRAVATED, DOMESTIC</text:p>
          </table:table-cell>
          <table:table-cell table:style-name="ce21" office:value-type="string">
            <text:p>HAWTHORNE POINT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07T00:00:00">
            <text:p>6/7/2003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HENRY LEE COURT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19T00:00:00">
            <text:p>3/19/2003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HENRY LEE LAN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31T00:00:00">
            <text:p>3/31/2003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HENRY LEE LAN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9-01T00:00:00">
            <text:p>9/1/2003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HILBURNE LANE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9-01T00:00:00">
            <text:p>9/1/2003</text:p>
          </table:table-cell>
          <table:table-cell table:style-name="ce21" office:value-type="string">
            <text:p>CREDIT CARD THEFT</text:p>
          </table:table-cell>
          <table:table-cell table:style-name="ce21" office:value-type="string">
            <text:p>HILBURNE LANE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01T00:00:00">
            <text:p>12/1/2003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HILBURNE LANE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02T00:00:00">
            <text:p>7/2/2003</text:p>
          </table:table-cell>
          <table:table-cell table:style-name="ce21" office:value-type="string">
            <text:p>ASSAULT &amp; BATTERY -POLICE OFCR OR FIREFIGHTER</text:p>
          </table:table-cell>
          <table:table-cell table:style-name="ce21" office:value-type="string">
            <text:p>HODGES COVE ROAD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12T00:00:00">
            <text:p>5/12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HODGES COVE ROAD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14T00:00:00">
            <text:p>6/14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HODGES COVE ROAD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14T00:00:00">
            <text:p>6/14/2003</text:p>
          </table:table-cell>
          <table:table-cell table:style-name="ce21" office:value-type="string">
            <text:p>BRANDISHING FIREARM</text:p>
          </table:table-cell>
          <table:table-cell table:style-name="ce21" office:value-type="string">
            <text:p>HODGES COVE ROAD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19T00:00:00">
            <text:p>4/1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HODGES COVE ROAD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14T00:00:00">
            <text:p>6/14/2003</text:p>
          </table:table-cell>
          <table:table-cell table:style-name="ce21" office:value-type="string">
            <text:p>RESISTING ARREST/OBS JUSTICE W/O THREAT OF FORCE</text:p>
          </table:table-cell>
          <table:table-cell table:style-name="ce21" office:value-type="string">
            <text:p>HODGES COVE ROAD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23T00:00:00">
            <text:p>4/23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HOLDEN LAN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16T00:00:00">
            <text:p>12/16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HOLDEN LAN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01T00:00:00">
            <text:p>7/1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HOLDEN LAN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01T00:00:00">
            <text:p>7/1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HOLDEN LAN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11T00:00:00">
            <text:p>1/1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HOLLY PLAC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05T00:00:00">
            <text:p>5/5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HOLLY POINT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15T00:00:00">
            <text:p>6/15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HOLLY POINT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07T00:00:00">
            <text:p>4/7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HOLLY POINT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23T00:00:00">
            <text:p>4/23/2003</text:p>
          </table:table-cell>
          <table:table-cell table:style-name="ce21" office:value-type="string">
            <text:p>OBSCENE/THREATENING PHONE CALL</text:p>
          </table:table-cell>
          <table:table-cell table:style-name="ce21" office:value-type="string">
            <text:p>HOLLY POINT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9-17T00:00:00">
            <text:p>9/17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HOLLYWOOD BLVD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9-20T00:00:00">
            <text:p>9/20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HOLLYWOOD BLVD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16T00:00:00">
            <text:p>7/16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HOLLYWOOD BLVD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23T00:00:00">
            <text:p>10/23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HOLMES BLVD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28T00:00:00">
            <text:p>10/28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HOLMES BLVD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23T00:00:00">
            <text:p>10/23/2003</text:p>
          </table:table-cell>
          <table:table-cell table:style-name="ce21" office:value-type="string">
            <text:p>DISCHARGE FIREARM OR MISSILE IN/AT OCCUPIED BLDG</text:p>
          </table:table-cell>
          <table:table-cell table:style-name="ce21" office:value-type="string">
            <text:p>HOLMES BLVD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23T00:00:00">
            <text:p>10/23/2003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HOLMES BLVD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28T00:00:00">
            <text:p>10/28/2003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HOLMES BLVD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30T00:00:00">
            <text:p>11/30/2003</text:p>
          </table:table-cell>
          <table:table-cell table:style-name="ce21" office:value-type="string">
            <text:p>ASSAULT, AGGRAVATED</text:p>
          </table:table-cell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09T00:00:00">
            <text:p>3/9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04T00:00:00">
            <text:p>5/4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13T00:00:00">
            <text:p>3/13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15T00:00:00">
            <text:p>11/15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9T00:00:00">
            <text:p>11/2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2T00:00:00">
            <text:p>7/22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9T00:00:00">
            <text:p>11/2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9T00:00:00">
            <text:p>8/19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13T00:00:00">
            <text:p>12/13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06T00:00:00">
            <text:p>11/6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4T00:00:00">
            <text:p>7/24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19T00:00:00">
            <text:p>11/19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27T00:00:00">
            <text:p>12/27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30T00:00:00">
            <text:p>11/30/2003</text:p>
          </table:table-cell>
          <table:table-cell table:style-name="ce21" office:value-type="string">
            <text:p>DISCHARGE FIREARM IN PUBLIC PLACE</text:p>
          </table:table-cell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9T00:00:00">
            <text:p>8/19/2003</text:p>
          </table:table-cell>
          <table:table-cell table:style-name="ce21" office:value-type="string">
            <text:p>DISORDERLY CONDUCT</text:p>
          </table:table-cell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1T00:00:00">
            <text:p>7/21/2003</text:p>
          </table:table-cell>
          <table:table-cell table:style-name="ce21" office:value-type="string">
            <text:p>FORGING, UTTERING</text:p>
          </table:table-cell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1T00:00:00">
            <text:p>7/21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07T00:00:00">
            <text:p>3/7/2003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18T00:00:00">
            <text:p>7/18/2003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13T00:00:00">
            <text:p>5/13/2003</text:p>
          </table:table-cell>
          <table:table-cell table:style-name="ce21" office:value-type="string">
            <text:p>OBSTRUCTING JUSTICE</text:p>
          </table:table-cell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5T00:00:00">
            <text:p>3/25/2003</text:p>
          </table:table-cell>
          <table:table-cell table:style-name="ce21" office:value-type="string">
            <text:p>RAPE</text:p>
          </table:table-cell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10T00:00:00">
            <text:p>3/10/2003</text:p>
          </table:table-cell>
          <table:table-cell table:style-name="ce21" office:value-type="string">
            <text:p>RECOVERED VEHICLE-STOLEN OTHER JURISDICTION</text:p>
          </table:table-cell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4T00:00:00">
            <text:p>7/24/2003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13T00:00:00">
            <text:p>5/13/2003</text:p>
          </table:table-cell>
          <table:table-cell table:style-name="ce21" office:value-type="string">
            <text:p>SEXUAL BATTERY</text:p>
          </table:table-cell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01T00:00:00">
            <text:p>9/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HUDGINS FARM ROAD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06T00:00:00">
            <text:p>9/6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HUDGINS FARM ROAD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4T00:00:00">
            <text:p>8/14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HUDGINS FARM ROAD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9T00:00:00">
            <text:p>7/29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HUDGINS FARM ROAD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1T00:00:00">
            <text:p>8/11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HUDGINS FARM ROAD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2T00:00:00">
            <text:p>8/12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HUDGINS FARM ROAD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2T00:00:00">
            <text:p>11/22/2003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HUDGINS FARM ROAD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0T00:00:00">
            <text:p>3/20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ILEX DRIVE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19T00:00:00">
            <text:p>12/19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ILEX DRIVE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14T00:00:00">
            <text:p>5/14/2003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ILEX DRIVE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26T00:00:00">
            <text:p>12/26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ILEX DRIVE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23T00:00:00">
            <text:p>4/2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JACOBS RUN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26T00:00:00">
            <text:p>8/26/2003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JACOBS RUN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16T00:00:00">
            <text:p>12/16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JACOBS RUN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26T00:00:00">
            <text:p>8/26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JACOBS RUN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09T00:00:00">
            <text:p>6/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JANIS DRIVE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02T00:00:00">
            <text:p>9/2/2003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JANIS DRIVE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27T00:00:00">
            <text:p>2/27/2003</text:p>
          </table:table-cell>
          <table:table-cell table:style-name="ce21" office:value-type="string">
            <text:p>DEAD ON ARRIVAL</text:p>
          </table:table-cell>
          <table:table-cell table:style-name="ce21" office:value-type="string">
            <text:p>JANIS DRIVE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02T00:00:00">
            <text:p>9/2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JANIS DRIVE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02T00:00:00">
            <text:p>9/2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JANIS DRIVE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02T00:00:00">
            <text:p>3/2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JENNIE DRIVE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28T00:00:00">
            <text:p>4/28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JENNIE DRIVE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9T00:00:00">
            <text:p>12/9/2003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JENNINGS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14T00:00:00">
            <text:p>2/14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JERNIGAN LANE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21T00:00:00">
            <text:p>1/21/2003</text:p>
          </table:table-cell>
          <table:table-cell table:style-name="ce21" office:value-type="string">
            <text:p>DEATH, SUICIDE</text:p>
          </table:table-cell>
          <table:table-cell table:style-name="ce21" office:value-type="string">
            <text:p>JERNIGAN LANE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22T00:00:00">
            <text:p>2/22/2003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JETHRO LAN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01T00:00:00">
            <text:p>7/1/2003</text:p>
          </table:table-cell>
          <table:table-cell table:style-name="ce21" office:value-type="string">
            <text:p>FRAUD-TRICK,FALSE PRETENSES</text:p>
          </table:table-cell>
          <table:table-cell table:style-name="ce21" office:value-type="string">
            <text:p>JETHRO LAN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12T00:00:00">
            <text:p>7/12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JONADAB ROA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21T00:00:00">
            <text:p>4/21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JONADAB ROA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18T00:00:00">
            <text:p>5/18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JUSTIC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01T00:00:00">
            <text:p>6/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JUSTIC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26T00:00:00">
            <text:p>10/26/2003</text:p>
          </table:table-cell>
          <table:table-cell table:style-name="ce21" office:value-type="string">
            <text:p>DEAD ON ARRIVAL</text:p>
          </table:table-cell>
          <table:table-cell table:style-name="ce21" office:value-type="string">
            <text:p>JUSTIC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9-02T00:00:00">
            <text:p>9/2/2003</text:p>
          </table:table-cell>
          <table:table-cell table:style-name="ce21" office:value-type="string">
            <text:p>DEATH INVESTIGATION</text:p>
          </table:table-cell>
          <table:table-cell table:style-name="ce21" office:value-type="string">
            <text:p>JUSTIC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01T00:00:00">
            <text:p>6/1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JUSTIC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07T00:00:00">
            <text:p>6/7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JUSTIC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02T00:00:00">
            <text:p>7/2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JUSTIC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17T00:00:00">
            <text:p>6/17/2003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KENMAR DRIV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06T00:00:00">
            <text:p>11/6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KEVIN COURT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06T00:00:00">
            <text:p>11/6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KEVIN COURT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3T00:00:00">
            <text:p>3/2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KEVIN COURT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11T00:00:00">
            <text:p>11/1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KIMBERLY COURT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2-12T00:00:00">
            <text:p>2/12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KIMBERLY COURT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23T00:00:00">
            <text:p>4/23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KINGS BRIDGE LANE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12T00:00:00">
            <text:p>4/12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KINGS GRANT ROAD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03T00:00:00">
            <text:p>12/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KINGS GRANT ROAD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27T00:00:00">
            <text:p>10/27/2003</text:p>
          </table:table-cell>
          <table:table-cell table:style-name="ce21" office:value-type="string">
            <text:p>DEAD ON ARRIVAL</text:p>
          </table:table-cell>
          <table:table-cell table:style-name="ce21" office:value-type="string">
            <text:p>LAKE POINT PLACE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20T00:00:00">
            <text:p>4/20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LAKESDIE DRIVE &amp; SHOWALTER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21T00:00:00">
            <text:p>11/21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LAKESIDE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15T00:00:00">
            <text:p>6/15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LAKESIDE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28T00:00:00">
            <text:p>8/28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LAKESIDE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22T00:00:00">
            <text:p>6/22/2003</text:p>
          </table:table-cell>
          <table:table-cell table:style-name="ce21" office:value-type="string">
            <text:p>UNAUTHORIZED USE OF VEHICLE</text:p>
          </table:table-cell>
          <table:table-cell table:style-name="ce21" office:value-type="string">
            <text:p>LAKESIDE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15T00:00:00">
            <text:p>5/15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LAKESIDE DRIVE &amp; GEORGE WASHINGT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15T00:00:00">
            <text:p>5/15/2003</text:p>
          </table:table-cell>
          <table:table-cell table:style-name="ce21" office:value-type="string">
            <text:p>ELUDING POLICE</text:p>
          </table:table-cell>
          <table:table-cell table:style-name="ce21" office:value-type="string">
            <text:p>LAKESIDE DRIVE &amp; GEORGE WASHINGT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15T00:00:00">
            <text:p>5/15/2003</text:p>
          </table:table-cell>
          <table:table-cell table:style-name="ce21" office:value-type="string">
            <text:p>REFUSE BLOOD/BREATH TEST</text:p>
          </table:table-cell>
          <table:table-cell table:style-name="ce21" office:value-type="string">
            <text:p>LAKESIDE DRIVE &amp; GEORGE WASHINGT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09T00:00:00">
            <text:p>5/9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LAKESIDE DRIVE &amp; SHOWALTER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15T00:00:00">
            <text:p>7/15/2003</text:p>
          </table:table-cell>
          <table:table-cell table:style-name="ce21" office:value-type="string">
            <text:p>OBSCENE/THREATENING PHONE CALL</text:p>
          </table:table-cell>
          <table:table-cell table:style-name="ce21" office:value-type="string">
            <text:p>LAKEVIEW DRIVE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24T00:00:00">
            <text:p>10/24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LAND GRANT ROAD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09T00:00:00">
            <text:p>6/9/2003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LARKIN RUN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18T00:00:00">
            <text:p>8/1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LARKIN RUN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09T00:00:00">
            <text:p>6/9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LARKIN RUN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29T00:00:00">
            <text:p>8/29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LARKIN RUN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18T00:00:00">
            <text:p>3/18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LAURA LANE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30T00:00:00">
            <text:p>11/30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LAUREL PATH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8T00:00:00">
            <text:p>12/8/2003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LEVELFIELD PARK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9T00:00:00">
            <text:p>7/29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LEVELFIELD PARK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20T00:00:00">
            <text:p>5/20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LINDSAY LANDING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2-15T00:00:00">
            <text:p>2/15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LINDSAY LANDING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9-01T00:00:00">
            <text:p>9/1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LINDSAY LANDING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05T00:00:00">
            <text:p>3/5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LINK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4T00:00:00">
            <text:p>3/24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LINK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0T00:00:00">
            <text:p>11/20/2003</text:p>
          </table:table-cell>
          <table:table-cell table:style-name="ce21" office:value-type="string">
            <text:p>FRAUD, ALL OTHERS</text:p>
          </table:table-cell>
          <table:table-cell table:style-name="ce21" office:value-type="string">
            <text:p>LOBLOLLY DRIVE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08T00:00:00">
            <text:p>9/8/2003</text:p>
          </table:table-cell>
          <table:table-cell table:style-name="ce21" office:value-type="string">
            <text:p>FRAUD, ALL OTHERS</text:p>
          </table:table-cell>
          <table:table-cell table:style-name="ce21" office:value-type="string">
            <text:p>LOBLOLLY DRIVE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26T00:00:00">
            <text:p>12/26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LONGWOOD CIRCLE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20T00:00:00">
            <text:p>7/20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LOOKOUT POINT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3T00:00:00">
            <text:p>12/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LOONE COURT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7T00:00:00">
            <text:p>8/17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LOONE COURT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18T00:00:00">
            <text:p>3/18/2003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LORNA DOONE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2-15T00:00:00">
            <text:p>2/15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LORNA DOONE DRIVE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12T00:00:00">
            <text:p>3/12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LORNA DOONE DRIVE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13T00:00:00">
            <text:p>5/13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LORNA DOONE DRIVE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29T00:00:00">
            <text:p>6/29/2003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LOTZ DRIV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19T00:00:00">
            <text:p>4/1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LOTZ DRIV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29T00:00:00">
            <text:p>6/29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LOTZ DRIV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4T00:00:00">
            <text:p>7/24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LOTZ DRIV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11T00:00:00">
            <text:p>1/11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LOTZ DRIV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9T00:00:00">
            <text:p>7/2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MADISON COURT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9T00:00:00">
            <text:p>7/2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MADISON COURT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27T00:00:00">
            <text:p>12/27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MALLARD LANE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03T00:00:00">
            <text:p>5/3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MANCHESTER WAY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3T00:00:00">
            <text:p>10/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MARL RAVINE ROAD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08T00:00:00">
            <text:p>2/8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MARLBANK DRIVE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30T00:00:00">
            <text:p>11/30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MARLBANK DRIVE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09T00:00:00">
            <text:p>2/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MARLBANK DRIVE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20T00:00:00">
            <text:p>1/20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MARLBANK DRIVE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08T00:00:00">
            <text:p>2/8/2003</text:p>
          </table:table-cell>
          <table:table-cell table:style-name="ce21" office:value-type="string">
            <text:p>DRUGS, POSSESS COCAINE</text:p>
          </table:table-cell>
          <table:table-cell table:style-name="ce21" office:value-type="string">
            <text:p>MARLBANK DRIVE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25T00:00:00">
            <text:p>12/25/2003</text:p>
          </table:table-cell>
          <table:table-cell table:style-name="ce21" office:value-type="string">
            <text:p>LOST PROPERTY</text:p>
          </table:table-cell>
          <table:table-cell table:style-name="ce21" office:value-type="string">
            <text:p>MARLBANK DRIVE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18T00:00:00">
            <text:p>9/18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MARLBANK DRIVE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25T00:00:00">
            <text:p>12/25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MASON COURT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31T00:00:00">
            <text:p>7/31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MEADOW VIEW DRIVE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2-14T00:00:00">
            <text:p>2/14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MEADOWFIELD ROA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6T00:00:00">
            <text:p>7/26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MEADOWFIELD ROA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05T00:00:00">
            <text:p>9/5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MEADOWFIELD ROA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3T00:00:00">
            <text:p>12/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MEADOWFIELD ROA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18T00:00:00">
            <text:p>4/18/2003</text:p>
          </table:table-cell>
          <table:table-cell table:style-name="ce21" office:value-type="string">
            <text:p>SEXUAL BATTERY</text:p>
          </table:table-cell>
          <table:table-cell table:style-name="ce21" office:value-type="string">
            <text:p>MEADOWVIEW DRIVE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22T00:00:00">
            <text:p>1/22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MICHAEL PLACE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28T00:00:00">
            <text:p>8/28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MICHAEL PLACE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21T00:00:00">
            <text:p>12/21/2003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MIDDLE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5T00:00:00">
            <text:p>11/25/2003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MIDDLE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21T00:00:00">
            <text:p>12/21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MIDDLE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5T00:00:00">
            <text:p>11/25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MIDDLE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26T00:00:00">
            <text:p>4/26/2003</text:p>
          </table:table-cell>
          <table:table-cell table:style-name="ce21" office:value-type="string">
            <text:p>ASSAULT, AGGRAVATED, DOMESTIC</text:p>
          </table:table-cell>
          <table:table-cell table:style-name="ce21" office:value-type="string">
            <text:p>MILL LANE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02T00:00:00">
            <text:p>7/2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MILL LANE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18T00:00:00">
            <text:p>3/18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MILL LANE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06T00:00:00">
            <text:p>12/6/2003</text:p>
          </table:table-cell>
          <table:table-cell table:style-name="ce21" office:value-type="string">
            <text:p>MISSING PERSON</text:p>
          </table:table-cell>
          <table:table-cell table:style-name="ce21" office:value-type="string">
            <text:p>MILL LANE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19T00:00:00">
            <text:p>8/1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MILLSIDE WAY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23T00:00:00">
            <text:p>8/23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MONARCH GLAD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1T00:00:00">
            <text:p>12/1/2003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NELSON DISTRICT ROA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01T00:00:00">
            <text:p>12/1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NELSON DISTRICT ROA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31T00:00:00">
            <text:p>3/31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NELSON DISTRICT ROA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31T00:00:00">
            <text:p>3/31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NELSON DISTRICT ROA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2-19T00:00:00">
            <text:p>2/19/2003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NELSON DISTRICT ROA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02T00:00:00">
            <text:p>1/2/2003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NEWSOME DRIVE</text:p>
          </table:table-cell>
          <table:table-cell table:style-name="ce21" office:value-type="float" office:value="284">
            <text:p>28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24T00:00:00">
            <text:p>9/24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NEWSOME DRIVE</text:p>
          </table:table-cell>
          <table:table-cell table:style-name="ce21" office:value-type="float" office:value="284">
            <text:p>28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08T00:00:00">
            <text:p>6/8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NINTH STREE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2T00:00:00">
            <text:p>3/22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NORTH CONSTITUTION DRIV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27T00:00:00">
            <text:p>4/27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NORTH CONSTITUTION DRIV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1T00:00:00">
            <text:p>11/2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NORTH CONSTITUTION DRIV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31T00:00:00">
            <text:p>3/31/2003</text:p>
          </table:table-cell>
          <table:table-cell table:style-name="ce21" office:value-type="string">
            <text:p>OVERDOSE</text:p>
          </table:table-cell>
          <table:table-cell table:style-name="ce21" office:value-type="string">
            <text:p>NORTH MARGARET COURT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01T00:00:00">
            <text:p>5/1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NORTH SCHOOL LANE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01T00:00:00">
            <text:p>5/1/2003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NORTH SCHOOL LANE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02T00:00:00">
            <text:p>1/2/2003</text:p>
          </table:table-cell>
          <table:table-cell table:style-name="ce21" office:value-type="string">
            <text:p>OBSCENE/THREATENING PHONE CALL</text:p>
          </table:table-cell>
          <table:table-cell table:style-name="ce21" office:value-type="string">
            <text:p>OAK POINT ROAD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08T00:00:00">
            <text:p>1/8/2003</text:p>
          </table:table-cell>
          <table:table-cell table:style-name="ce21" office:value-type="string">
            <text:p>ASSAULT, AGGRAVATED, DOMESTIC</text:p>
          </table:table-cell>
          <table:table-cell table:style-name="ce21" office:value-type="string">
            <text:p>OLD DOMINION R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5T00:00:00">
            <text:p>11/25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DOMINION R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14T00:00:00">
            <text:p>10/14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LD DOMINION R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14T00:00:00">
            <text:p>10/14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LD DOMINION R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03T00:00:00">
            <text:p>2/3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LD DOMINION R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14T00:00:00">
            <text:p>10/14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LD DOMINION R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8T00:00:00">
            <text:p>8/18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OLD DOMINION R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10T00:00:00">
            <text:p>11/10/2003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OLD DOMINION R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15T00:00:00">
            <text:p>12/15/2003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OLD DOMINION R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12T00:00:00">
            <text:p>5/12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OLD DOMINION R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08T00:00:00">
            <text:p>2/8/2003</text:p>
          </table:table-cell>
          <table:table-cell table:style-name="ce21" office:value-type="string">
            <text:p>ASSAULT, AGGRAVATED, DOMESTIC</text:p>
          </table:table-cell>
          <table:table-cell table:style-name="ce21" office:value-type="string">
            <text:p>OLD LAKESIDE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01T00:00:00">
            <text:p>12/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LAKESIDE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23T00:00:00">
            <text:p>1/2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LAKESIDE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22T00:00:00">
            <text:p>5/22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LD LAKESIDE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13T00:00:00">
            <text:p>12/13/2003</text:p>
          </table:table-cell>
          <table:table-cell table:style-name="ce21" office:value-type="string">
            <text:p>OBSCENE/THREATENING PHONE CALL</text:p>
          </table:table-cell>
          <table:table-cell table:style-name="ce21" office:value-type="string">
            <text:p>OLD LAKESIDE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23T00:00:00">
            <text:p>3/23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OLD LANDING DRIVE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30T00:00:00">
            <text:p>11/30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LD LANDING ROAD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18T00:00:00">
            <text:p>7/18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LD LANDING ROAD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4T00:00:00">
            <text:p>3/24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OLD LANDING ROAD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09T00:00:00">
            <text:p>2/9/2003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OLD LANDING ROAD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18T00:00:00">
            <text:p>7/18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OLD LANDING ROAD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1T00:00:00">
            <text:p>12/1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LD LANDING ROAD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18T00:00:00">
            <text:p>7/18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LD LANDING ROAD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27T00:00:00">
            <text:p>4/27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LD POND ROAD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18T00:00:00">
            <text:p>6/18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01T00:00:00">
            <text:p>1/1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OLD WORMLEY CREE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13T00:00:00">
            <text:p>1/13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OLD WORMLEY CREE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02T00:00:00">
            <text:p>3/2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OLD WORMLEY CREE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28T00:00:00">
            <text:p>2/28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OLD WORMLEY CREE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14T00:00:00">
            <text:p>9/14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OLD WORMLEY CREE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01T00:00:00">
            <text:p>3/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ORMLEY CREE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3T00:00:00">
            <text:p>3/2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ORMLEY CREE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05T00:00:00">
            <text:p>8/5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ORMLEY CREE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28T00:00:00">
            <text:p>6/2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ORMLEY CREE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10T00:00:00">
            <text:p>6/10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ORMLEY CREE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24T00:00:00">
            <text:p>2/24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LD WORMLEY CREE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13T00:00:00">
            <text:p>1/13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LD WORMLEY CREE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02T00:00:00">
            <text:p>3/2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LD WORMLEY CREE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8T00:00:00">
            <text:p>12/8/2003</text:p>
          </table:table-cell>
          <table:table-cell table:style-name="ce21" office:value-type="string">
            <text:p>DUMPING TRASH ON HIGHWAY OR PRIVATE PROPERTY</text:p>
          </table:table-cell>
          <table:table-cell table:style-name="ce21" office:value-type="string">
            <text:p>OLD WORMLEY CREE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27T00:00:00">
            <text:p>2/27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OLD WORMLEY CREE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7T00:00:00">
            <text:p>12/7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LD WORMLY CREE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05T00:00:00">
            <text:p>5/5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PERATIONS DRIVE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05T00:00:00">
            <text:p>5/5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PERATIONS DRIVE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05T00:00:00">
            <text:p>5/5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PERATIONS DRIVE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05T00:00:00">
            <text:p>5/5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PERATIONS DRIVE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05T00:00:00">
            <text:p>5/5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PERATIONS DRIVE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05T00:00:00">
            <text:p>5/5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PERATIONS DRIVE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05T00:00:00">
            <text:p>5/5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PERATIONS DRIVE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05T00:00:00">
            <text:p>5/5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OPERATIONS DRIVE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05T00:00:00">
            <text:p>5/5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OPERATIONS DRIVE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15T00:00:00">
            <text:p>7/15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ORCHARD VIEW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22T00:00:00">
            <text:p>8/22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SPREY POINT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22T00:00:00">
            <text:p>8/22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SPREY POINT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04T00:00:00">
            <text:p>8/4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SPREY POINT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01T00:00:00">
            <text:p>8/1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SPREY POINT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27T00:00:00">
            <text:p>2/27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PATRICKS CREEK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03T00:00:00">
            <text:p>6/3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PATRICKS CREEK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02T00:00:00">
            <text:p>8/2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PENRITH CROSSING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15T00:00:00">
            <text:p>11/15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PENRITH CROSSING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16T00:00:00">
            <text:p>11/16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PENRITH CROSSING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2T00:00:00">
            <text:p>7/22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PENRITH CROSSING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20T00:00:00">
            <text:p>12/20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PHEASANT WATCH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20T00:00:00">
            <text:p>12/20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PHEASANT WATCH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13T00:00:00">
            <text:p>2/1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PI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28T00:00:00">
            <text:p>3/28/2003</text:p>
          </table:table-cell>
          <table:table-cell table:style-name="ce21" office:value-type="string">
            <text:p>MISSING PERSON</text:p>
          </table:table-cell>
          <table:table-cell table:style-name="ce21" office:value-type="string">
            <text:p>PI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01T00:00:00">
            <text:p>4/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PICARD DR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11T00:00:00">
            <text:p>1/1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28T00:00:00">
            <text:p>6/2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04T00:00:00">
            <text:p>4/4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28T00:00:00">
            <text:p>11/2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24T00:00:00">
            <text:p>11/24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24T00:00:00">
            <text:p>4/24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15T00:00:00">
            <text:p>7/15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23T00:00:00">
            <text:p>10/23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24T00:00:00">
            <text:p>7/24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17T00:00:00">
            <text:p>4/17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01T00:00:00">
            <text:p>4/1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29T00:00:00">
            <text:p>4/29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27T00:00:00">
            <text:p>6/27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08T00:00:00">
            <text:p>12/8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01T00:00:00">
            <text:p>4/1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01T00:00:00">
            <text:p>4/1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01T00:00:00">
            <text:p>7/1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28T00:00:00">
            <text:p>3/28/2003</text:p>
          </table:table-cell>
          <table:table-cell table:style-name="ce21" office:value-type="string">
            <text:p>MANUF, SALE, POSS CONTROL SUBST -SCHED III,IV,V</text:p>
          </table:table-cell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31T00:00:00">
            <text:p>7/31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03T00:00:00">
            <text:p>4/3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03T00:00:00">
            <text:p>4/3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23T00:00:00">
            <text:p>10/23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13T00:00:00">
            <text:p>8/13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03T00:00:00">
            <text:p>12/3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08T00:00:00">
            <text:p>8/8/2003</text:p>
          </table:table-cell>
          <table:table-cell table:style-name="ce21" office:value-type="string">
            <text:p>UNAUTHORIZED USE OF VEHICLE</text:p>
          </table:table-cell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08T00:00:00">
            <text:p>8/8/2003</text:p>
          </table:table-cell>
          <table:table-cell table:style-name="ce21" office:value-type="string">
            <text:p>UNAUTHORIZED USE OF VEHICLE</text:p>
          </table:table-cell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17T00:00:00">
            <text:p>5/17/2003</text:p>
          </table:table-cell>
          <table:table-cell table:style-name="ce21" office:value-type="string">
            <text:p>UNLAWFUL PURCHASE OR POSSESS ALCOHOLIC BEVERAGEPICCADILLY LOOP</text:p>
          </table:table-cell>
          <table:table-cell table:style-name="ce21"/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2-27T00:00:00">
            <text:p>2/27/2003</text:p>
          </table:table-cell>
          <table:table-cell table:style-name="ce21" office:value-type="string">
            <text:p>DEAD ON ARRIVAL</text:p>
          </table:table-cell>
          <table:table-cell table:style-name="ce21" office:value-type="string">
            <text:p>PINEY POINT ROAD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13T00:00:00">
            <text:p>10/13/2003</text:p>
          </table:table-cell>
          <table:table-cell table:style-name="ce21" office:value-type="string">
            <text:p>IDENTITY FRAUD</text:p>
          </table:table-cell>
          <table:table-cell table:style-name="ce21" office:value-type="string">
            <text:p>PINEY POINT ROAD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28T00:00:00">
            <text:p>11/2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PINEY POINT ROAD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25T00:00:00">
            <text:p>11/25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PIONEER LAN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03T00:00:00">
            <text:p>1/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PIONEER LAN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7T00:00:00">
            <text:p>3/27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PREABL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03T00:00:00">
            <text:p>4/3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PREABL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03T00:00:00">
            <text:p>4/3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PREABL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27T00:00:00">
            <text:p>3/27/2003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PREAMBL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20T00:00:00">
            <text:p>1/20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PREAMBL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19T00:00:00">
            <text:p>7/19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PREAMBL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03T00:00:00">
            <text:p>11/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PREAMBL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22T00:00:00">
            <text:p>11/22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PREAMBL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29T00:00:00">
            <text:p>8/29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PREAMBL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02T00:00:00">
            <text:p>3/2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PREAMBL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21T00:00:00">
            <text:p>4/21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PREAMBL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20T00:00:00">
            <text:p>10/20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PREAMBLE LANE</text:p>
          </table:table-cell>
          <table:table-cell table:style-name="ce21"/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3-22T00:00:00">
            <text:p>3/22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PREAMBLE LANE</text:p>
          </table:table-cell>
          <table:table-cell table:style-name="ce21"/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5-18T00:00:00">
            <text:p>5/18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PREAMBLE LANE</text:p>
          </table:table-cell>
          <table:table-cell table:style-name="ce21"/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4-04T00:00:00">
            <text:p>4/4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PREAMBLE LANE</text:p>
          </table:table-cell>
          <table:table-cell table:style-name="ce21"/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4-09T00:00:00">
            <text:p>4/9/2003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PREAMBLE LANE</text:p>
          </table:table-cell>
          <table:table-cell table:style-name="ce21"/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4-12T00:00:00">
            <text:p>4/12/2003</text:p>
          </table:table-cell>
          <table:table-cell table:style-name="ce21" office:value-type="string">
            <text:p>ABUSE AND NEGLECT OF CHILDREN</text:p>
          </table:table-cell>
          <table:table-cell table:style-name="ce21" office:value-type="string">
            <text:p>PROVIDENCE LANE</text:p>
          </table:table-cell>
          <table:table-cell table:style-name="ce21"/>
          <table:table-cell table:style-name="ce21" office:value-type="float" office:value="158">
            <text:p>158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4-05T00:00:00">
            <text:p>4/5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QUAIL ROAD</text:p>
          </table:table-cell>
          <table:table-cell table:style-name="ce21"/>
          <table:table-cell table:style-name="ce21" office:value-type="float" office:value="159">
            <text:p>159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2-27T00:00:00">
            <text:p>2/27/2003</text:p>
          </table:table-cell>
          <table:table-cell table:style-name="ce21" office:value-type="string">
            <text:p>CONTRIBUTING TO THE DELINQUENCY OF A MINOR</text:p>
          </table:table-cell>
          <table:table-cell table:style-name="ce21" office:value-type="string">
            <text:p>QUAIL ROAD</text:p>
          </table:table-cell>
          <table:table-cell table:style-name="ce21"/>
          <table:table-cell table:style-name="ce21" office:value-type="float" office:value="159">
            <text:p>159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2-27T00:00:00">
            <text:p>2/27/2003</text:p>
          </table:table-cell>
          <table:table-cell table:style-name="ce21" office:value-type="string">
            <text:p>CURFEW VIOLATION</text:p>
          </table:table-cell>
          <table:table-cell table:style-name="ce21" office:value-type="string">
            <text:p>QUAIL ROAD</text:p>
          </table:table-cell>
          <table:table-cell table:style-name="ce21"/>
          <table:table-cell table:style-name="ce21" office:value-type="float" office:value="159">
            <text:p>159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4-23T00:00:00">
            <text:p>4/23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QUAIL ROAD</text:p>
          </table:table-cell>
          <table:table-cell table:style-name="ce21"/>
          <table:table-cell table:style-name="ce21" office:value-type="float" office:value="159">
            <text:p>159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9-07T00:00:00">
            <text:p>9/7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QUAIL ROAD</text:p>
          </table:table-cell>
          <table:table-cell table:style-name="ce21"/>
          <table:table-cell table:style-name="ce21" office:value-type="float" office:value="159">
            <text:p>159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4-28T00:00:00">
            <text:p>4/28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QUAIL ROAD</text:p>
          </table:table-cell>
          <table:table-cell table:style-name="ce21"/>
          <table:table-cell table:style-name="ce21" office:value-type="float" office:value="159">
            <text:p>159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12-15T00:00:00">
            <text:p>12/15/2003</text:p>
          </table:table-cell>
          <table:table-cell table:style-name="ce21" office:value-type="string">
            <text:p>OBSCENE/THREATENING PHONE CALL</text:p>
          </table:table-cell>
          <table:table-cell table:style-name="ce21" office:value-type="string">
            <text:p>QUAIL ROAD</text:p>
          </table:table-cell>
          <table:table-cell table:style-name="ce21"/>
          <table:table-cell table:style-name="ce21" office:value-type="float" office:value="159">
            <text:p>159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2-27T00:00:00">
            <text:p>2/27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QUAIL ROAD</text:p>
          </table:table-cell>
          <table:table-cell table:style-name="ce21"/>
          <table:table-cell table:style-name="ce21" office:value-type="float" office:value="159">
            <text:p>159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1-02T00:00:00">
            <text:p>1/2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RAILWAY ROAD</text:p>
          </table:table-cell>
          <table:table-cell table:style-name="ce21"/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1-03T00:00:00">
            <text:p>1/3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RAILWAY ROAD</text:p>
          </table:table-cell>
          <table:table-cell table:style-name="ce21"/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8-09T00:00:00">
            <text:p>8/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RAILWAY ROAD</text:p>
          </table:table-cell>
          <table:table-cell table:style-name="ce21"/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6-04T00:00:00">
            <text:p>6/4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RAILWAY ROAD</text:p>
          </table:table-cell>
          <table:table-cell table:style-name="ce21"/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1-03T00:00:00">
            <text:p>1/3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RAILWAY ROAD</text:p>
          </table:table-cell>
          <table:table-cell table:style-name="ce21"/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1-29T00:00:00">
            <text:p>1/29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RAILWAY ROAD</text:p>
          </table:table-cell>
          <table:table-cell table:style-name="ce21"/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3-10T00:00:00">
            <text:p>3/10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RAILWAY ROAD</text:p>
          </table:table-cell>
          <table:table-cell table:style-name="ce21"/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6-04T00:00:00">
            <text:p>6/4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RAILWAY ROAD</text:p>
          </table:table-cell>
          <table:table-cell table:style-name="ce21"/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1-08T00:00:00">
            <text:p>1/8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RAILWAY ROAD</text:p>
          </table:table-cell>
          <table:table-cell table:style-name="ce21"/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2-25T00:00:00">
            <text:p>2/25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RAILWAY ROAD</text:p>
          </table:table-cell>
          <table:table-cell table:style-name="ce21"/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2-20T00:00:00">
            <text:p>2/20/2003</text:p>
          </table:table-cell>
          <table:table-cell table:style-name="ce21" office:value-type="string">
            <text:p>OBSTRUCTING JUSTICE</text:p>
          </table:table-cell>
          <table:table-cell table:style-name="ce21" office:value-type="string">
            <text:p>RAILWAY ROAD</text:p>
          </table:table-cell>
          <table:table-cell table:style-name="ce21"/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12-03T00:00:00">
            <text:p>12/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RAILWAY ROAD AND FINK ROAD</text:p>
          </table:table-cell>
          <table:table-cell table:style-name="ce21"/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11-04T00:00:00">
            <text:p>11/4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RAILWAY ROAD AND WATERFOWL DRIV</text:p>
          </table:table-cell>
          <table:table-cell table:style-name="ce21"/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5-10T00:00:00">
            <text:p>5/10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RAIN BROOK WAY</text:p>
          </table:table-cell>
          <table:table-cell table:style-name="ce21"/>
          <table:table-cell table:style-name="ce21" office:value-type="float" office:value="273">
            <text:p>273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11-08T00:00:00">
            <text:p>11/8/2003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RAINBROOK WAY</text:p>
          </table:table-cell>
          <table:table-cell table:style-name="ce21"/>
          <table:table-cell table:style-name="ce21" office:value-type="float" office:value="273">
            <text:p>273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11-08T00:00:00">
            <text:p>11/8/2003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RAINBROOK WAY</text:p>
          </table:table-cell>
          <table:table-cell table:style-name="ce21"/>
          <table:table-cell table:style-name="ce21" office:value-type="float" office:value="273">
            <text:p>273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11-08T00:00:00">
            <text:p>11/8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RAINBROOK WAY</text:p>
          </table:table-cell>
          <table:table-cell table:style-name="ce21"/>
          <table:table-cell table:style-name="ce21" office:value-type="float" office:value="273">
            <text:p>273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11-08T00:00:00">
            <text:p>11/8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RAINBROOK WAY</text:p>
          </table:table-cell>
          <table:table-cell table:style-name="ce21"/>
          <table:table-cell table:style-name="ce21" office:value-type="float" office:value="273">
            <text:p>273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8-24T00:00:00">
            <text:p>8/24/2003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REDOUBT ROAD</text:p>
          </table:table-cell>
          <table:table-cell table:style-name="ce21"/>
          <table:table-cell table:style-name="ce21" office:value-type="float" office:value="214">
            <text:p>214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8-24T00:00:00">
            <text:p>8/24/2003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REDOUBT ROAD</text:p>
          </table:table-cell>
          <table:table-cell table:style-name="ce21"/>
          <table:table-cell table:style-name="ce21" office:value-type="float" office:value="214">
            <text:p>214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11-29T00:00:00">
            <text:p>11/2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REDOUBT ROAD</text:p>
          </table:table-cell>
          <table:table-cell table:style-name="ce21"/>
          <table:table-cell table:style-name="ce21" office:value-type="float" office:value="214">
            <text:p>214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11-29T00:00:00">
            <text:p>11/2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REDOUBT ROAD</text:p>
          </table:table-cell>
          <table:table-cell table:style-name="ce21"/>
          <table:table-cell table:style-name="ce21" office:value-type="float" office:value="214">
            <text:p>214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1-31T00:00:00">
            <text:p>1/31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REDOUBT ROAD</text:p>
          </table:table-cell>
          <table:table-cell table:style-name="ce21"/>
          <table:table-cell table:style-name="ce21" office:value-type="float" office:value="214">
            <text:p>214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12-23T00:00:00">
            <text:p>12/23/2003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REDOUBT ROAD</text:p>
          </table:table-cell>
          <table:table-cell table:style-name="ce21"/>
          <table:table-cell table:style-name="ce21" office:value-type="float" office:value="214">
            <text:p>214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8-24T00:00:00">
            <text:p>8/24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REDOUBT ROAD</text:p>
          </table:table-cell>
          <table:table-cell table:style-name="ce21"/>
          <table:table-cell table:style-name="ce21" office:value-type="float" office:value="214">
            <text:p>214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8-24T00:00:00">
            <text:p>8/24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REDOUBT ROAD</text:p>
          </table:table-cell>
          <table:table-cell table:style-name="ce21"/>
          <table:table-cell table:style-name="ce21" office:value-type="float" office:value="214">
            <text:p>214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1-31T00:00:00">
            <text:p>1/31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REDOUBT ROAD</text:p>
          </table:table-cell>
          <table:table-cell table:style-name="ce21"/>
          <table:table-cell table:style-name="ce21" office:value-type="float" office:value="214">
            <text:p>214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3-03T00:00:00">
            <text:p>3/3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RESOLUTION DRIVE</text:p>
          </table:table-cell>
          <table:table-cell table:style-name="ce21"/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7-12T00:00:00">
            <text:p>7/12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RESOLUTION DRIVE</text:p>
          </table:table-cell>
          <table:table-cell table:style-name="ce21"/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9-25T00:00:00">
            <text:p>9/25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RESOLUTION DRIVE</text:p>
          </table:table-cell>
          <table:table-cell table:style-name="ce21"/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9-01T00:00:00">
            <text:p>9/1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RESOLUTION DRIVE</text:p>
          </table:table-cell>
          <table:table-cell table:style-name="ce21"/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1-02T00:00:00">
            <text:p>1/2/2003</text:p>
          </table:table-cell>
          <table:table-cell table:style-name="ce21" office:value-type="string">
            <text:p>OBSCENE/THREATENING PHONE CALL</text:p>
          </table:table-cell>
          <table:table-cell table:style-name="ce21" office:value-type="string">
            <text:p>RESOLUTION DRIVE</text:p>
          </table:table-cell>
          <table:table-cell table:style-name="ce21"/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3-19T00:00:00">
            <text:p>3/19/2003</text:p>
          </table:table-cell>
          <table:table-cell table:style-name="ce21" office:value-type="string">
            <text:p>AGGRAVATED MALICIOUS WOUNDING</text:p>
          </table:table-cell>
          <table:table-cell table:style-name="ce21" office:value-type="string">
            <text:p>RHETT`S RUN</text:p>
          </table:table-cell>
          <table:table-cell table:style-name="ce21"/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9-01T00:00:00">
            <text:p>9/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RHETT`S RUN</text:p>
          </table:table-cell>
          <table:table-cell table:style-name="ce21"/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3-19T00:00:00">
            <text:p>3/19/2003</text:p>
          </table:table-cell>
          <table:table-cell table:style-name="ce21" office:value-type="string">
            <text:p>UNLAWFUL ASSEMBLY</text:p>
          </table:table-cell>
          <table:table-cell table:style-name="ce21" office:value-type="string">
            <text:p>RHETT`S RUN</text:p>
          </table:table-cell>
          <table:table-cell table:style-name="ce21"/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11-29T00:00:00">
            <text:p>11/29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RICHNECK ROAD</text:p>
          </table:table-cell>
          <table:table-cell table:style-name="ce21"/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6-25T00:00:00">
            <text:p>6/25/2003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RICHNECK ROAD</text:p>
          </table:table-cell>
          <table:table-cell table:style-name="ce21"/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1-08T00:00:00">
            <text:p>1/8/2003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RICHNECK ROAD</text:p>
          </table:table-cell>
          <table:table-cell table:style-name="ce21"/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1-08T00:00:00">
            <text:p>1/8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RICHNECK ROAD</text:p>
          </table:table-cell>
          <table:table-cell table:style-name="ce21"/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8-04T00:00:00">
            <text:p>8/4/2003</text:p>
          </table:table-cell>
          <table:table-cell table:style-name="ce21" office:value-type="string">
            <text:p>RECOVERED VEHICLE-STOLEN OTHER JURISDICTION</text:p>
          </table:table-cell>
          <table:table-cell table:style-name="ce21" office:value-type="string">
            <text:p>RICHNECK ROAD</text:p>
          </table:table-cell>
          <table:table-cell table:style-name="ce21"/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4-05T00:00:00">
            <text:p>4/5/2003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RIVERSIDE DRIVE</text:p>
          </table:table-cell>
          <table:table-cell table:style-name="ce21"/>
          <table:table-cell table:style-name="ce21" office:value-type="float" office:value="121">
            <text:p>121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10-31T00:00:00">
            <text:p>10/31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RIVERSIDE DRIVE</text:p>
          </table:table-cell>
          <table:table-cell table:style-name="ce21"/>
          <table:table-cell table:style-name="ce21" office:value-type="float" office:value="121">
            <text:p>121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1-10T00:00:00">
            <text:p>1/10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ROBS ROAD</text:p>
          </table:table-cell>
          <table:table-cell table:style-name="ce21"/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1-10T00:00:00">
            <text:p>1/10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ROBS ROAD</text:p>
          </table:table-cell>
          <table:table-cell table:style-name="ce21"/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6-14T00:00:00">
            <text:p>6/14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ROLLINS WAY</text:p>
          </table:table-cell>
          <table:table-cell table:style-name="ce21"/>
          <table:table-cell table:style-name="ce21" office:value-type="float" office:value="282">
            <text:p>282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7-27T00:00:00">
            <text:p>7/27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ROLLINS WAY</text:p>
          </table:table-cell>
          <table:table-cell table:style-name="ce21"/>
          <table:table-cell table:style-name="ce21" office:value-type="float" office:value="282">
            <text:p>282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9-30T00:00:00">
            <text:p>9/30/2003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ROLLINS WAY</text:p>
          </table:table-cell>
          <table:table-cell table:style-name="ce21"/>
          <table:table-cell table:style-name="ce21" office:value-type="float" office:value="282">
            <text:p>282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3-03T00:00:00">
            <text:p>3/3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ROSEWOOD LANE</text:p>
          </table:table-cell>
          <table:table-cell table:style-name="ce21"/>
          <table:table-cell table:style-name="ce21" office:value-type="float" office:value="170">
            <text:p>170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1-14T00:00:00">
            <text:p>1/14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RT 17 &amp; FORT EUSTIS BLVD</text:p>
          </table:table-cell>
          <table:table-cell table:style-name="ce21"/>
          <table:table-cell/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09-08T00:00:00">
            <text:p>9/8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RUNAWAY LANE</text:p>
          </table:table-cell>
          <table:table-cell table:style-name="ce21"/>
          <table:table-cell table:style-name="ce21" office:value-type="float" office:value="63">
            <text:p>63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10-11T00:00:00">
            <text:p>10/11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RURAL RETREAT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18T00:00:00">
            <text:p>3/18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RURAL RETREAT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18T00:00:00">
            <text:p>3/18/2003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RURAL RETREAT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2-26T00:00:00">
            <text:p>2/26/2003</text:p>
          </table:table-cell>
          <table:table-cell table:style-name="ce21" office:value-type="string">
            <text:p>PEEPING INTO OCCUPIED DWELLING</text:p>
          </table:table-cell>
          <table:table-cell table:style-name="ce21" office:value-type="string">
            <text:p>S. MARGARET COURT</text:p>
          </table:table-cell>
          <table:table-cell/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2" office:value-type="date" office:date-value="2003-11-18T00:00:00">
            <text:p>11/18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SANGAREE TWIST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5T00:00:00">
            <text:p>7/25/2003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SAWGRASS TURN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11T00:00:00">
            <text:p>9/1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CHOOL LANE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29T00:00:00">
            <text:p>6/2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CHOOL LANE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01T00:00:00">
            <text:p>1/1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SCHOOL LANE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04T00:00:00">
            <text:p>10/4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SCHOOL LANE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04T00:00:00">
            <text:p>10/4/2003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SCHOOL LANE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10T00:00:00">
            <text:p>3/10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SCHOOL LANE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10T00:00:00">
            <text:p>3/10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SCHOOL LANE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04T00:00:00">
            <text:p>10/4/2003</text:p>
          </table:table-cell>
          <table:table-cell table:style-name="ce21" office:value-type="string">
            <text:p>UNLAWFUL PURCHASE OR POSSESS ALCOHOLIC BEVERAGESCHOOL LANE</text:p>
          </table:table-cell>
          <table:table-cell table:style-name="ce21"/>
          <table:table-cell table:style-name="ce21" office:value-type="float" office:value="84">
            <text:p>8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04T00:00:00">
            <text:p>10/4/2003</text:p>
          </table:table-cell>
          <table:table-cell table:style-name="ce21" office:value-type="string">
            <text:p>UNLAWFUL STOPPING OF VEHICLE OR BLOCKING ACCESS</text:p>
          </table:table-cell>
          <table:table-cell table:style-name="ce21" office:value-type="string">
            <text:p>SCHOOL LANE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11T00:00:00">
            <text:p>3/11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SCOTCH TOM WOOD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30T00:00:00">
            <text:p>1/30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SEAGULL POINT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30T00:00:00">
            <text:p>1/30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SEAGULL POINT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06T00:00:00">
            <text:p>7/6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SEIGE LAN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6T00:00:00">
            <text:p>10/6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EIGE LAN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24T00:00:00">
            <text:p>9/24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SEIGE LAN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12T00:00:00">
            <text:p>2/12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SENTRY CIRCLE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3-06-06T00:00:00">
            <text:p>6/6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SENTRY CIRCLE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3-02-12T00:00:00">
            <text:p>2/12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SENTRY CIRCLE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3-06-06T00:00:00">
            <text:p>6/6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SENTRY CIRCLE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3-07-23T00:00:00">
            <text:p>7/23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SHANN COURT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7T00:00:00">
            <text:p>10/7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SHANNA COURT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07T00:00:00">
            <text:p>6/7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SHIELD LANE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30T00:00:00">
            <text:p>3/30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HIELD LANE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14T00:00:00">
            <text:p>7/14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SHIELD LANE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20T00:00:00">
            <text:p>8/20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SHIELD LANE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5T00:00:00">
            <text:p>3/25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HIP POINT DRIVE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8T00:00:00">
            <text:p>11/2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HIP POINT DRIVE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08T00:00:00">
            <text:p>8/8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SHIPS POINT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12T00:00:00">
            <text:p>12/12/2003</text:p>
          </table:table-cell>
          <table:table-cell table:style-name="ce21" office:value-type="string">
            <text:p>ABUSE AND NEGLECT OF CHILDREN</text:p>
          </table:table-cell>
          <table:table-cell table:style-name="ce21" office:value-type="string">
            <text:p>SHOWALTER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26T00:00:00">
            <text:p>11/26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SHOWALTER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08T00:00:00">
            <text:p>7/8/2003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SHOWALTER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12T00:00:00">
            <text:p>5/12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HOWALTER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15T00:00:00">
            <text:p>7/15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HOWALTER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21T00:00:00">
            <text:p>11/21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SHOWALTER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14T00:00:00">
            <text:p>10/14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SHOWALTER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06T00:00:00">
            <text:p>1/6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SHOWALTER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18T00:00:00">
            <text:p>3/18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SHOWALTER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08T00:00:00">
            <text:p>7/8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SHOWALTER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24T00:00:00">
            <text:p>12/24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SHOWALTER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18T00:00:00">
            <text:p>3/18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SHOWALTER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18T00:00:00">
            <text:p>3/18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SHOWALTER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18T00:00:00">
            <text:p>1/18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SHOWALTER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18T00:00:00">
            <text:p>1/18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SHOWALTER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29T00:00:00">
            <text:p>12/29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SHOWALTER ROAD &amp; BEECHAM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20T00:00:00">
            <text:p>6/20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SHREWBURY SQUARE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14T00:00:00">
            <text:p>8/14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SHREWSBURY SQUARE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01T00:00:00">
            <text:p>7/1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SHREWSBURY SQUARE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14T00:00:00">
            <text:p>7/14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SHREWSBURY SQUARE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24T00:00:00">
            <text:p>5/24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SIEGE LAN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3T00:00:00">
            <text:p>12/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LEEPY HOLLOW LANE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31T00:00:00">
            <text:p>5/31/2003</text:p>
          </table:table-cell>
          <table:table-cell table:style-name="ce21" office:value-type="string">
            <text:p>FALSELY SUMMONS OR FALSE REPORT TO POLICE</text:p>
          </table:table-cell>
          <table:table-cell table:style-name="ce21" office:value-type="string">
            <text:p>SOLEBAY STREET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22T00:00:00">
            <text:p>7/22/2003</text:p>
          </table:table-cell>
          <table:table-cell table:style-name="ce21" office:value-type="string">
            <text:p>MISSING PERSON</text:p>
          </table:table-cell>
          <table:table-cell table:style-name="ce21" office:value-type="string">
            <text:p>SOLEBAY STREET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02T00:00:00">
            <text:p>4/2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SONGBIRD TRAIL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2T00:00:00">
            <text:p>11/22/2003</text:p>
          </table:table-cell>
          <table:table-cell table:style-name="ce21" office:value-type="string">
            <text:p>FRAUD, ALL OTHERS</text:p>
          </table:table-cell>
          <table:table-cell table:style-name="ce21" office:value-type="string">
            <text:p>SONGBIRD TRAIL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30T00:00:00">
            <text:p>7/30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SONGBIRD TRAIL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9T00:00:00">
            <text:p>8/19/2003</text:p>
          </table:table-cell>
          <table:table-cell table:style-name="ce21" office:value-type="string">
            <text:p>MISSING PERSON</text:p>
          </table:table-cell>
          <table:table-cell table:style-name="ce21" office:value-type="string">
            <text:p>SONGBIRD TRAIL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16T00:00:00">
            <text:p>11/16/2003</text:p>
          </table:table-cell>
          <table:table-cell table:style-name="ce21" office:value-type="string">
            <text:p>SEXUAL BATTERY</text:p>
          </table:table-cell>
          <table:table-cell table:style-name="ce21" office:value-type="string">
            <text:p>SONGBIRD TRAIL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16T00:00:00">
            <text:p>1/16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SOUVERAIN LANDING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26T00:00:00">
            <text:p>12/26/2003</text:p>
          </table:table-cell>
          <table:table-cell table:style-name="ce21" office:value-type="string">
            <text:p>STALKING</text:p>
          </table:table-cell>
          <table:table-cell table:style-name="ce21" office:value-type="string">
            <text:p>STAGE COACH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18T00:00:00">
            <text:p>11/1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TECKY`S TWIST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22T00:00:00">
            <text:p>4/22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STILLWATER &amp; GOODWIN NECK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02T00:00:00">
            <text:p>11/2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SULIK LAN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6T00:00:00">
            <text:p>11/26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ULIK LAN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31T00:00:00">
            <text:p>1/3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ULIK LAN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1T00:00:00">
            <text:p>8/1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ULIK LAN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01T00:00:00">
            <text:p>6/1/2003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SWEATBAY ARBOUR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07T00:00:00">
            <text:p>6/7/2003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SWEET BAY ARBOUR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30T00:00:00">
            <text:p>1/30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WEETBAY ARBOUR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07T00:00:00">
            <text:p>9/7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TANNIN BARK TRAIL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04T00:00:00">
            <text:p>4/4/2003</text:p>
          </table:table-cell>
          <table:table-cell table:style-name="ce21" office:value-type="string">
            <text:p>DEAD ON ARRIVAL</text:p>
          </table:table-cell>
          <table:table-cell table:style-name="ce21" office:value-type="string">
            <text:p>TANNIN BARK TRAIL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24T00:00:00">
            <text:p>4/24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TEREBONNE ROAD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1T00:00:00">
            <text:p>8/1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TERREBONNE DRIVE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3T00:00:00">
            <text:p>10/3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TERRYWOOD COURT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4T00:00:00">
            <text:p>7/24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TERRYWOOD COURT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8T00:00:00">
            <text:p>10/8/2003</text:p>
          </table:table-cell>
          <table:table-cell table:style-name="ce21" office:value-type="string">
            <text:p>OBSCENE/THREATENING PHONE CALL</text:p>
          </table:table-cell>
          <table:table-cell table:style-name="ce21" office:value-type="string">
            <text:p>TEWKSBURY QUAY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31T00:00:00">
            <text:p>3/31/2003</text:p>
          </table:table-cell>
          <table:table-cell table:style-name="ce21" office:value-type="string">
            <text:p>DEAD ON ARRIVAL</text:p>
          </table:table-cell>
          <table:table-cell table:style-name="ce21" office:value-type="string">
            <text:p>THORNROSE DRIVE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17T00:00:00">
            <text:p>10/17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THREE NOTCHED ROAD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7T00:00:00">
            <text:p>11/27/2003</text:p>
          </table:table-cell>
          <table:table-cell table:style-name="ce21" office:value-type="string">
            <text:p>OVERDOSE</text:p>
          </table:table-cell>
          <table:table-cell table:style-name="ce21" office:value-type="string">
            <text:p>THREE NOTCHED ROAD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25T00:00:00">
            <text:p>1/25/2003</text:p>
          </table:table-cell>
          <table:table-cell table:style-name="ce21" office:value-type="string">
            <text:p>THREATEN BODILY HARM</text:p>
          </table:table-cell>
          <table:table-cell table:style-name="ce21" office:value-type="string">
            <text:p>THREE NOTCHED ROAD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13T00:00:00">
            <text:p>4/13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THREE NOTICED ROAD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24T00:00:00">
            <text:p>10/24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THREE POINT CIRCLE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30T00:00:00">
            <text:p>11/30/2003</text:p>
          </table:table-cell>
          <table:table-cell table:style-name="ce21" office:value-type="string">
            <text:p>DEAD ON ARRIVAL</text:p>
          </table:table-cell>
          <table:table-cell table:style-name="ce21" office:value-type="string">
            <text:p>THREE POINT CIRCLE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31T00:00:00">
            <text:p>12/31/2003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THREE POINT ROAD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23T00:00:00">
            <text:p>1/23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TIDES RUN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8T00:00:00">
            <text:p>11/2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TIDES RUN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27T00:00:00">
            <text:p>12/27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TIDES RUN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7T00:00:00">
            <text:p>11/27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TIDES RUN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26T00:00:00">
            <text:p>12/26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TIDES RUN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28T00:00:00">
            <text:p>1/28/2003</text:p>
          </table:table-cell>
          <table:table-cell table:style-name="ce21" office:value-type="string">
            <text:p>LOST PROPERTY</text:p>
          </table:table-cell>
          <table:table-cell table:style-name="ce21" office:value-type="string">
            <text:p>TIDES RUN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3T00:00:00">
            <text:p>10/3/2003</text:p>
          </table:table-cell>
          <table:table-cell table:style-name="ce21" office:value-type="string">
            <text:p>DEAD ON ARRIVAL</text:p>
          </table:table-cell>
          <table:table-cell table:style-name="ce21" office:value-type="string">
            <text:p>TIMBERLINE LOOP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07T00:00:00">
            <text:p>10/7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TODD COURT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20T00:00:00">
            <text:p>1/20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TREVERS TRACE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27T00:00:00">
            <text:p>8/27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TREVOR TRACE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4T00:00:00">
            <text:p>3/24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TWO TURKEY RUN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05T00:00:00">
            <text:p>4/5/2003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VICTORY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18T00:00:00">
            <text:p>2/1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VINE DRIVE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17T00:00:00">
            <text:p>7/17/2003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VISTA DRIVE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05T00:00:00">
            <text:p>9/5/2003</text:p>
          </table:table-cell>
          <table:table-cell table:style-name="ce21" office:value-type="string">
            <text:p>ATTEMPTED SUICIDE</text:p>
          </table:table-cell>
          <table:table-cell table:style-name="ce21" office:value-type="string">
            <text:p>WALDEN DRIVE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18T00:00:00">
            <text:p>6/18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WAREHOUSE COURSE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03T00:00:00">
            <text:p>1/3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WAREHOUSE COURSE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03T00:00:00">
            <text:p>5/3/2003</text:p>
          </table:table-cell>
          <table:table-cell table:style-name="ce21" office:value-type="string">
            <text:p>DRUGS, POSSESS COCAINE</text:p>
          </table:table-cell>
          <table:table-cell table:style-name="ce21" office:value-type="string">
            <text:p>WASHINGTON SQUARE DRIVE &amp; CONSTI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03T00:00:00">
            <text:p>5/3/2003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WASHINGTON SQUARE DRIVE &amp; CONSTI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16T00:00:00">
            <text:p>12/16/2003</text:p>
          </table:table-cell>
          <table:table-cell table:style-name="ce21" office:value-type="string">
            <text:p>INDECENT EXPOSURE</text:p>
          </table:table-cell>
          <table:table-cell table:style-name="ce21" office:value-type="string">
            <text:p>WASHINGTON SQUARE DRIVE &amp; CONSTI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20T00:00:00">
            <text:p>4/20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ATER FOWL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18T00:00:00">
            <text:p>11/18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WATERFOUL DRIVE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26T00:00:00">
            <text:p>12/26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WATERMAN`S WAY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26T00:00:00">
            <text:p>12/26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WATERMAN`S WAY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26T00:00:00">
            <text:p>12/26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WATERMAN`S WAY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14T00:00:00">
            <text:p>9/14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WATERMAN`S WAY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14T00:00:00">
            <text:p>7/14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WEATHERSFIELD PARK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10T00:00:00">
            <text:p>6/10/2003</text:p>
          </table:table-cell>
          <table:table-cell table:style-name="ce21" office:value-type="string">
            <text:p>IDENTITY FRAUD</text:p>
          </table:table-cell>
          <table:table-cell table:style-name="ce21" office:value-type="string">
            <text:p>WESTON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21T00:00:00">
            <text:p>10/21/2003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WHARF ROW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1T00:00:00">
            <text:p>8/11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WHARF ROW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21T00:00:00">
            <text:p>10/21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WHARF ROW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07T00:00:00">
            <text:p>8/7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WHARF ROW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1T00:00:00">
            <text:p>8/11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WHARF ROW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20T00:00:00">
            <text:p>8/20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WHEELY CIRCLE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08T00:00:00">
            <text:p>7/8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WHISPERING PINE DRIV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17T00:00:00">
            <text:p>11/17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WHISPERING PINE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11T00:00:00">
            <text:p>7/11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WHISPERING PINES DRIV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2-23T00:00:00">
            <text:p>2/23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WILDWOOD DRIVE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23T00:00:00">
            <text:p>2/23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WILDWOOD DRIVE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23T00:00:00">
            <text:p>2/23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WILDWOOD DRIVE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22T00:00:00">
            <text:p>10/22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WIND FOREST LANE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27T00:00:00">
            <text:p>8/27/2003</text:p>
          </table:table-cell>
          <table:table-cell table:style-name="ce21" office:value-type="string">
            <text:p>TAMPERING WITH VEHICLE</text:p>
          </table:table-cell>
          <table:table-cell table:style-name="ce21" office:value-type="string">
            <text:p>WINDER LANE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27T00:00:00">
            <text:p>8/27/2003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WINDER LANE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18T00:00:00">
            <text:p>3/1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INDER ROAD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31T00:00:00">
            <text:p>3/31/2003</text:p>
          </table:table-cell>
          <table:table-cell table:style-name="ce21" office:value-type="string">
            <text:p>CREDIT CARD THEFT</text:p>
          </table:table-cell>
          <table:table-cell table:style-name="ce21" office:value-type="string">
            <text:p>WINDER ROAD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31T00:00:00">
            <text:p>3/31/2003</text:p>
          </table:table-cell>
          <table:table-cell table:style-name="ce21" office:value-type="string">
            <text:p>CREDIT CARD THEFT</text:p>
          </table:table-cell>
          <table:table-cell table:style-name="ce21" office:value-type="string">
            <text:p>WINDER ROAD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22T00:00:00">
            <text:p>12/22/2003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WINDERS LANE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08T00:00:00">
            <text:p>10/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INDERS LANE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12T00:00:00">
            <text:p>11/12/2003</text:p>
          </table:table-cell>
          <table:table-cell table:style-name="ce21" office:value-type="string">
            <text:p>ABDUCTION &amp; KIDNAPPING</text:p>
          </table:table-cell>
          <table:table-cell table:style-name="ce21" office:value-type="string">
            <text:p>WOLF 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27T00:00:00">
            <text:p>8/27/2003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WOLF 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28T00:00:00">
            <text:p>8/28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WOLF 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27T00:00:00">
            <text:p>8/27/2003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WOLF 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12T00:00:00">
            <text:p>11/12/2003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WOLF 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17T00:00:00">
            <text:p>2/17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OLF 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2-09T00:00:00">
            <text:p>12/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OLF 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21T00:00:00">
            <text:p>9/21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WOLF 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27T00:00:00">
            <text:p>8/27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WOLF 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01T00:00:00">
            <text:p>1/1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WOLF 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03T00:00:00">
            <text:p>3/3/2003</text:p>
          </table:table-cell>
          <table:table-cell table:style-name="ce21" office:value-type="string">
            <text:p>IDENTITY FRAUD &gt; $200 OR IMPRISONMENT OF VICTIM</text:p>
          </table:table-cell>
          <table:table-cell table:style-name="ce21" office:value-type="string">
            <text:p>WOLF 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01T00:00:00">
            <text:p>7/1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WOLF 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19T00:00:00">
            <text:p>6/19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WOLF 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05T00:00:00">
            <text:p>7/5/2003</text:p>
          </table:table-cell>
          <table:table-cell table:style-name="ce21" office:value-type="string">
            <text:p>MAIMING</text:p>
          </table:table-cell>
          <table:table-cell table:style-name="ce21" office:value-type="string">
            <text:p>WOLF 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04T00:00:00">
            <text:p>2/4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WOLF 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21T00:00:00">
            <text:p>10/21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WOLF 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24T00:00:00">
            <text:p>10/24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WOLF 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16T00:00:00">
            <text:p>9/16/2003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WOLF 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13T00:00:00">
            <text:p>7/13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WOLF 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10T00:00:00">
            <text:p>9/10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WOLF 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12T00:00:00">
            <text:p>11/12/2003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WOLF 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28T00:00:00">
            <text:p>2/28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WOLFTRAP &amp; ALLENS MILL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4T00:00:00">
            <text:p>7/24/2003</text:p>
          </table:table-cell>
          <table:table-cell table:style-name="ce21" office:value-type="string">
            <text:p>ABUSE AND NEGLECT OF CHILDREN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24T00:00:00">
            <text:p>2/24/2003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19T00:00:00">
            <text:p>1/1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15T00:00:00">
            <text:p>6/15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28T00:00:00">
            <text:p>11/2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03T00:00:00">
            <text:p>2/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08T00:00:00">
            <text:p>6/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12T00:00:00">
            <text:p>3/12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24T00:00:00">
            <text:p>2/24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24T00:00:00">
            <text:p>2/24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25T00:00:00">
            <text:p>5/25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6-15T00:00:00">
            <text:p>6/15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8T00:00:00">
            <text:p>10/8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03T00:00:00">
            <text:p>5/3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03T00:00:00">
            <text:p>5/3/2003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03T00:00:00">
            <text:p>1/3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06T00:00:00">
            <text:p>4/6/2003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08T00:00:00">
            <text:p>9/8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05T00:00:00">
            <text:p>8/5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11T00:00:00">
            <text:p>3/11/2003</text:p>
          </table:table-cell>
          <table:table-cell table:style-name="ce21" office:value-type="string">
            <text:p>OBSCENE/THREATENING PHONE CALL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2-24T00:00:00">
            <text:p>2/24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28T00:00:00">
            <text:p>8/28/2003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03T00:00:00">
            <text:p>5/3/2003</text:p>
          </table:table-cell>
          <table:table-cell table:style-name="ce21" office:value-type="string">
            <text:p>RECKLESS - GENERAL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4T00:00:00">
            <text:p>7/24/2003</text:p>
          </table:table-cell>
          <table:table-cell table:style-name="ce21" office:value-type="string">
            <text:p>STALKING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13T00:00:00">
            <text:p>7/13/2003</text:p>
          </table:table-cell>
          <table:table-cell table:style-name="ce21" office:value-type="string">
            <text:p>THROWING OBJECT AT MOVING VEHICLE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13T00:00:00">
            <text:p>7/13/2003</text:p>
          </table:table-cell>
          <table:table-cell table:style-name="ce21" office:value-type="string">
            <text:p>THROWING OBJECT AT MOVING VEHICLE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4T00:00:00">
            <text:p>7/24/2003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08T00:00:00">
            <text:p>8/8/2003</text:p>
          </table:table-cell>
          <table:table-cell table:style-name="ce21" office:value-type="string">
            <text:p>UNAUTHORIZED USE OF VEHICLE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24T00:00:00">
            <text:p>7/24/2003</text:p>
          </table:table-cell>
          <table:table-cell table:style-name="ce21" office:value-type="string">
            <text:p>VIOLATE PROTECTIVE ORDERS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13T00:00:00">
            <text:p>5/1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OLFTRAP ROAD &amp; BARCROFT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25T00:00:00">
            <text:p>5/25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WOLFTRAP ROAD &amp; GOODWIN NECK RO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20T00:00:00">
            <text:p>3/20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WOLFTRAP ROAD &amp; LOWMAN`S TRAIL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04T00:00:00">
            <text:p>1/4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WOLFTRAP ROAD &amp; OLD YORK HAMPTO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1-04T00:00:00">
            <text:p>1/4/2003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WOLFTRAP ROAD &amp; OLD YORK HAMPTO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09T00:00:00">
            <text:p>10/9/2003</text:p>
          </table:table-cell>
          <table:table-cell table:style-name="ce21" office:value-type="string">
            <text:p>OPERATE MOTOR VEHICLE -HABITUAL OFFENDER</text:p>
          </table:table-cell>
          <table:table-cell table:style-name="ce21" office:value-type="string">
            <text:p>WOLFTRAP ROAD AND GENERAL SERVIC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11T00:00:00">
            <text:p>8/11/2003</text:p>
          </table:table-cell>
          <table:table-cell table:style-name="ce21" office:value-type="string">
            <text:p>DUMPING TRASH ON HIGHWAY OR PRIVATE PROPERTY</text:p>
          </table:table-cell>
          <table:table-cell table:style-name="ce21" office:value-type="string">
            <text:p>WOLFTRAP ROAD BETWEEN RR AND GO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14T00:00:00">
            <text:p>10/14/2003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WORMLEY CREEK DRIVE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0-14T00:00:00">
            <text:p>10/14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WORMLEY CREEK DRIVE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29T00:00:00">
            <text:p>8/29/2003</text:p>
          </table:table-cell>
          <table:table-cell table:style-name="ce21" office:value-type="string">
            <text:p>POSSESSION OF CONTROLLED SUBSTANCES</text:p>
          </table:table-cell>
          <table:table-cell table:style-name="ce21" office:value-type="string">
            <text:p>WORMLEY CREEK DRIVE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28T00:00:00">
            <text:p>5/28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YNN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19T00:00:00">
            <text:p>11/19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YORK CROSSING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13T00:00:00">
            <text:p>6/1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YORK CROSSING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04T00:00:00">
            <text:p>12/4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YORK CROSSING &amp; CONSTITUTION DRIV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05T00:00:00">
            <text:p>1/5/2003</text:p>
          </table:table-cell>
          <table:table-cell table:style-name="ce21" office:value-type="string">
            <text:p>ABDUCTION &amp; KIDNAPPING</text:p>
          </table:table-cell>
          <table:table-cell table:style-name="ce21" office:value-type="string">
            <text:p>YORK CROSSING &amp; GEORGE WASHINGTO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05T00:00:00">
            <text:p>1/5/2003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YORK CROSSING &amp; GEORGE WASHINGTO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05T00:00:00">
            <text:p>1/5/2003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YORK CROSSING &amp; GEORGE WASHINGTO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20T00:00:00">
            <text:p>1/20/2003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YORK CROSSING DRIVE &amp; YORK CROSSI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9-06T00:00:00">
            <text:p>9/6/2003</text:p>
          </table:table-cell>
          <table:table-cell table:style-name="ce21" office:value-type="string">
            <text:p>ASSAULT &amp; BATTERY -POLICE OFCR OR FIREFIGHTER</text:p>
          </table:table-cell>
          <table:table-cell table:style-name="ce21" office:value-type="string">
            <text:p>YORK HAMPTON HWY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06T00:00:00">
            <text:p>9/6/2003</text:p>
          </table:table-cell>
          <table:table-cell table:style-name="ce21" office:value-type="string">
            <text:p>CURFEW VIOLATION</text:p>
          </table:table-cell>
          <table:table-cell table:style-name="ce21" office:value-type="string">
            <text:p>YORK HAMPTON HWY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06T00:00:00">
            <text:p>9/6/2003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YORK HAMPTON HWY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06T00:00:00">
            <text:p>9/6/2003</text:p>
          </table:table-cell>
          <table:table-cell table:style-name="ce21" office:value-type="string">
            <text:p>TOBACCO PRODUCTS - POSSESSION OF PRODUCT BY PERSONYORK HAMPTON HWY</text:p>
          </table:table-cell>
          <table:table-cell table:style-name="ce21"/>
          <table:table-cell table:style-name="ce21" office:value-type="float" office:value="248">
            <text:p>24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06T00:00:00">
            <text:p>9/6/2003</text:p>
          </table:table-cell>
          <table:table-cell table:style-name="ce21" office:value-type="string">
            <text:p>UNLAWFUL PURCHASE OR POSSESS ALCOHOLIC BEVERAGEYORK HAMPTON HWY</text:p>
          </table:table-cell>
          <table:table-cell table:style-name="ce21"/>
          <table:table-cell table:style-name="ce21" office:value-type="float" office:value="248">
            <text:p>24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28T00:00:00">
            <text:p>4/28/2003</text:p>
          </table:table-cell>
          <table:table-cell table:style-name="ce21" office:value-type="string">
            <text:p>AGGRAVATED SEXUAL BATTERY</text:p>
          </table:table-cell>
          <table:table-cell table:style-name="ce21" office:value-type="string">
            <text:p>YORK LAN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7-16T00:00:00">
            <text:p>7/16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YORK LAN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9-02T00:00:00">
            <text:p>9/2/2003</text:p>
          </table:table-cell>
          <table:table-cell table:style-name="ce21" office:value-type="string">
            <text:p>MANUF, SALE, POSSESSION CONTROLLED SUBSTANCE</text:p>
          </table:table-cell>
          <table:table-cell table:style-name="ce21" office:value-type="string">
            <text:p>YORK LAN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8-31T00:00:00">
            <text:p>8/31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YORK POINT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3-10T00:00:00">
            <text:p>3/10/2003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YORK WARWICK DRIV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11-06T00:00:00">
            <text:p>11/6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YORK WARWICK DRIV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13T00:00:00">
            <text:p>4/13/2003</text:p>
          </table:table-cell>
          <table:table-cell table:style-name="ce21" office:value-type="string">
            <text:p>DRIVING UNDER THE INFLUENCE OF ALCOHOL</text:p>
          </table:table-cell>
          <table:table-cell table:style-name="ce21" office:value-type="string">
            <text:p>YORK WARWICK DRIV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4-13T00:00:00">
            <text:p>4/13/2003</text:p>
          </table:table-cell>
          <table:table-cell table:style-name="ce21" office:value-type="string">
            <text:p>OBSTRUCTING JUSTICE</text:p>
          </table:table-cell>
          <table:table-cell table:style-name="ce21" office:value-type="string">
            <text:p>YORK WARWICK DRIV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3-05-30T00:00:00">
            <text:p>5/30/2003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YORKVILLE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12T00:00:00">
            <text:p>4/12/2003</text:p>
          </table:table-cell>
          <table:table-cell table:style-name="ce21" office:value-type="string">
            <text:p>THEFT OR RECEIPT OF STOLEN FIREARM</text:p>
          </table:table-cell>
          <table:table-cell table:style-name="ce21" office:value-type="string">
            <text:p>YORKVILLE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27T00:00:00">
            <text:p>3/27/2003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YORKVILL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9-04T00:00:00">
            <text:p>9/4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YORKVILL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11T00:00:00">
            <text:p>11/11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YORKVILL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23T00:00:00">
            <text:p>11/23/2003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YORKVILL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2-23T00:00:00">
            <text:p>2/23/2003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YORKVILL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27T00:00:00">
            <text:p>3/27/2003</text:p>
          </table:table-cell>
          <table:table-cell table:style-name="ce21" office:value-type="string">
            <text:p>THEFT OR RECEIPT OF STOLEN FIREARM</text:p>
          </table:table-cell>
          <table:table-cell table:style-name="ce21" office:value-type="string">
            <text:p>YORKVILL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2-23T00:00:00">
            <text:p>2/23/2003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YORKVILL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